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1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398cm"/>
      <style:paragraph-properties style:writing-mode="lr-tb"/>
    </style:style>
    <style:style style:name="gr7" style:family="graphic" style:parent-style-name="standard">
      <style:graphic-properties svg:stroke-color="#00a933" draw:fill-color="#ffffff" draw:textarea-horizontal-align="justify" draw:textarea-vertical-align="middle" draw:auto-grow-height="false" fo:min-height="0.74cm" fo:min-width="0.49cm"/>
      <style:paragraph-properties style:writing-mode="lr-tb"/>
    </style:style>
    <style:style style:name="gr8" style:family="graphic" style:parent-style-name="standard">
      <style:graphic-properties svg:stroke-color="#00a933" draw:fill-color="#00a933" draw:textarea-horizontal-align="justify" draw:textarea-vertical-align="middle" draw:auto-grow-height="false" fo:min-height="0.74cm" fo:min-width="0.49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4cm"/>
      <style:paragraph-properties style:writing-mode="lr-tb"/>
    </style:style>
    <style:style style:name="gr13" style:family="graphic" style:parent-style-name="objectwithoutfill">
      <style:graphic-properties svg:stroke-color="#ff860d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9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3" style:family="graphic" style:parent-style-name="standard">
      <style:graphic-properties svg:stroke-color="#00a933" draw:fill-color="#ff0000" draw:textarea-horizontal-align="justify" draw:textarea-vertical-align="middle" draw:auto-grow-height="false" fo:min-height="0.74cm" fo:min-width="0.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63cm"/>
      <style:paragraph-properties style:writing-mode="lr-tb"/>
    </style:style>
    <style:style style:name="gr25" style:family="graphic" style:parent-style-name="standard">
      <style:graphic-properties svg:stroke-color="#00a933" draw:fill-color="#729fcf" draw:textarea-horizontal-align="justify" draw:textarea-vertical-align="middle" draw:auto-grow-height="false" fo:min-height="0.74cm" fo:min-width="0.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7" style:family="graphic" style:parent-style-name="standard">
      <style:graphic-properties draw:stroke="solid" svg:stroke-width="0.026cm" svg:stroke-color="#44546a" draw:stroke-linejoin="round" svg:stroke-linecap="butt" draw:fill="solid" draw:fill-color="#b4a7d6" draw:textarea-vertical-align="middle" draw:auto-grow-height="false" draw:fit-to-size="false" style:shrink-to-fit="false" fo:min-height="2.493cm" fo:min-width="1.864cm" fo:padding-top="0.254cm" fo:padding-bottom="0.254cm" fo:padding-left="0.254cm" fo:padding-right="0.254cm" fo:wrap-option="wrap"/>
    </style:style>
    <style:style style:name="gr2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29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31cm"/>
      <style:paragraph-properties style:writing-mode="lr-tb"/>
    </style:style>
    <style:style style:name="gr31" style:family="graphic" style:parent-style-name="objectwithoutfill">
      <style:graphic-properties draw:stroke="solid" svg:stroke-color="#ff8000" draw:marker-end="Arrow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5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02cm"/>
      <style:paragraph-properties style:writing-mode="lr-tb"/>
    </style:style>
    <style:style style:name="gr36" style:family="graphic" style:parent-style-name="objectwithoutfill">
      <style:graphic-properties svg:stroke-color="#ff8000" draw:marker-end="Arrow" draw:marker-end-width="0.3cm" draw:fill="solid" draw:fill-color="#ff8000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28cm"/>
      <style:paragraph-properties style:writing-mode="lr-tb"/>
    </style:style>
    <style:style style:name="gr39" style:family="graphic" style:parent-style-name="objectwithoutfill">
      <style:graphic-properties svg:stroke-color="#ff8000" draw:marker-end="Arrow" draw:marker-end-width="0.3cm" draw:fill="solid" draw:fill-color="#000000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2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5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26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0cm"/>
      <style:paragraph-properties style:writing-mode="lr-tb"/>
    </style:style>
    <style:style style:name="gr49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74cm" fo:min-width="0.49cm"/>
      <style:paragraph-properties style:writing-mode="lr-tb"/>
    </style:style>
    <style:style style:name="gr50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51" style:family="graphic" style:parent-style-name="objectwithoutfill">
      <style:graphic-properties svg:stroke-color="#111111" draw:marker-end="Arrow" draw:marker-end-width="0.3cm" draw:fill="solid" draw:fill-color="#000000" draw:textarea-vertical-align="middl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76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3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35pt"/>
    </style:style>
    <style:style style:name="P8" style:family="paragraph">
      <style:paragraph-properties fo:text-align="center" style:writing-mode="lr-tb"/>
      <style:text-properties fo:font-size="15pt"/>
    </style:style>
    <style:style style:name="P9" style:family="paragraph">
      <loext:graphic-properties draw:fill-color="#ffffff"/>
      <style:paragraph-properties fo:text-align="center" style:writing-mode="lr-tb"/>
      <style:text-properties fo:font-size="15pt"/>
    </style:style>
    <style:style style:name="P10" style:family="paragraph">
      <loext:graphic-properties draw:fill-color="#00a933"/>
      <style:paragraph-properties fo:text-align="center" style:writing-mode="lr-tb"/>
      <style:text-properties fo:font-size="15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3pt"/>
    </style:style>
    <style:style style:name="P13" style:family="paragraph">
      <loext:graphic-properties draw:fill="none" draw:fill-color="#ffffff"/>
      <style:paragraph-properties style:writing-mode="lr-tb"/>
      <style:text-properties fo:font-size="13pt" fo:background-color="#00a933"/>
    </style:style>
    <style:style style:name="P14" style:family="paragraph">
      <loext:graphic-properties draw:fill="none" draw:fill-color="#ffffff"/>
      <style:paragraph-properties style:writing-mode="lr-tb"/>
      <style:text-properties fo:font-size="13pt" fo:background-color="#ffffff"/>
    </style:style>
    <style:style style:name="P15" style:family="paragraph">
      <style:paragraph-properties fo:text-align="center" style:writing-mode="lr-tb"/>
      <style:text-properties fo:font-size="15pt" fo:background-color="#00a933"/>
    </style:style>
    <style:style style:name="P16" style:family="paragraph">
      <loext:graphic-properties draw:fill-color="#00a933"/>
      <style:paragraph-properties fo:text-align="center" style:writing-mode="lr-tb"/>
      <style:text-properties fo:font-size="15pt" fo:background-color="#00a933"/>
    </style:style>
    <style:style style:name="P17" style:family="paragraph">
      <style:paragraph-properties fo:text-align="center" style:writing-mode="lr-tb"/>
      <style:text-properties fo:font-size="15pt" fo:background-color="#ffffff"/>
    </style:style>
    <style:style style:name="P18" style:family="paragraph">
      <loext:graphic-properties draw:fill-color="#ffffff"/>
      <style:paragraph-properties fo:text-align="center" style:writing-mode="lr-tb"/>
      <style:text-properties fo:font-size="15pt" fo:background-color="#ffffff"/>
    </style:style>
    <style:style style:name="P19" style:family="paragraph">
      <loext:graphic-properties draw:fill-color="#ffffff"/>
      <style:paragraph-properties fo:text-align="center" style:writing-mode="lr-tb"/>
      <style:text-properties fo:font-size="15pt" fo:background-color="#00a933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-color="#ffffff"/>
      <style:paragraph-properties fo:text-align="center" style:writing-mode="lr-tb"/>
      <style:text-properties fo:color="#ffffff" fo:font-size="15pt" fo:background-color="#ffffff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3" style:family="paragraph">
      <loext:graphic-properties draw:fill-color="#ff0000"/>
      <style:paragraph-properties fo:text-align="center" style:writing-mode="lr-tb"/>
      <style:text-properties fo:font-size="15pt"/>
    </style:style>
    <style:style style:name="P24" style:family="paragraph">
      <style:paragraph-properties fo:text-align="center" style:writing-mode="lr-tb"/>
      <style:text-properties fo:color="#000000" fo:font-size="15pt"/>
    </style:style>
    <style:style style:name="P25" style:family="paragraph">
      <loext:graphic-properties draw:fill-color="#ffffff"/>
      <style:paragraph-properties fo:text-align="center" style:writing-mode="lr-tb"/>
      <style:text-properties fo:color="#000000" fo:font-size="15pt"/>
    </style:style>
    <style:style style:name="P26" style:family="paragraph">
      <loext:graphic-properties draw:fill-color="#729fcf"/>
      <style:paragraph-properties fo:text-align="center" style:writing-mode="lr-tb"/>
      <style:text-properties fo:font-size="15pt"/>
    </style:style>
    <style:style style:name="P27" style:family="paragraph">
      <loext:graphic-properties draw:fill-color="#00a933"/>
      <style:paragraph-properties fo:text-align="center" style:writing-mode="lr-tb"/>
      <style:text-properties fo:color="#000000" fo:font-size="15pt"/>
    </style:style>
    <style:style style:name="P28" style:family="paragraph">
      <loext:graphic-properties draw:fill-color="#ff0000"/>
      <style:paragraph-properties fo:text-align="center" style:writing-mode="lr-tb"/>
      <style:text-properties fo:color="#000000" fo:font-size="15pt"/>
    </style:style>
    <style:style style:name="P29" style:family="paragraph">
      <loext:graphic-properties draw:fill-color="#729fcf"/>
      <style:paragraph-properties fo:text-align="center" style:writing-mode="lr-tb"/>
      <style:text-properties fo:color="#000000" fo:font-size="15pt"/>
    </style:style>
    <style:style style:name="P30" style:family="paragraph">
      <loext:graphic-properties draw:fill="solid" draw:fill-color="#b4a7d6"/>
      <style:paragraph-properties fo:text-align="start" style:font-independent-line-spacing="true"/>
      <style:text-properties fo:font-size="18pt"/>
    </style:style>
    <style:style style:name="P31" style:family="paragraph">
      <style:paragraph-properties fo:text-align="center" style:writing-mode="lr-tb"/>
      <style:text-properties fo:color="#000000" fo:font-size="15pt" fo:background-color="#ffffff"/>
    </style:style>
    <style:style style:name="P32" style:family="paragraph">
      <loext:graphic-properties draw:fill-color="#ffffff"/>
      <style:paragraph-properties fo:text-align="center" style:writing-mode="lr-tb"/>
      <style:text-properties fo:color="#000000" fo:font-size="15pt" fo:background-color="#ffffff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style:paragraph-properties fo:text-align="center" style:writing-mode="lr-tb"/>
      <style:text-properties fo:color="#ffffff" fo:font-size="15pt"/>
    </style:style>
    <style:style style:name="P35" style:family="paragraph">
      <loext:graphic-properties draw:fill-color="#ffffff"/>
      <style:paragraph-properties fo:text-align="center" style:writing-mode="lr-tb"/>
      <style:text-properties fo:color="#ffffff" fo:font-size="15pt"/>
    </style:style>
    <style:style style:name="P36" style:family="paragraph">
      <loext:graphic-properties draw:fill-color="#ffffff"/>
      <style:paragraph-properties fo:text-align="center" style:writing-mode="lr-tb"/>
      <style:text-properties fo:color="#000000" fo:font-size="15pt" fo:background-color="#000000"/>
    </style:style>
    <style:style style:name="P37" style:family="paragraph">
      <loext:graphic-properties draw:fill-color="#ff0000"/>
      <style:paragraph-properties fo:text-align="center" style:writing-mode="lr-tb"/>
      <style:text-properties fo:color="#000000" fo:font-size="15pt" fo:background-color="#000000"/>
    </style:style>
    <style:style style:name="P38" style:family="paragraph">
      <style:paragraph-properties fo:text-align="center" style:writing-mode="lr-tb"/>
      <style:text-properties fo:font-size="15pt" fo:background-color="transparent"/>
    </style:style>
    <style:style style:name="P39" style:family="paragraph">
      <loext:graphic-properties draw:fill-color="#729fcf"/>
      <style:paragraph-properties fo:text-align="center" style:writing-mode="lr-tb"/>
      <style:text-properties fo:font-size="15pt" fo:background-color="transparent"/>
    </style:style>
    <style:style style:name="P40" style:family="paragraph">
      <style:paragraph-properties fo:text-align="center" style:writing-mode="lr-tb"/>
      <style:text-properties fo:color="#000000" fo:font-size="15pt" fo:background-color="transparent"/>
    </style:style>
    <style:style style:name="P41" style:family="paragraph">
      <loext:graphic-properties draw:fill-color="#729fcf"/>
      <style:paragraph-properties fo:text-align="center" style:writing-mode="lr-tb"/>
      <style:text-properties fo:color="#000000" fo:font-size="15pt" fo:background-color="transparent"/>
    </style:style>
    <style:style style:name="P42" style:family="paragraph">
      <loext:graphic-properties draw:fill-color="#ff0000"/>
      <style:paragraph-properties fo:text-align="center" style:writing-mode="lr-tb"/>
      <style:text-properties fo:font-size="15pt" fo:background-color="transparent"/>
    </style:style>
    <style:style style:name="P43" style:family="paragraph">
      <style:paragraph-properties fo:text-align="center" style:writing-mode="lr-tb"/>
      <style:text-properties fo:color="#ff0000" fo:font-size="15pt"/>
    </style:style>
    <style:style style:name="P44" style:family="paragraph">
      <loext:graphic-properties draw:fill-color="#ffffff"/>
      <style:paragraph-properties fo:text-align="center" style:writing-mode="lr-tb"/>
      <style:text-properties fo:color="#ff0000" fo:font-size="15pt"/>
    </style:style>
    <style:style style:name="P45" style:family="paragraph">
      <loext:graphic-properties draw:fill="solid"/>
      <style:paragraph-properties fo:text-align="center"/>
      <style:text-properties fo:color="#ff8000"/>
    </style:style>
    <style:style style:name="P46" style:family="paragraph">
      <loext:graphic-properties draw:fill="none" draw:fill-color="#ffffff"/>
      <style:paragraph-properties style:writing-mode="lr-tb"/>
      <style:text-properties fo:font-size="18pt"/>
    </style:style>
    <style:style style:name="P47" style:family="paragraph">
      <loext:graphic-properties draw:fill="solid" draw:fill-color="#ff8000"/>
      <style:paragraph-properties fo:text-align="center"/>
      <style:text-properties fo:color="#ff8000"/>
    </style:style>
    <style:style style:name="P48" style:family="paragraph">
      <loext:graphic-properties draw:fill="solid" draw:fill-color="#ff8000"/>
      <style:paragraph-properties fo:text-align="center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loext:graphic-properties draw:fill="solid" draw:fill-color="#000000"/>
      <style:paragraph-properties fo:text-align="center"/>
      <style:text-properties fo:color="#ff8000"/>
    </style:style>
    <style:style style:name="P51" style:family="paragraph">
      <loext:graphic-properties draw:fill-color="#ffffff"/>
      <style:paragraph-properties fo:text-align="center" style:writing-mode="lr-tb"/>
      <style:text-properties fo:font-size="15pt" fo:background-color="transparent"/>
    </style:style>
    <style:style style:name="P52" style:family="paragraph">
      <style:paragraph-properties fo:text-align="center" style:writing-mode="lr-tb"/>
      <style:text-properties fo:color="#ff0000" fo:font-size="15pt" fo:background-color="#ffffff"/>
    </style:style>
    <style:style style:name="P53" style:family="paragraph">
      <loext:graphic-properties draw:fill-color="#ffffff"/>
      <style:paragraph-properties fo:text-align="center" style:writing-mode="lr-tb"/>
      <style:text-properties fo:color="#ff0000" fo:font-size="15pt" fo:background-color="#ffffff"/>
    </style:style>
    <style:style style:name="P54" style:family="paragraph">
      <loext:graphic-properties draw:fill-color="#ffffff"/>
      <style:paragraph-properties fo:text-align="center" style:writing-mode="lr-tb"/>
      <style:text-properties fo:color="#ffffff" fo:font-size="15pt" fo:background-color="transparent"/>
    </style:style>
    <style:style style:name="P55" style:family="paragraph">
      <style:paragraph-properties fo:text-align="center" style:writing-mode="lr-tb"/>
      <style:text-properties fo:color="#ffffff" fo:font-size="15pt" fo:background-color="#ffffff"/>
    </style:style>
    <style:style style:name="P56" style:family="paragraph">
      <loext:graphic-properties draw:fill="none" draw:fill-color="#ffffff"/>
      <style:paragraph-properties style:writing-mode="lr-tb"/>
      <style:text-properties fo:font-size="50pt" fo:font-weight="bold"/>
    </style:style>
    <style:style style:name="P57" style:family="paragraph">
      <loext:graphic-properties draw:fill="solid" draw:fill-color="#ffffff"/>
      <style:paragraph-properties fo:text-align="center" style:writing-mode="lr-tb"/>
      <style:text-properties fo:font-size="15pt"/>
    </style:style>
    <style:style style:name="P58" style:family="paragraph">
      <loext:graphic-properties draw:fill-color="#ff0000"/>
      <style:paragraph-properties fo:text-align="center" style:writing-mode="lr-tb"/>
      <style:text-properties fo:color="#ffffff" fo:font-size="15pt" fo:background-color="transparent"/>
    </style:style>
    <style:style style:name="P59" style:family="paragraph">
      <loext:graphic-properties draw:fill-color="#ff0000"/>
      <style:paragraph-properties fo:text-align="center" style:writing-mode="lr-tb"/>
      <style:text-properties fo:font-size="15pt" fo:background-color="#00a933"/>
    </style:style>
    <style:style style:name="T1" style:family="text">
      <style:text-properties fo:font-size="13pt" fo:font-weight="bold"/>
    </style:style>
    <style:style style:name="T2" style:family="text">
      <style:text-properties fo:font-size="35pt"/>
    </style:style>
    <style:style style:name="T3" style:family="text">
      <style:text-properties fo:font-size="15pt"/>
    </style:style>
    <style:style style:name="T4" style:family="text">
      <style:text-properties fo:font-size="13pt"/>
    </style:style>
    <style:style style:name="T5" style:family="text">
      <style:text-properties fo:font-size="13pt" fo:background-color="#00a933"/>
    </style:style>
    <style:style style:name="T6" style:family="text">
      <style:text-properties fo:font-size="13pt" fo:background-color="#ffffff"/>
    </style:style>
    <style:style style:name="T7" style:family="text">
      <style:text-properties fo:font-size="15pt" fo:background-color="#00a93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15pt"/>
    </style:style>
    <style:style style:name="T10" style:family="text">
      <style:text-properties fo:color="#000000" fo:font-size="15pt" fo:background-color="#ffffff"/>
    </style:style>
    <style:style style:name="T11" style:family="text">
      <style:text-properties fo:color="#ff0000" fo:font-size="15pt"/>
    </style:style>
    <style:style style:name="T12" style:family="text">
      <style:text-properties fo:font-size="18pt"/>
    </style:style>
    <style:style style:name="T13" style:family="text">
      <style:text-properties fo:color="#ff0000" fo:font-size="15pt" fo:background-color="#ffffff"/>
    </style:style>
    <style:style style:name="T14" style:family="text">
      <style:text-properties fo:font-size="15pt" fo:background-color="#ffffff"/>
    </style:style>
    <style:style style:name="T15" style:family="text">
      <style:text-properties fo:color="#ffffff" fo:font-size="15pt" fo:background-color="#ffffff"/>
    </style:style>
    <style:style style:name="T16" style:family="text">
      <style:text-properties fo:font-size="5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Questão 10 – AVL</text:p>
          </draw:text-box>
        </draw:frame>
        <draw:frame draw:style-name="gr1" draw:text-style-name="P2" xml:id="id1" draw:id="id1" draw:layer="layout" svg:width="1.522cm" svg:height="0.962cm" svg:x="13.239cm" svg:y="6.838cm">
          <draw:text-box>
            <text:p>raiz</text:p>
          </draw:text-box>
        </draw:frame>
        <draw:frame draw:style-name="gr2" draw:text-style-name="P3" xml:id="id2" draw:id="id2" draw:layer="layout" svg:width="1.721cm" svg:height="0.962cm" svg:x="13.14cm" svg:y="9.238cm">
          <draw:text-box>
            <text:p><text:span text:style-name="T1">NULL</text:span></text:p>
          </draw:text-box>
        </draw:frame>
        <draw:connector draw:style-name="gr3" draw:text-style-name="P4" draw:layer="layout" svg:x1="14cm" svg:y1="7.8cm" svg:x2="14cm" svg:y2="9.238cm" draw:start-shape="id1" draw:start-glue-point="2" draw:end-shape="id2" draw:end-glue-point="0" svg:d="M14000 7800v1438" svg:viewBox="0 0 1 1439">
          <text:p/>
        </draw:connector>
        <draw:frame draw:style-name="gr4" draw:text-style-name="P2" draw:layer="layout" svg:width="5.785cm" svg:height="1.673cm" svg:x="19.2cm" svg:y="4.2cm">
          <draw:text-box>
            <text:p>cria árvore em que</text:p>
            <text:p>raiz → NULL 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</text:span><text:span text:style-name="T2">s</text:span><text:span text:style-name="T2">e</text:span><text:span text:style-name="T2">ri</text:span><text:span text:style-name="T2">r:</text:span></text:p>
          </draw:text-box>
        </draw:frame>
        <draw:frame draw:style-name="gr1" draw:text-style-name="P2" xml:id="id3" draw:id="id3" draw:layer="layout" svg:width="1.522cm" svg:height="0.962cm" svg:x="9.378cm" svg:y="1.738cm">
          <draw:text-box>
            <text:p>raiz</text:p>
          </draw:text-box>
        </draw:frame>
        <draw:frame draw:style-name="gr6" draw:text-style-name="P2" draw:layer="layout" svg:width="7.898cm" svg:height="2.384cm" svg:x="19.502cm" svg:y="2.416cm">
          <draw:text-box>
            <text:p>como raiz → NULL insere</text:p>
            <text:p>normalmente como árvore</text:p>
            <text:p>binária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0.202cm" svg:y="0.302cm">
          <text:p text:style-name="P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" draw:id="id4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" draw:start-glue-point="2" draw:end-shape="id4" draw:end-glue-point="4" svg:d="M10139 2700v500" svg:viewBox="0 0 1 501">
          <text:p/>
        </draw:connector>
        <draw:frame draw:style-name="gr10" draw:text-style-name="P12" draw:layer="layout" svg:width="1.353cm" svg:height="0.763cm" svg:x="10.847cm" svg:y="3.5cm">
          <draw:text-box>
            <text:p><text:span text:style-name="T4">H=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</text:span><text:span text:style-name="T2">n</text:span><text:span text:style-name="T2">s</text:span><text:span text:style-name="T2">e</text:span><text:span text:style-name="T2">ri</text:span><text:span text:style-name="T2">r:</text:span></text:p>
          </draw:text-box>
        </draw:frame>
        <draw:frame draw:style-name="gr1" draw:text-style-name="P2" xml:id="id5" draw:id="id5" draw:layer="layout" svg:width="1.522cm" svg:height="0.962cm" svg:x="9.378cm" svg:y="1.738cm">
          <draw:text-box>
            <text:p>raiz</text:p>
          </draw:text-box>
        </draw:frame>
        <draw:frame draw:style-name="gr11" draw:text-style-name="P2" draw:layer="layout" svg:width="7.788cm" svg:height="2.384cm" svg:x="19.502cm" svg:y="2.416cm">
          <draw:text-box>
            <text:p>atualiza a altura</text:p>
            <text:p>não é necessário nenhum</text:p>
            <text:p>balanceamento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0.202cm" svg:y="0.302cm">
          <text:p text:style-name="P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6" draw:id="id6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" draw:start-glue-point="2" draw:end-shape="id6" draw:end-glue-point="4" svg:d="M10139 2700v500" svg:viewBox="0 0 1 501">
          <text:p/>
        </draw:connector>
        <draw:frame draw:style-name="gr10" draw:text-style-name="P13" draw:layer="layout" svg:width="1.353cm" svg:height="0.763cm" svg:x="10.847cm" svg:y="3.5cm">
          <draw:text-box>
            <text:p><text:span text:style-name="T5">H=1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</text:span><text:span text:style-name="T2">n</text:span><text:span text:style-name="T2">s</text:span><text:span text:style-name="T2">e</text:span><text:span text:style-name="T2">ri</text:span><text:span text:style-name="T2">r:</text:span></text:p>
          </draw:text-box>
        </draw:frame>
        <draw:frame draw:style-name="gr1" draw:text-style-name="P2" xml:id="id7" draw:id="id7" draw:layer="layout" svg:width="1.522cm" svg:height="0.962cm" svg:x="9.378cm" svg:y="1.738cm">
          <draw:text-box>
            <text:p>raiz</text:p>
          </draw:text-box>
        </draw:frame>
        <draw:frame draw:style-name="gr12" draw:text-style-name="P2" draw:layer="layout" svg:width="8.44cm" svg:height="1.673cm" svg:x="19.502cm" svg:y="2.416cm">
          <draw:text-box>
            <text:p>PRE &gt; LAT, então é inserido</text:p>
            <text:p>na direita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0.202cm" svg:y="0.302cm">
          <text:p text:style-name="P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8" draw:id="id8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7" draw:start-glue-point="2" draw:end-shape="id8" draw:end-glue-point="4" svg:d="M10139 2700v500" svg:viewBox="0 0 1 501">
          <text:p/>
        </draw:connector>
        <draw:frame draw:style-name="gr10" draw:text-style-name="P12" draw:layer="layout" svg:width="1.353cm" svg:height="0.763cm" svg:x="10.847cm" svg:y="3.5cm">
          <draw:text-box>
            <text:p><text:span text:style-name="T4">H=1</text:span></text:p>
          </draw:text-box>
        </draw:frame>
        <draw:custom-shape draw:style-name="gr8" draw:text-style-name="P10" xml:id="id9" draw:id="id9" draw:layer="layout" svg:width="1.4cm" svg:height="1.4cm" svg:x="11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0.634cm" svg:y1="4.395cm" svg:x2="11.244cm" svg:y2="5.005cm" draw:start-shape="id8" draw:start-glue-point="9" draw:end-shape="id9" draw:end-glue-point="5" svg:d="M10634 4395l610 610" svg:viewBox="0 0 611 611">
          <text:p/>
        </draw:connector>
        <draw:frame draw:style-name="gr10" draw:text-style-name="P12" draw:layer="layout" svg:width="1.353cm" svg:height="0.763cm" svg:x="12.448cm" svg:y="5.101cm">
          <draw:text-box>
            <text:p><text:span text:style-name="T4">H=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0" draw:id="id1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0.202cm" svg:y="0.302cm">
          <text:p text:style-name="P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1" draw:id="id1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0" draw:start-glue-point="2" draw:end-shape="id11" draw:end-glue-point="4" svg:d="M10139 2700v500" svg:viewBox="0 0 1 501">
          <text:p/>
        </draw:connector>
        <draw:frame draw:style-name="gr10" draw:text-style-name="P13" draw:layer="layout" svg:width="1.353cm" svg:height="0.763cm" svg:x="10.847cm" svg:y="3.5cm">
          <draw:text-box>
            <text:p><text:span text:style-name="T5">H=2</text:span></text:p>
          </draw:text-box>
        </draw:frame>
        <draw:custom-shape draw:style-name="gr7" draw:text-style-name="P9" xml:id="id12" draw:id="id12" draw:layer="layout" svg:width="1.4cm" svg:height="1.4cm" svg:x="11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1.244cm" svg:y2="5.005cm" draw:start-shape="id11" draw:start-glue-point="9" draw:end-shape="id12" draw:end-glue-point="5" svg:d="M10634 4395l610 610" svg:viewBox="0 0 611 611">
          <text:p/>
        </draw:connector>
        <draw:frame draw:style-name="gr10" draw:text-style-name="P13" draw:layer="layout" svg:width="1.353cm" svg:height="0.763cm" svg:x="12.448cm" svg:y="5.101cm">
          <draw:text-box>
            <text:p><text:span text:style-name="T5">H=1</text:span></text:p>
          </draw:text-box>
        </draw:frame>
        <draw:frame draw:style-name="gr11" draw:text-style-name="P2" draw:layer="layout" svg:width="7.788cm" svg:height="2.384cm" svg:x="19.502cm" svg:y="2.416cm">
          <draw:text-box>
            <text:p>atualiza a altura</text:p>
            <text:p>não é necessário nenhum</text:p>
            <text:p>balanceamento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</text:span><text:span text:style-name="T2">n</text:span><text:span text:style-name="T2">s</text:span><text:span text:style-name="T2">e</text:span><text:span text:style-name="T2">ri</text:span><text:span text:style-name="T2">r:</text:span></text:p>
          </draw:text-box>
        </draw:frame>
        <draw:frame draw:style-name="gr1" draw:text-style-name="P2" xml:id="id13" draw:id="id13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0.202cm" svg:y="0.302cm">
          <text:p text:style-name="P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4" draw:id="id14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3" draw:start-glue-point="2" draw:end-shape="id14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2</text:span></text:p>
          </draw:text-box>
        </draw:frame>
        <draw:custom-shape draw:style-name="gr7" draw:text-style-name="P9" xml:id="id15" draw:id="id15" draw:layer="layout" svg:width="1.4cm" svg:height="1.4cm" svg:x="11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1.244cm" svg:y2="5.005cm" draw:start-shape="id14" draw:start-glue-point="9" draw:end-shape="id15" draw:end-glue-point="5" svg:d="M10634 4395l610 610" svg:viewBox="0 0 611 611">
          <text:p/>
        </draw:connector>
        <draw:frame draw:style-name="gr10" draw:text-style-name="P12" draw:layer="layout" svg:width="1.353cm" svg:height="0.763cm" svg:x="12.448cm" svg:y="5.101cm">
          <draw:text-box>
            <text:p><text:span text:style-name="T4">H=1</text:span></text:p>
          </draw:text-box>
        </draw:frame>
        <draw:frame draw:style-name="gr14" draw:text-style-name="P2" draw:layer="layout" svg:width="8.406cm" svg:height="1.673cm" svg:x="19.502cm" svg:y="2.417cm">
          <draw:text-box>
            <text:p>FAO &lt; LAT, então é inserido</text:p>
            <text:p>na esquerda</text:p>
          </draw:text-box>
        </draw:frame>
        <draw:custom-shape draw:style-name="gr8" draw:text-style-name="P10" xml:id="id16" draw:id="id16" draw:layer="layout" svg:width="1.4cm" svg:height="1.4cm" svg:x="7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9.644cm" svg:y1="4.395cm" svg:x2="9.135cm" svg:y2="5.006cm" draw:start-shape="id14" draw:start-glue-point="7" draw:end-shape="id16" draw:end-glue-point="11" svg:d="M9644 4395l-509 611" svg:viewBox="0 0 510 612">
          <text:p/>
        </draw:connector>
        <draw:frame draw:style-name="gr10" draw:text-style-name="P12" draw:layer="layout" svg:width="1.353cm" svg:height="0.763cm" svg:x="6.549cm" svg:y="5.102cm">
          <draw:text-box>
            <text:p><text:span text:style-name="T4">H=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7" draw:id="id17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0.202cm" svg:y="0.302cm">
          <text:p text:style-name="P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8" draw:id="id18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7" draw:start-glue-point="2" draw:end-shape="id18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2</text:span></text:p>
          </draw:text-box>
        </draw:frame>
        <draw:custom-shape draw:style-name="gr7" draw:text-style-name="P9" xml:id="id19" draw:id="id19" draw:layer="layout" svg:width="1.4cm" svg:height="1.4cm" svg:x="11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1.244cm" svg:y2="5.005cm" draw:start-shape="id18" draw:start-glue-point="9" draw:end-shape="id19" draw:end-glue-point="5" svg:d="M10634 4395l610 610" svg:viewBox="0 0 611 611">
          <text:p/>
        </draw:connector>
        <draw:frame draw:style-name="gr10" draw:text-style-name="P12" draw:layer="layout" svg:width="1.353cm" svg:height="0.763cm" svg:x="12.448cm" svg:y="5.101cm">
          <draw:text-box>
            <text:p><text:span text:style-name="T4">H=1</text:span></text:p>
          </draw:text-box>
        </draw:frame>
        <draw:custom-shape draw:style-name="gr7" draw:text-style-name="P9" xml:id="id20" draw:id="id20" draw:layer="layout" svg:width="1.4cm" svg:height="1.4cm" svg:x="7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9.135cm" svg:y2="5.006cm" draw:start-shape="id18" draw:start-glue-point="7" draw:end-shape="id20" draw:end-glue-point="11" svg:d="M9644 4395l-509 611" svg:viewBox="0 0 510 612">
          <text:p/>
        </draw:connector>
        <draw:frame draw:style-name="gr10" draw:text-style-name="P13" draw:layer="layout" svg:width="1.353cm" svg:height="0.763cm" svg:x="6.549cm" svg:y="5.102cm">
          <draw:text-box>
            <text:p><text:span text:style-name="T5">H=1</text:span></text:p>
          </draw:text-box>
        </draw:frame>
        <draw:frame draw:style-name="gr11" draw:text-style-name="P2" draw:layer="layout" svg:width="7.788cm" svg:height="2.384cm" svg:x="19.502cm" svg:y="2.416cm">
          <draw:text-box>
            <text:p>atualiza a altura</text:p>
            <text:p>não é necessário nenhum</text:p>
            <text:p>balanceamento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</text:span><text:span text:style-name="T2">s</text:span><text:span text:style-name="T2">e</text:span><text:span text:style-name="T2">ri</text:span><text:span text:style-name="T2">r:</text:span></text:p>
          </draw:text-box>
        </draw:frame>
        <draw:frame draw:style-name="gr1" draw:text-style-name="P2" xml:id="id21" draw:id="id21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2" draw:id="id22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1" draw:start-glue-point="2" draw:end-shape="id2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2</text:span></text:p>
          </draw:text-box>
        </draw:frame>
        <draw:custom-shape draw:style-name="gr7" draw:text-style-name="P9" xml:id="id23" draw:id="id23" draw:layer="layout" svg:width="1.4cm" svg:height="1.4cm" svg:x="11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1.244cm" svg:y2="5.005cm" draw:start-shape="id22" draw:start-glue-point="9" draw:end-shape="id23" draw:end-glue-point="5" svg:d="M10634 4395l610 610" svg:viewBox="0 0 611 611">
          <text:p/>
        </draw:connector>
        <draw:frame draw:style-name="gr10" draw:text-style-name="P12" draw:layer="layout" svg:width="1.353cm" svg:height="0.763cm" svg:x="12.448cm" svg:y="5.101cm">
          <draw:text-box>
            <text:p><text:span text:style-name="T4">H=1</text:span></text:p>
          </draw:text-box>
        </draw:frame>
        <draw:custom-shape draw:style-name="gr7" draw:text-style-name="P9" xml:id="id24" draw:id="id24" draw:layer="layout" svg:width="1.4cm" svg:height="1.4cm" svg:x="7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9.644cm" svg:y1="4.395cm" svg:x2="9.135cm" svg:y2="5.006cm" draw:start-shape="id22" draw:start-glue-point="7" draw:end-shape="id24" draw:end-glue-point="11" svg:d="M9644 4395l-509 611" svg:viewBox="0 0 510 612">
          <text:p/>
        </draw:connector>
        <draw:frame draw:style-name="gr10" draw:text-style-name="P14" draw:layer="layout" svg:width="1.353cm" svg:height="0.763cm" svg:x="6.549cm" svg:y="5.102cm">
          <draw:text-box>
            <text:p><text:span text:style-name="T6">H=1</text:span></text:p>
          </draw:text-box>
        </draw:frame>
        <draw:frame draw:style-name="gr15" draw:text-style-name="P2" draw:layer="layout" svg:width="7.843cm" svg:height="1.673cm" svg:x="19.502cm" svg:y="2.418cm">
          <draw:text-box>
            <text:p>BUA &lt; LAT, então vai pelo</text:p>
            <text:p>caminho esquerdo</text:p>
          </draw:text-box>
        </draw:frame>
        <draw:custom-shape draw:style-name="gr8" draw:text-style-name="P16" draw:layer="layout" svg:width="1.4cm" svg:height="1.4cm" svg:x="4cm" svg:y="2.6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45cm" svg:y="2.903cm">
          <draw:text-box>
            <text:p><text:span text:style-name="T6">H=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</text:span><text:span text:style-name="T2">s</text:span><text:span text:style-name="T2">e</text:span><text:span text:style-name="T2">ri</text:span><text:span text:style-name="T2">r:</text:span></text:p>
          </draw:text-box>
        </draw:frame>
        <draw:frame draw:style-name="gr1" draw:text-style-name="P2" xml:id="id25" draw:id="id25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6" draw:id="id26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5" draw:start-glue-point="2" draw:end-shape="id26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2</text:span></text:p>
          </draw:text-box>
        </draw:frame>
        <draw:custom-shape draw:style-name="gr7" draw:text-style-name="P9" xml:id="id27" draw:id="id27" draw:layer="layout" svg:width="1.4cm" svg:height="1.4cm" svg:x="11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1.244cm" svg:y2="5.005cm" draw:start-shape="id26" draw:start-glue-point="9" draw:end-shape="id27" draw:end-glue-point="5" svg:d="M10634 4395l610 610" svg:viewBox="0 0 611 611">
          <text:p/>
        </draw:connector>
        <draw:frame draw:style-name="gr10" draw:text-style-name="P12" draw:layer="layout" svg:width="1.353cm" svg:height="0.763cm" svg:x="12.448cm" svg:y="5.101cm">
          <draw:text-box>
            <text:p><text:span text:style-name="T4">H=1</text:span></text:p>
          </draw:text-box>
        </draw:frame>
        <draw:custom-shape draw:style-name="gr7" draw:text-style-name="P9" xml:id="id28" draw:id="id28" draw:layer="layout" svg:width="1.4cm" svg:height="1.4cm" svg:x="7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9.644cm" svg:y1="4.395cm" svg:x2="9.135cm" svg:y2="5.006cm" draw:start-shape="id26" draw:start-glue-point="7" draw:end-shape="id28" draw:end-glue-point="11" svg:d="M9644 4395l-509 611" svg:viewBox="0 0 510 612">
          <text:p/>
        </draw:connector>
        <draw:frame draw:style-name="gr10" draw:text-style-name="P14" draw:layer="layout" svg:width="1.353cm" svg:height="0.763cm" svg:x="6.549cm" svg:y="5.102cm">
          <draw:text-box>
            <text:p><text:span text:style-name="T6">H=1</text:span></text:p>
          </draw:text-box>
        </draw:frame>
        <draw:frame draw:style-name="gr16" draw:text-style-name="P2" draw:layer="layout" svg:width="8.63cm" svg:height="1.673cm" svg:x="19.502cm" svg:y="2.418cm">
          <draw:text-box>
            <text:p>BUA &lt; FUA, então é inserido</text:p>
            <text:p>no filho a esquerda</text:p>
          </draw:text-box>
        </draw:frame>
        <draw:custom-shape draw:style-name="gr8" draw:text-style-name="P16" xml:id="id29" draw:id="id29" draw:layer="layout" svg:width="1.4cm" svg:height="1.4cm" svg:x="6.4cm" svg:y="6.4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737cm">
          <draw:text-box>
            <text:p><text:span text:style-name="T6">H=0</text:span></text:p>
          </draw:text-box>
        </draw:frame>
        <draw:connector draw:style-name="gr13" draw:text-style-name="P11" draw:layer="layout" draw:type="line" svg:x1="8.145cm" svg:y1="5.996cm" svg:x2="7.595cm" svg:y2="6.606cm" draw:start-shape="id28" draw:start-glue-point="7" draw:end-shape="id29" draw:end-glue-point="11" svg:d="M8145 5996l-550 610" svg:viewBox="0 0 551 611">
          <text:p/>
        </draw:connecto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</text:span><text:span text:style-name="T2">s</text:span><text:span text:style-name="T2">e</text:span><text:span text:style-name="T2">ri</text:span><text:span text:style-name="T2">r:</text:span></text:p>
          </draw:text-box>
        </draw:frame>
        <draw:frame draw:style-name="gr1" draw:text-style-name="P2" xml:id="id30" draw:id="id3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1" draw:id="id3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0" draw:start-glue-point="2" draw:end-shape="id31" draw:end-glue-point="4" svg:d="M10139 2700v500" svg:viewBox="0 0 1 501">
          <text:p/>
        </draw:connector>
        <draw:frame draw:style-name="gr10" draw:text-style-name="P13" draw:layer="layout" svg:width="1.353cm" svg:height="0.763cm" svg:x="10.847cm" svg:y="3.5cm">
          <draw:text-box>
            <text:p><text:span text:style-name="T5">H=3</text:span></text:p>
          </draw:text-box>
        </draw:frame>
        <draw:custom-shape draw:style-name="gr7" draw:text-style-name="P9" xml:id="id32" draw:id="id32" draw:layer="layout" svg:width="1.4cm" svg:height="1.4cm" svg:x="11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1.244cm" svg:y2="5.005cm" draw:start-shape="id31" draw:start-glue-point="9" draw:end-shape="id32" draw:end-glue-point="5" svg:d="M10634 4395l610 610" svg:viewBox="0 0 611 611">
          <text:p/>
        </draw:connector>
        <draw:frame draw:style-name="gr10" draw:text-style-name="P12" draw:layer="layout" svg:width="1.353cm" svg:height="0.763cm" svg:x="12.448cm" svg:y="5.101cm">
          <draw:text-box>
            <text:p><text:span text:style-name="T4">H=1</text:span></text:p>
          </draw:text-box>
        </draw:frame>
        <draw:custom-shape draw:style-name="gr7" draw:text-style-name="P9" xml:id="id33" draw:id="id33" draw:layer="layout" svg:width="1.4cm" svg:height="1.4cm" svg:x="7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9.135cm" svg:y2="5.006cm" draw:start-shape="id31" draw:start-glue-point="7" draw:end-shape="id33" draw:end-glue-point="11" svg:d="M9644 4395l-509 611" svg:viewBox="0 0 510 612">
          <text:p/>
        </draw:connector>
        <draw:frame draw:style-name="gr10" draw:text-style-name="P13" draw:layer="layout" svg:width="1.353cm" svg:height="0.763cm" svg:x="6.549cm" svg:y="5.102cm">
          <draw:text-box>
            <text:p><text:span text:style-name="T5">H=2</text:span></text:p>
          </draw:text-box>
        </draw:frame>
        <draw:custom-shape draw:style-name="gr7" draw:text-style-name="P18" xml:id="id34" draw:id="id34" draw:layer="layout" svg:width="1.4cm" svg:height="1.4cm" svg:x="6.4cm" svg:y="6.4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5cm" svg:y="6.737cm">
          <draw:text-box>
            <text:p><text:span text:style-name="T5">H=1</text:span></text:p>
          </draw:text-box>
        </draw:frame>
        <draw:connector draw:style-name="gr9" draw:text-style-name="P11" draw:layer="layout" draw:type="line" svg:x1="8.145cm" svg:y1="5.996cm" svg:x2="7.595cm" svg:y2="6.606cm" draw:start-shape="id33" draw:start-glue-point="7" draw:end-shape="id34" draw:end-glue-point="11" svg:d="M8145 5996l-550 610" svg:viewBox="0 0 551 611">
          <text:p/>
        </draw:connector>
        <draw:frame draw:style-name="gr11" draw:text-style-name="P2" draw:layer="layout" svg:width="7.788cm" svg:height="2.384cm" svg:x="19.502cm" svg:y="2.416cm">
          <draw:text-box>
            <text:p>atualiza a altura</text:p>
            <text:p>não é necessário nenhum</text:p>
            <text:p>balanceamento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</text:span><text:span text:style-name="T2">n</text:span><text:span text:style-name="T2">s</text:span><text:span text:style-name="T2">e</text:span><text:span text:style-name="T2">ri</text:span><text:span text:style-name="T2">r:</text:span></text:p>
          </draw:text-box>
        </draw:frame>
        <draw:frame draw:style-name="gr1" draw:text-style-name="P2" xml:id="id35" draw:id="id35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6" draw:id="id36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5" draw:start-glue-point="2" draw:end-shape="id36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9" xml:id="id37" draw:id="id37" draw:layer="layout" svg:width="1.4cm" svg:height="1.4cm" svg:x="11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0.634cm" svg:y1="4.395cm" svg:x2="11.244cm" svg:y2="5.005cm" draw:start-shape="id36" draw:start-glue-point="9" draw:end-shape="id37" draw:end-glue-point="5" svg:d="M10634 4395l610 610" svg:viewBox="0 0 611 611">
          <text:p/>
        </draw:connector>
        <draw:frame draw:style-name="gr10" draw:text-style-name="P12" draw:layer="layout" svg:width="1.353cm" svg:height="0.763cm" svg:x="12.448cm" svg:y="5.101cm">
          <draw:text-box>
            <text:p><text:span text:style-name="T4">H=1</text:span></text:p>
          </draw:text-box>
        </draw:frame>
        <draw:custom-shape draw:style-name="gr7" draw:text-style-name="P9" xml:id="id38" draw:id="id38" draw:layer="layout" svg:width="1.4cm" svg:height="1.4cm" svg:x="7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9.135cm" svg:y2="5.006cm" draw:start-shape="id36" draw:start-glue-point="7" draw:end-shape="id38" draw:end-glue-point="11" svg:d="M9644 4395l-509 611" svg:viewBox="0 0 510 612">
          <text:p/>
        </draw:connector>
        <draw:frame draw:style-name="gr10" draw:text-style-name="P14" draw:layer="layout" svg:width="1.353cm" svg:height="0.763cm" svg:x="6.549cm" svg:y="5.102cm">
          <draw:text-box>
            <text:p><text:span text:style-name="T6">H=2</text:span></text:p>
          </draw:text-box>
        </draw:frame>
        <draw:custom-shape draw:style-name="gr7" draw:text-style-name="P19" xml:id="id39" draw:id="id39" draw:layer="layout" svg:width="1.4cm" svg:height="1.4cm" svg:x="6.4cm" svg:y="6.4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7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45cm" svg:y1="5.996cm" svg:x2="7.595cm" svg:y2="6.606cm" draw:start-shape="id38" draw:start-glue-point="7" draw:end-shape="id39" draw:end-glue-point="11" svg:d="M8145 5996l-550 610" svg:viewBox="0 0 551 611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7.876cm" svg:height="1.673cm" svg:x="19.502cm" svg:y="2.417cm">
          <draw:text-box>
            <text:p text:style-name="P20"><text:span text:style-name="T8">ML</text:span><text:span text:style-name="T8">E &gt; </text:span><text:span text:style-name="T8">LA</text:span><text:span text:style-name="T8">T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6.401cm" svg:y="6.4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</text:span><text:span text:style-name="T2">n</text:span><text:span text:style-name="T2">s</text:span><text:span text:style-name="T2">e</text:span><text:span text:style-name="T2">ri</text:span><text:span text:style-name="T2">r:</text:span></text:p>
          </draw:text-box>
        </draw:frame>
        <draw:frame draw:style-name="gr1" draw:text-style-name="P2" xml:id="id40" draw:id="id4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1" draw:id="id4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0" draw:start-glue-point="2" draw:end-shape="id4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9" xml:id="id42" draw:id="id42" draw:layer="layout" svg:width="1.4cm" svg:height="1.4cm" svg:x="12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0.634cm" svg:y1="4.395cm" svg:x2="12.244cm" svg:y2="5.005cm" draw:start-shape="id41" draw:start-glue-point="9" draw:end-shape="id42" draw:end-glue-point="5" svg:d="M10634 4395l1610 610" svg:viewBox="0 0 1611 611">
          <text:p/>
        </draw:connector>
        <draw:frame draw:style-name="gr10" draw:text-style-name="P12" draw:layer="layout" svg:width="1.353cm" svg:height="0.763cm" svg:x="13.448cm" svg:y="5.101cm">
          <draw:text-box>
            <text:p><text:span text:style-name="T4">H=1</text:span></text:p>
          </draw:text-box>
        </draw:frame>
        <draw:custom-shape draw:style-name="gr7" draw:text-style-name="P9" xml:id="id43" draw:id="id43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41" draw:start-glue-point="7" draw:end-shape="id43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21" xml:id="id44" draw:id="id44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43" draw:start-glue-point="7" draw:end-shape="id44" draw:end-glue-point="11" svg:d="M7145 5996l-550 710" svg:viewBox="0 0 551 711">
          <text:p/>
        </draw:connector>
        <draw:custom-shape draw:style-name="gr8" draw:text-style-name="P10" xml:id="id45" draw:id="id45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8.698cm" svg:height="1.673cm" svg:x="19.202cm" svg:y="2.417cm">
          <draw:text-box>
            <text:p text:style-name="P20"><text:span text:style-name="T8">MLE &lt; PRE, então </text:span><text:span text:style-name="T8">é inserido</text:span></text:p>
            <text:p text:style-name="P20"><text:span text:style-name="T8">no filho a esquerda</text:span></text:p>
          </draw:text-box>
        </draw:frame>
        <draw:frame draw:style-name="gr19" draw:text-style-name="P14" draw:layer="layout" svg:width="1.353cm" svg:height="0.763cm" svg:x="11.9cm" svg:y="6.837cm">
          <draw:text-box>
            <text:p><text:span text:style-name="T6">H=0</text:span></text:p>
          </draw:text-box>
        </draw:frame>
        <draw:connector draw:style-name="gr13" draw:text-style-name="P11" draw:layer="layout" draw:type="line" svg:x1="12.244cm" svg:y1="5.995cm" svg:x2="11.695cm" svg:y2="6.705cm" draw:start-shape="id42" draw:start-glue-point="7" draw:end-shape="id45" draw:end-glue-point="11" svg:d="M12244 5995l-549 710" svg:viewBox="0 0 550 711">
          <text:p/>
        </draw:connecto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46" draw:id="id46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7" draw:id="id47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6" draw:start-glue-point="2" draw:end-shape="id47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9" xml:id="id48" draw:id="id48" draw:layer="layout" svg:width="1.4cm" svg:height="1.4cm" svg:x="12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47" draw:start-glue-point="9" draw:end-shape="id48" draw:end-glue-point="5" svg:d="M10634 4395l1610 610" svg:viewBox="0 0 1611 611">
          <text:p/>
        </draw:connector>
        <draw:frame draw:style-name="gr10" draw:text-style-name="P13" draw:layer="layout" svg:width="1.353cm" svg:height="0.763cm" svg:x="13.448cm" svg:y="5.101cm">
          <draw:text-box>
            <text:p><text:span text:style-name="T5">H=2</text:span></text:p>
          </draw:text-box>
        </draw:frame>
        <draw:custom-shape draw:style-name="gr7" draw:text-style-name="P9" xml:id="id49" draw:id="id49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47" draw:start-glue-point="7" draw:end-shape="id49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50" draw:id="id50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49" draw:start-glue-point="7" draw:end-shape="id50" draw:end-glue-point="11" svg:d="M7145 5996l-550 710" svg:viewBox="0 0 551 711">
          <text:p/>
        </draw:connector>
        <draw:custom-shape draw:style-name="gr7" draw:text-style-name="P9" xml:id="id51" draw:id="id51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353cm" svg:height="0.763cm" svg:x="11.9cm" svg:y="6.837cm">
          <draw:text-box>
            <text:p><text:span text:style-name="T5">H=1</text:span></text:p>
          </draw:text-box>
        </draw:frame>
        <draw:connector draw:style-name="gr9" draw:text-style-name="P11" draw:layer="layout" draw:type="line" svg:x1="12.244cm" svg:y1="5.995cm" svg:x2="11.695cm" svg:y2="6.705cm" draw:start-shape="id48" draw:start-glue-point="7" draw:end-shape="id51" draw:end-glue-point="11" svg:d="M12244 5995l-549 710" svg:viewBox="0 0 550 711">
          <text:p/>
        </draw:connector>
        <draw:frame draw:style-name="gr11" draw:text-style-name="P2" draw:layer="layout" svg:width="7.788cm" svg:height="2.384cm" svg:x="19.502cm" svg:y="2.416cm">
          <draw:text-box>
            <text:p>atualiza a altura</text:p>
            <text:p>não é necessário nenhum</text:p>
            <text:p>balanceamento</text:p>
          </draw:text-box>
        </draw:frame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52" draw:id="id52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3" draw:id="id53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2" draw:start-glue-point="2" draw:end-shape="id53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9" xml:id="id54" draw:id="id54" draw:layer="layout" svg:width="1.4cm" svg:height="1.4cm" svg:x="12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0.634cm" svg:y1="4.395cm" svg:x2="12.244cm" svg:y2="5.005cm" draw:start-shape="id53" draw:start-glue-point="9" draw:end-shape="id54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9" xml:id="id55" draw:id="id55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53" draw:start-glue-point="7" draw:end-shape="id55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56" draw:id="id56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55" draw:start-glue-point="7" draw:end-shape="id56" draw:end-glue-point="11" svg:d="M7145 5996l-550 710" svg:viewBox="0 0 551 711">
          <text:p/>
        </draw:connector>
        <draw:custom-shape draw:style-name="gr7" draw:text-style-name="P9" xml:id="id57" draw:id="id57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12.244cm" svg:y1="5.995cm" svg:x2="11.695cm" svg:y2="6.705cm" draw:start-shape="id54" draw:start-glue-point="7" draw:end-shape="id57" draw:end-glue-point="11" svg:d="M12244 5995l-549 710" svg:viewBox="0 0 550 711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2" draw:layer="layout" svg:width="8.298cm" svg:height="2.384cm" svg:x="18.502cm" svg:y="2.417cm">
          <draw:text-box>
            <text:p text:style-name="P20"><text:span text:style-name="T8">NDE &gt; LAT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58" draw:id="id58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9" draw:id="id59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8" draw:start-glue-point="2" draw:end-shape="id59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9" xml:id="id60" draw:id="id60" draw:layer="layout" svg:width="1.4cm" svg:height="1.4cm" svg:x="12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0.634cm" svg:y1="4.395cm" svg:x2="12.244cm" svg:y2="5.005cm" draw:start-shape="id59" draw:start-glue-point="9" draw:end-shape="id60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9" xml:id="id61" draw:id="id61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59" draw:start-glue-point="7" draw:end-shape="id61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62" draw:id="id62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61" draw:start-glue-point="7" draw:end-shape="id62" draw:end-glue-point="11" svg:d="M7145 5996l-550 710" svg:viewBox="0 0 551 711">
          <text:p/>
        </draw:connector>
        <draw:custom-shape draw:style-name="gr7" draw:text-style-name="P9" xml:id="id63" draw:id="id63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onnector draw:style-name="gr13" draw:text-style-name="P11" draw:layer="layout" draw:type="line" svg:x1="12.244cm" svg:y1="5.995cm" svg:x2="11.695cm" svg:y2="6.705cm" draw:start-shape="id60" draw:start-glue-point="7" draw:end-shape="id63" draw:end-glue-point="11" svg:d="M12244 5995l-549 710" svg:viewBox="0 0 550 711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2" draw:layer="layout" svg:width="8.298cm" svg:height="2.384cm" svg:x="18.502cm" svg:y="2.417cm">
          <draw:text-box>
            <text:p text:style-name="P20"><text:span text:style-name="T8">NDE &lt; PRE, </text:span>então vai pelo</text:p>
            <text:p>caminho esquerd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64" draw:id="id64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65" draw:id="id65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64" draw:start-glue-point="2" draw:end-shape="id65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9" xml:id="id66" draw:id="id66" draw:layer="layout" svg:width="1.4cm" svg:height="1.4cm" svg:x="12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0.634cm" svg:y1="4.395cm" svg:x2="12.244cm" svg:y2="5.005cm" draw:start-shape="id65" draw:start-glue-point="9" draw:end-shape="id66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9" xml:id="id67" draw:id="id67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65" draw:start-glue-point="7" draw:end-shape="id67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68" draw:id="id68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67" draw:start-glue-point="7" draw:end-shape="id68" draw:end-glue-point="11" svg:d="M7145 5996l-550 710" svg:viewBox="0 0 551 711">
          <text:p/>
        </draw:connector>
        <draw:custom-shape draw:style-name="gr7" draw:text-style-name="P9" xml:id="id69" draw:id="id69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onnector draw:style-name="gr13" draw:text-style-name="P11" draw:layer="layout" draw:type="line" svg:x1="12.244cm" svg:y1="5.995cm" svg:x2="11.695cm" svg:y2="6.705cm" draw:start-shape="id66" draw:start-glue-point="7" draw:end-shape="id69" draw:end-glue-point="11" svg:d="M12244 5995l-549 710" svg:viewBox="0 0 550 711">
          <text:p/>
        </draw:connector>
        <draw:custom-shape draw:style-name="gr8" draw:text-style-name="P10" xml:id="id70" draw:id="id70" draw:layer="layout" svg:width="1.4cm" svg:height="1.4cm" svg:x="12.1cm" svg:y="8.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2" draw:layer="layout" svg:width="8.898cm" svg:height="2.384cm" svg:x="18.502cm" svg:y="2.417cm">
          <draw:text-box>
            <text:p text:style-name="P20"><text:span text:style-name="T8">NDE &gt; MLE, então é inserido</text:span></text:p>
            <text:p text:style-name="P20"><text:span text:style-name="T8">no filho a direita</text:span></text:p>
          </draw:text-box>
        </draw:frame>
        <draw:frame draw:style-name="gr10" draw:text-style-name="P14" draw:layer="layout" svg:width="1.353cm" svg:height="0.763cm" svg:x="13.545cm" svg:y="8.498cm">
          <draw:text-box>
            <text:p><text:span text:style-name="T6">H=0</text:span></text:p>
          </draw:text-box>
        </draw:frame>
        <draw:connector draw:style-name="gr13" draw:text-style-name="P11" draw:layer="layout" draw:type="line" svg:x1="11.695cm" svg:y1="7.695cm" svg:x2="12.305cm" svg:y2="8.405cm" draw:start-shape="id69" draw:start-glue-point="9" draw:end-shape="id70" draw:end-glue-point="5" svg:d="M11695 7695l610 710" svg:viewBox="0 0 611 711">
          <text:p/>
        </draw:connector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71" draw:id="id71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72" draw:id="id72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71" draw:start-glue-point="2" draw:end-shape="id7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23" draw:text-style-name="P23" xml:id="id73" draw:id="id73" draw:layer="layout" svg:width="1.4cm" svg:height="1.4cm" svg:x="12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72" draw:start-glue-point="9" draw:end-shape="id73" draw:end-glue-point="5" svg:d="M10634 4395l1610 610" svg:viewBox="0 0 1611 611">
          <text:p/>
        </draw:connector>
        <draw:frame draw:style-name="gr10" draw:text-style-name="P13" draw:layer="layout" svg:width="1.353cm" svg:height="0.763cm" svg:x="13.448cm" svg:y="5.101cm">
          <draw:text-box>
            <text:p><text:span text:style-name="T5">H=3</text:span></text:p>
          </draw:text-box>
        </draw:frame>
        <draw:custom-shape draw:style-name="gr7" draw:text-style-name="P9" xml:id="id74" draw:id="id74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72" draw:start-glue-point="7" draw:end-shape="id74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75" draw:id="id75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74" draw:start-glue-point="7" draw:end-shape="id75" draw:end-glue-point="11" svg:d="M7145 5996l-550 710" svg:viewBox="0 0 551 711">
          <text:p/>
        </draw:connector>
        <draw:custom-shape draw:style-name="gr7" draw:text-style-name="P9" xml:id="id76" draw:id="id7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353cm" svg:height="0.763cm" svg:x="11.9cm" svg:y="6.837cm">
          <draw:text-box>
            <text:p><text:span text:style-name="T5">H=2</text:span></text:p>
          </draw:text-box>
        </draw:frame>
        <draw:connector draw:style-name="gr9" draw:text-style-name="P11" draw:layer="layout" draw:type="line" svg:x1="12.244cm" svg:y1="5.995cm" svg:x2="11.695cm" svg:y2="6.705cm" draw:start-shape="id73" draw:start-glue-point="7" draw:end-shape="id76" draw:end-glue-point="11" svg:d="M12244 5995l-549 710" svg:viewBox="0 0 550 711">
          <text:p/>
        </draw:connector>
        <draw:custom-shape draw:style-name="gr7" draw:text-style-name="P25" xml:id="id77" draw:id="id77" draw:layer="layout" svg:width="1.4cm" svg:height="1.4cm" svg:x="12.1cm" svg:y="8.2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13.545cm" svg:y="8.498cm">
          <draw:text-box>
            <text:p><text:span text:style-name="T5">H=1</text:span></text:p>
          </draw:text-box>
        </draw:frame>
        <draw:connector draw:style-name="gr9" draw:text-style-name="P11" draw:layer="layout" draw:type="line" svg:x1="11.695cm" svg:y1="7.695cm" svg:x2="12.305cm" svg:y2="8.405cm" draw:start-shape="id76" draw:start-glue-point="9" draw:end-shape="id77" draw:end-glue-point="5" svg:d="M11695 7695l610 710" svg:viewBox="0 0 611 711">
          <text:p/>
        </draw:connector>
        <draw:frame draw:style-name="gr24" draw:text-style-name="P2" draw:layer="layout" svg:width="6.763cm" svg:height="2.384cm" svg:x="19.502cm" svg:y="2.416cm">
          <draw:text-box>
            <text:p>atualiza a altura</text:p>
            <text:p>árvore desbalanceada</text:p>
            <text:p>em PRE</text:p>
          </draw:text-box>
        </draw:frame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78" draw:id="id78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79" draw:id="id79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78" draw:start-glue-point="2" draw:end-shape="id79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23" draw:text-style-name="P23" xml:id="id80" draw:id="id80" draw:layer="layout" svg:width="1.4cm" svg:height="1.4cm" svg:x="12.039cm" svg:y="4.8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79" draw:start-glue-point="9" draw:end-shape="id80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9" xml:id="id81" draw:id="id81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79" draw:start-glue-point="7" draw:end-shape="id81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82" draw:id="id82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81" draw:start-glue-point="7" draw:end-shape="id82" draw:end-glue-point="11" svg:d="M7145 5996l-550 710" svg:viewBox="0 0 551 711">
          <text:p/>
        </draw:connector>
        <draw:custom-shape draw:style-name="gr25" draw:text-style-name="P26" xml:id="id83" draw:id="id83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2</text:span></text:p>
          </draw:text-box>
        </draw:frame>
        <draw:connector draw:style-name="gr9" draw:text-style-name="P11" draw:layer="layout" draw:type="line" svg:x1="12.244cm" svg:y1="5.995cm" svg:x2="11.695cm" svg:y2="6.705cm" draw:start-shape="id80" draw:start-glue-point="7" draw:end-shape="id83" draw:end-glue-point="11" svg:d="M12244 5995l-549 710" svg:viewBox="0 0 550 711">
          <text:p/>
        </draw:connector>
        <draw:custom-shape draw:style-name="gr8" draw:text-style-name="P27" xml:id="id84" draw:id="id84" draw:layer="layout" svg:width="1.4cm" svg:height="1.4cm" svg:x="12.1cm" svg:y="8.2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3.545cm" svg:y="8.498cm">
          <draw:text-box>
            <text:p><text:span text:style-name="T6">H=1</text:span></text:p>
          </draw:text-box>
        </draw:frame>
        <draw:connector draw:style-name="gr9" draw:text-style-name="P11" draw:layer="layout" draw:type="line" svg:x1="11.695cm" svg:y1="7.695cm" svg:x2="12.305cm" svg:y2="8.405cm" draw:start-shape="id83" draw:start-glue-point="9" draw:end-shape="id84" draw:end-glue-point="5" svg:d="M11695 7695l610 710" svg:viewBox="0 0 611 711">
          <text:p/>
        </draw:connector>
        <draw:frame draw:style-name="gr26" draw:text-style-name="P2" draw:layer="layout" svg:width="10.288cm" svg:height="3.095cm" svg:x="18.2cm" svg:y="2.416cm">
          <draw:text-box>
            <text:p>O FB em PRE é +2 e MLE</text:p>
            <text:p>é -1, devemos fazer uma</text:p>
            <text:p>rotação dupla: uma esquerda</text:p>
            <text:p>e uma direita</text:p>
          </draw:text-box>
        </draw:frame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85" draw:id="id85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86" draw:id="id86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85" draw:start-glue-point="2" draw:end-shape="id86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23" draw:text-style-name="P28" xml:id="id87" draw:id="id87" draw:layer="layout" svg:width="1.4cm" svg:height="1.4cm" svg:x="12.039cm" svg:y="4.8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86" draw:start-glue-point="9" draw:end-shape="id87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9" xml:id="id88" draw:id="id88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86" draw:start-glue-point="7" draw:end-shape="id88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89" draw:id="id89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88" draw:start-glue-point="7" draw:end-shape="id89" draw:end-glue-point="11" svg:d="M7145 5996l-550 710" svg:viewBox="0 0 551 711">
          <text:p/>
        </draw:connector>
        <draw:custom-shape draw:style-name="gr8" draw:text-style-name="P10" xml:id="id90" draw:id="id90" draw:layer="layout" svg:width="1.4cm" svg:height="1.4cm" svg:x="10.5cm" svg:y="6.5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12.244cm" svg:y1="5.995cm" svg:x2="11.695cm" svg:y2="6.705cm" draw:start-shape="id87" draw:start-glue-point="7" draw:end-shape="id90" draw:end-glue-point="11" svg:d="M12244 5995l-549 710" svg:viewBox="0 0 550 711">
          <text:p/>
        </draw:connector>
        <draw:custom-shape draw:style-name="gr25" draw:text-style-name="P29" xml:id="id91" draw:id="id91" draw:layer="layout" svg:width="1.4cm" svg:height="1.4cm" svg:x="9cm" svg:y="8.2cm">
          <text:p text:style-name="P24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0.445cm" svg:y="8.498cm">
          <draw:text-box>
            <text:p><text:span text:style-name="T6">H=2</text:span></text:p>
          </draw:text-box>
        </draw:frame>
        <draw:connector draw:style-name="gr9" draw:text-style-name="P11" draw:layer="layout" draw:type="line" svg:x1="10.705cm" svg:y1="7.695cm" svg:x2="10.195cm" svg:y2="8.405cm" draw:start-shape="id90" draw:start-glue-point="7" draw:end-shape="id91" draw:end-glue-point="11" svg:d="M10705 7695l-510 710" svg:viewBox="0 0 511 711">
          <text:p/>
        </draw:connector>
        <draw:frame draw:style-name="gr26" draw:text-style-name="P2" draw:layer="layout" svg:width="10.288cm" svg:height="3.095cm" svg:x="18.2cm" svg:y="2.416cm">
          <draw:text-box>
            <text:p>rotação esquerda em MLE</text:p>
          </draw:text-box>
        </draw:frame>
        <draw:custom-shape draw:name="Google Shape;800;p49" draw:style-name="gr27" draw:text-style-name="P30" draw:layer="layout" svg:width="2.371cm" svg:height="3cm" svg:x="20.995cm" svg:y="4.2cm">
          <text:p/>
          <draw:enhanced-geometry draw:mirror-horizontal="true" draw:mirror-vertical="false" svg:viewBox="0 0 0 0" draw:text-areas="0 0 ?f34 ?f33" draw:type="ooxml-uturnArrow" draw:modifiers="24002 25000 25000 43750 85342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92" draw:id="id92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0.202cm" svg:y="0.302cm">
          <text:p text:style-name="P31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93" draw:id="id93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92" draw:start-glue-point="2" draw:end-shape="id93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8" draw:text-style-name="P27" xml:id="id94" draw:id="id94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93" draw:start-glue-point="9" draw:end-shape="id94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1</text:span></text:p>
          </draw:text-box>
        </draw:frame>
        <draw:custom-shape draw:style-name="gr7" draw:text-style-name="P9" xml:id="id95" draw:id="id95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93" draw:start-glue-point="7" draw:end-shape="id95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96" draw:id="id96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95" draw:start-glue-point="7" draw:end-shape="id96" draw:end-glue-point="11" svg:d="M7145 5996l-550 710" svg:viewBox="0 0 551 711">
          <text:p/>
        </draw:connector>
        <draw:custom-shape draw:style-name="gr25" draw:text-style-name="P26" xml:id="id98" draw:id="id98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2</text:span></text:p>
          </draw:text-box>
        </draw:frame>
        <draw:custom-shape draw:style-name="gr23" draw:text-style-name="P28" xml:id="id97" draw:id="id97" draw:layer="layout" svg:width="1.4cm" svg:height="1.4cm" svg:x="13.602cm" svg:y="6.5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3</text:span></text:p>
          </draw:text-box>
        </draw:frame>
        <draw:frame draw:style-name="gr26" draw:text-style-name="P2" draw:layer="layout" svg:width="10.288cm" svg:height="3.095cm" svg:x="18.2cm" svg:y="2.416cm">
          <draw:text-box>
            <text:p>rotação direita em NDE</text:p>
          </draw:text-box>
        </draw:frame>
        <draw:custom-shape draw:name="Google Shape;800;p49_0" draw:style-name="gr27" draw:text-style-name="P30" draw:layer="layout" svg:width="2.371cm" svg:height="3cm" svg:x="20.999cm" svg:y="4.2cm">
          <text:p/>
          <draw:enhanced-geometry draw:mirror-horizontal="false" draw:mirror-vertical="false" svg:viewBox="0 0 0 0" draw:text-areas="0 0 ?f34 ?f33" draw:type="ooxml-uturnArrow" draw:modifiers="24002 25000 25000 43750 85342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onnector draw:style-name="gr28" draw:text-style-name="P33" draw:layer="layout" draw:type="line" svg:x1="13.234cm" svg:y1="5.995cm" svg:x2="13.807cm" svg:y2="6.705cm" draw:start-shape="id94" draw:start-glue-point="9" draw:end-shape="id97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94" draw:start-glue-point="7" draw:end-shape="id98" draw:end-glue-point="11" svg:d="M12244 5995l-549 710" svg:viewBox="0 0 550 711">
          <text:p/>
        </draw:connector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99" draw:id="id99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3.402cm" svg:y="0.302cm">
          <text:p text:style-name="P8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0" draw:id="id100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99" draw:start-glue-point="2" draw:end-shape="id100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25" xml:id="id101" draw:id="id101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00" draw:start-glue-point="9" draw:end-shape="id101" draw:end-glue-point="5" svg:d="M10634 4395l1610 610" svg:viewBox="0 0 1611 611">
          <text:p/>
        </draw:connector>
        <draw:frame draw:style-name="gr10" draw:text-style-name="P13" draw:layer="layout" svg:width="1.353cm" svg:height="0.763cm" svg:x="13.448cm" svg:y="5.101cm">
          <draw:text-box>
            <text:p><text:span text:style-name="T5">H=2</text:span></text:p>
          </draw:text-box>
        </draw:frame>
        <draw:custom-shape draw:style-name="gr7" draw:text-style-name="P9" xml:id="id102" draw:id="id102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100" draw:start-glue-point="7" draw:end-shape="id102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103" draw:id="id103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102" draw:start-glue-point="7" draw:end-shape="id103" draw:end-glue-point="11" svg:d="M7145 5996l-550 710" svg:viewBox="0 0 551 711">
          <text:p/>
        </draw:connector>
        <draw:custom-shape draw:style-name="gr7" draw:text-style-name="P9" xml:id="id105" draw:id="id105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353cm" svg:height="0.763cm" svg:x="11.9cm" svg:y="6.837cm">
          <draw:text-box>
            <text:p><text:span text:style-name="T5">H=1</text:span></text:p>
          </draw:text-box>
        </draw:frame>
        <draw:custom-shape draw:style-name="gr7" draw:text-style-name="P25" xml:id="id104" draw:id="id104" draw:layer="layout" svg:width="1.4cm" svg:height="1.4cm" svg:x="13.602cm" svg:y="6.5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15.047cm" svg:y="6.798cm">
          <draw:text-box>
            <text:p><text:span text:style-name="T5">H=1</text:span></text:p>
          </draw:text-box>
        </draw:frame>
        <draw:frame draw:style-name="gr26" draw:text-style-name="P2" draw:layer="layout" svg:width="10.288cm" svg:height="3.095cm" svg:x="18.2cm" svg:y="2.416cm">
          <draw:text-box>
            <text:p>atualiza a altura</text:p>
          </draw:text-box>
        </draw:frame>
        <draw:connector draw:style-name="gr28" draw:text-style-name="P33" draw:layer="layout" draw:type="line" svg:x1="13.234cm" svg:y1="5.995cm" svg:x2="13.807cm" svg:y2="6.705cm" draw:start-shape="id101" draw:start-glue-point="9" draw:end-shape="id104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01" draw:start-glue-point="7" draw:end-shape="id105" draw:end-glue-point="11" svg:d="M12244 5995l-549 710" svg:viewBox="0 0 550 711">
          <text:p/>
        </draw:connector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06" draw:id="id106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2cm" svg:y="0.302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7" draw:id="id107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06" draw:start-glue-point="2" draw:end-shape="id107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25" xml:id="id108" draw:id="id108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07" draw:start-glue-point="9" draw:end-shape="id108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9" xml:id="id109" draw:id="id109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9.644cm" svg:y1="4.395cm" svg:x2="8.135cm" svg:y2="5.006cm" draw:start-shape="id107" draw:start-glue-point="7" draw:end-shape="id109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110" draw:id="id110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109" draw:start-glue-point="7" draw:end-shape="id110" draw:end-glue-point="11" svg:d="M7145 5996l-550 710" svg:viewBox="0 0 551 711">
          <text:p/>
        </draw:connector>
        <draw:custom-shape draw:style-name="gr7" draw:text-style-name="P9" xml:id="id112" draw:id="id112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25" xml:id="id111" draw:id="id111" draw:layer="layout" svg:width="1.4cm" svg:height="1.4cm" svg:x="13.602cm" svg:y="6.5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08" draw:start-glue-point="9" draw:end-shape="id111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08" draw:start-glue-point="7" draw:end-shape="id112" draw:end-glue-point="11" svg:d="M12244 5995l-549 710" svg:viewBox="0 0 550 711">
          <text:p/>
        </draw:connector>
        <draw:frame draw:style-name="gr30" draw:text-style-name="P2" draw:layer="layout" svg:width="7.631cm" svg:height="1.673cm" svg:x="18.502cm" svg:y="2.419cm">
          <draw:text-box>
            <text:p>DIE &lt; LAT, então vai pelo</text:p>
            <text:p>caminho esquerdo</text:p>
          </draw:text-box>
        </draw:frame>
        <draw:custom-shape draw:style-name="gr8" draw:text-style-name="P16" draw:layer="layout" svg:width="1.4cm" svg:height="1.4cm" svg:x="4cm" svg:y="2.601cm">
          <text:p text:style-name="P15"><text:span text:style-name="T7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45cm" svg:y="2.904cm">
          <draw:text-box>
            <text:p><text:span text:style-name="T6">H=0</text:span></text:p>
          </draw:text-box>
        </draw:frame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13" draw:id="id113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2cm" svg:y="0.302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14" draw:id="id114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13" draw:start-glue-point="2" draw:end-shape="id114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25" xml:id="id115" draw:id="id115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14" draw:start-glue-point="9" draw:end-shape="id115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9" xml:id="id116" draw:id="id116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9.644cm" svg:y1="4.395cm" svg:x2="8.135cm" svg:y2="5.006cm" draw:start-shape="id114" draw:start-glue-point="7" draw:end-shape="id116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9" xml:id="id117" draw:id="id117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31" draw:text-style-name="P11" draw:layer="layout" draw:type="line" svg:x1="7.145cm" svg:y1="5.996cm" svg:x2="6.595cm" svg:y2="6.706cm" draw:start-shape="id116" draw:start-glue-point="7" draw:end-shape="id117" draw:end-glue-point="11" svg:d="M7145 5996l-550 710" svg:viewBox="0 0 551 711">
          <text:p/>
        </draw:connector>
        <draw:custom-shape draw:style-name="gr7" draw:text-style-name="P9" xml:id="id119" draw:id="id119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18" draw:id="id118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15" draw:start-glue-point="9" draw:end-shape="id118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15" draw:start-glue-point="7" draw:end-shape="id119" draw:end-glue-point="11" svg:d="M12244 5995l-549 710" svg:viewBox="0 0 550 711">
          <text:p/>
        </draw:connector>
        <draw:frame draw:style-name="gr32" draw:text-style-name="P2" draw:layer="layout" svg:width="7.855cm" svg:height="1.673cm" svg:x="18.502cm" svg:y="2.419cm">
          <draw:text-box>
            <text:p>DIE &lt; FAO, então vai pelo</text:p>
            <text:p>caminho esquerdo</text:p>
          </draw:text-box>
        </draw:frame>
        <draw:custom-shape draw:style-name="gr8" draw:text-style-name="P16" draw:layer="layout" svg:width="1.4cm" svg:height="1.4cm" svg:x="4cm" svg:y="2.601cm">
          <text:p text:style-name="P15"><text:span text:style-name="T7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45cm" svg:y="2.904cm">
          <draw:text-box>
            <text:p><text:span text:style-name="T6">H=0</text:span></text:p>
          </draw:text-box>
        </draw:frame>
        <draw:custom-shape draw:style-name="gr7" draw:text-style-name="P21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20" draw:id="id12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3.402cm" svg:y="0.302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21" draw:id="id12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20" draw:start-glue-point="2" draw:end-shape="id12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25" xml:id="id122" draw:id="id122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21" draw:start-glue-point="9" draw:end-shape="id122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9" xml:id="id123" draw:id="id123" draw:layer="layout" svg:width="1.4cm" svg:height="1.4cm" svg:x="6.94cm" svg:y="4.8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9.644cm" svg:y1="4.395cm" svg:x2="8.135cm" svg:y2="5.006cm" draw:start-shape="id121" draw:start-glue-point="7" draw:end-shape="id123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32" xml:id="id124" draw:id="id124" draw:layer="layout" svg:width="1.4cm" svg:height="1.4cm" svg:x="5.4cm" svg:y="6.501cm">
          <text:p text:style-name="P31"><text:span text:style-name="T10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29" draw:text-style-name="P11" draw:layer="layout" draw:type="line" svg:x1="7.145cm" svg:y1="5.996cm" svg:x2="6.595cm" svg:y2="6.706cm" draw:start-shape="id123" draw:start-glue-point="7" draw:end-shape="id124" draw:end-glue-point="11" svg:d="M7145 5996l-550 710" svg:viewBox="0 0 551 711">
          <text:p/>
        </draw:connector>
        <draw:custom-shape draw:style-name="gr7" draw:text-style-name="P9" xml:id="id126" draw:id="id12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25" draw:id="id125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22" draw:start-glue-point="9" draw:end-shape="id125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22" draw:start-glue-point="7" draw:end-shape="id126" draw:end-glue-point="11" svg:d="M12244 5995l-549 710" svg:viewBox="0 0 550 711">
          <text:p/>
        </draw:connector>
        <draw:frame draw:style-name="gr33" draw:text-style-name="P2" draw:layer="layout" svg:width="8.452cm" svg:height="1.673cm" svg:x="18.502cm" svg:y="2.419cm">
          <draw:text-box>
            <text:p>DIE &gt; BUA, então é inserido</text:p>
            <text:p>no filho a direita</text:p>
          </draw:text-box>
        </draw:frame>
        <draw:custom-shape draw:style-name="gr8" draw:text-style-name="P16" xml:id="id127" draw:id="id127" draw:layer="layout" svg:width="1.4cm" svg:height="1.4cm" svg:x="6.997cm" svg:y="8.2cm">
          <text:p text:style-name="P15"><text:span text:style-name="T7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6cm" svg:y="8.537cm">
          <draw:text-box>
            <text:p><text:span text:style-name="T6">H=0</text:span></text:p>
          </draw:text-box>
        </draw:frame>
        <draw:connector draw:style-name="gr29" draw:text-style-name="P11" draw:layer="layout" draw:type="line" svg:x1="6.595cm" svg:y1="7.696cm" svg:x2="7.202cm" svg:y2="8.405cm" draw:start-shape="id124" draw:start-glue-point="9" draw:end-shape="id127" draw:end-glue-point="5" svg:d="M6595 7696l607 709" svg:viewBox="0 0 608 710">
          <text:p/>
        </draw:connector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28" draw:id="id128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2cm" svg:y="0.302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29" draw:id="id129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28" draw:start-glue-point="2" draw:end-shape="id129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36" xml:id="id130" draw:id="id130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29" draw:start-glue-point="9" draw:end-shape="id130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23" draw:text-style-name="P28" xml:id="id131" draw:id="id131" draw:layer="layout" svg:width="1.4cm" svg:height="1.4cm" svg:x="6.94cm" svg:y="4.801cm">
          <text:p text:style-name="P24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129" draw:start-glue-point="7" draw:end-shape="id131" draw:end-glue-point="11" svg:d="M9644 4395l-1509 611" svg:viewBox="0 0 1510 612">
          <text:p/>
        </draw:connector>
        <draw:frame draw:style-name="gr10" draw:text-style-name="P13" draw:layer="layout" svg:width="1.353cm" svg:height="0.763cm" svg:x="5.549cm" svg:y="5.102cm">
          <draw:text-box>
            <text:p><text:span text:style-name="T5">H=3</text:span></text:p>
          </draw:text-box>
        </draw:frame>
        <draw:custom-shape draw:style-name="gr7" draw:text-style-name="P21" xml:id="id132" draw:id="id132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4cm" svg:y="6.837cm">
          <draw:text-box>
            <text:p><text:span text:style-name="T5">H=2</text:span></text:p>
          </draw:text-box>
        </draw:frame>
        <draw:connector draw:style-name="gr9" draw:text-style-name="P11" draw:layer="layout" draw:type="line" svg:x1="7.145cm" svg:y1="5.996cm" svg:x2="6.595cm" svg:y2="6.706cm" draw:start-shape="id131" draw:start-glue-point="7" draw:end-shape="id132" draw:end-glue-point="11" svg:d="M7145 5996l-550 710" svg:viewBox="0 0 551 711">
          <text:p/>
        </draw:connector>
        <draw:custom-shape draw:style-name="gr7" draw:text-style-name="P9" xml:id="id134" draw:id="id134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33" draw:id="id133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30" draw:start-glue-point="9" draw:end-shape="id133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30" draw:start-glue-point="7" draw:end-shape="id134" draw:end-glue-point="11" svg:d="M12244 5995l-549 710" svg:viewBox="0 0 550 711">
          <text:p/>
        </draw:connector>
        <draw:custom-shape draw:style-name="gr7" draw:text-style-name="P18" xml:id="id135" draw:id="id135" draw:layer="layout" svg:width="1.4cm" svg:height="1.4cm" svg:x="6.997cm" svg:y="8.2cm">
          <text:p text:style-name="P17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5.6cm" svg:y="8.537cm">
          <draw:text-box>
            <text:p><text:span text:style-name="T5">H=1</text:span></text:p>
          </draw:text-box>
        </draw:frame>
        <draw:connector draw:style-name="gr9" draw:text-style-name="P11" draw:layer="layout" draw:type="line" svg:x1="6.595cm" svg:y1="7.696cm" svg:x2="7.202cm" svg:y2="8.405cm" draw:start-shape="id132" draw:start-glue-point="9" draw:end-shape="id135" draw:end-glue-point="5" svg:d="M6595 7696l607 709" svg:viewBox="0 0 608 710">
          <text:p/>
        </draw:connector>
        <draw:frame draw:style-name="gr24" draw:text-style-name="P2" draw:layer="layout" svg:width="6.763cm" svg:height="2.384cm" svg:x="19.503cm" svg:y="2.416cm">
          <draw:text-box>
            <text:p>atualiza a altura</text:p>
            <text:p>árvore desbalanceada</text:p>
            <text:p>em FAO</text:p>
          </draw:text-box>
        </draw:fram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36" draw:id="id136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0.202cm" svg:y="0.3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2cm" svg:y="0.302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37" draw:id="id137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36" draw:start-glue-point="2" draw:end-shape="id137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25" xml:id="id138" draw:id="id138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37" draw:start-glue-point="9" draw:end-shape="id138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23" draw:text-style-name="P37" xml:id="id139" draw:id="id139" draw:layer="layout" svg:width="1.4cm" svg:height="1.4cm" svg:x="6.94cm" svg:y="4.801cm">
          <text:p text:style-name="P24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137" draw:start-glue-point="7" draw:end-shape="id139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25" draw:text-style-name="P39" xml:id="id140" draw:id="id140" draw:layer="layout" svg:width="1.4cm" svg:height="1.4cm" svg:x="5.4cm" svg:y="6.501cm">
          <text:p text:style-name="P3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9" draw:text-style-name="P11" draw:layer="layout" draw:type="line" svg:x1="7.145cm" svg:y1="5.996cm" svg:x2="6.595cm" svg:y2="6.706cm" draw:start-shape="id139" draw:start-glue-point="7" draw:end-shape="id140" draw:end-glue-point="11" svg:d="M7145 5996l-550 710" svg:viewBox="0 0 551 711">
          <text:p/>
        </draw:connector>
        <draw:custom-shape draw:style-name="gr7" draw:text-style-name="P9" xml:id="id142" draw:id="id142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41" draw:id="id141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38" draw:start-glue-point="9" draw:end-shape="id141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38" draw:start-glue-point="7" draw:end-shape="id142" draw:end-glue-point="11" svg:d="M12244 5995l-549 710" svg:viewBox="0 0 550 711">
          <text:p/>
        </draw:connector>
        <draw:custom-shape draw:style-name="gr8" draw:text-style-name="P16" xml:id="id143" draw:id="id143" draw:layer="layout" svg:width="1.4cm" svg:height="1.4cm" svg:x="6.997cm" svg:y="8.2cm">
          <text:p text:style-name="P15"><text:span text:style-name="T7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6cm" svg:y="8.537cm">
          <draw:text-box>
            <text:p><text:span text:style-name="T6">H=1</text:span></text:p>
          </draw:text-box>
        </draw:frame>
        <draw:connector draw:style-name="gr9" draw:text-style-name="P11" draw:layer="layout" draw:type="line" svg:x1="6.595cm" svg:y1="7.696cm" svg:x2="7.202cm" svg:y2="8.405cm" draw:start-shape="id140" draw:start-glue-point="9" draw:end-shape="id143" draw:end-glue-point="5" svg:d="M6595 7696l607 709" svg:viewBox="0 0 608 710">
          <text:p/>
        </draw:connector>
        <draw:frame draw:style-name="gr26" draw:text-style-name="P2" draw:layer="layout" svg:width="10.288cm" svg:height="3.095cm" svg:x="18.2cm" svg:y="2.418cm">
          <draw:text-box>
            <text:p>O FB em FAO é +2 e BUA</text:p>
            <text:p>é -1, devemos fazer uma</text:p>
            <text:p>rotação dupla: uma esquerda</text:p>
            <text:p>e uma direita</text:p>
          </draw:text-box>
        </draw:fram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44" draw:id="id144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45" draw:id="id145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44" draw:start-glue-point="2" draw:end-shape="id145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25" xml:id="id146" draw:id="id146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45" draw:start-glue-point="9" draw:end-shape="id146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23" draw:text-style-name="P28" xml:id="id147" draw:id="id147" draw:layer="layout" svg:width="1.4cm" svg:height="1.4cm" svg:x="6.94cm" svg:y="4.801cm">
          <text:p text:style-name="P24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145" draw:start-glue-point="7" draw:end-shape="id147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8" draw:text-style-name="P16" xml:id="id148" draw:id="id148" draw:layer="layout" svg:width="1.4cm" svg:height="1.4cm" svg:x="5.4cm" svg:y="6.501cm">
          <text:p text:style-name="P15"><text:span text:style-name="T7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147" draw:start-glue-point="7" draw:end-shape="id148" draw:end-glue-point="11" svg:d="M7145 5996l-550 710" svg:viewBox="0 0 551 711">
          <text:p/>
        </draw:connector>
        <draw:custom-shape draw:style-name="gr7" draw:text-style-name="P9" xml:id="id150" draw:id="id150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49" draw:id="id149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46" draw:start-glue-point="9" draw:end-shape="id149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46" draw:start-glue-point="7" draw:end-shape="id150" draw:end-glue-point="11" svg:d="M12244 5995l-549 710" svg:viewBox="0 0 550 711">
          <text:p/>
        </draw:connector>
        <draw:custom-shape draw:style-name="gr25" draw:text-style-name="P41" xml:id="id151" draw:id="id151" draw:layer="layout" svg:width="1.4cm" svg:height="1.4cm" svg:x="3.897cm" svg:y="8.2cm">
          <text:p text:style-name="P40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.5cm" svg:y="8.537cm">
          <draw:text-box>
            <text:p><text:span text:style-name="T6">H=2</text:span></text:p>
          </draw:text-box>
        </draw:frame>
        <draw:frame draw:style-name="gr26" draw:text-style-name="P2" draw:layer="layout" svg:width="10.288cm" svg:height="3.095cm" svg:x="18.2cm" svg:y="2.423cm">
          <draw:text-box>
            <text:p>rotação esquerda em BUA</text:p>
          </draw:text-box>
        </draw:frame>
        <draw:custom-shape draw:name="Google Shape;800;p49_1" draw:style-name="gr27" draw:text-style-name="P30" draw:layer="layout" svg:width="2.371cm" svg:height="3cm" svg:x="20.995cm" svg:y="4.207cm">
          <text:p/>
          <draw:enhanced-geometry draw:mirror-horizontal="true" draw:mirror-vertical="false" svg:viewBox="0 0 0 0" draw:text-areas="0 0 ?f34 ?f33" draw:type="ooxml-uturnArrow" draw:modifiers="24002 25000 25000 43750 85342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onnector draw:style-name="gr9" draw:text-style-name="P11" draw:layer="layout" draw:type="line" svg:x1="5.605cm" svg:y1="7.696cm" svg:x2="5.092cm" svg:y2="8.405cm" draw:start-shape="id148" draw:start-glue-point="7" draw:end-shape="id151" draw:end-glue-point="11" svg:d="M5605 7696l-513 709" svg:viewBox="0 0 514 710">
          <text:p/>
        </draw:connector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52" draw:id="id152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53" draw:id="id153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52" draw:start-glue-point="2" draw:end-shape="id153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25" xml:id="id154" draw:id="id154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53" draw:start-glue-point="9" draw:end-shape="id154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8" draw:text-style-name="P27" xml:id="id155" draw:id="id155" draw:layer="layout" svg:width="1.4cm" svg:height="1.4cm" svg:x="6.94cm" svg:y="4.801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153" draw:start-glue-point="7" draw:end-shape="id155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1</text:span></text:p>
          </draw:text-box>
        </draw:frame>
        <draw:custom-shape draw:style-name="gr25" draw:text-style-name="P39" xml:id="id156" draw:id="id156" draw:layer="layout" svg:width="1.4cm" svg:height="1.4cm" svg:x="5.4cm" svg:y="6.501cm">
          <text:p text:style-name="P3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9" draw:text-style-name="P11" draw:layer="layout" draw:type="line" svg:x1="7.145cm" svg:y1="5.996cm" svg:x2="6.595cm" svg:y2="6.706cm" draw:start-shape="id155" draw:start-glue-point="7" draw:end-shape="id156" draw:end-glue-point="11" svg:d="M7145 5996l-550 710" svg:viewBox="0 0 551 711">
          <text:p/>
        </draw:connector>
        <draw:custom-shape draw:style-name="gr7" draw:text-style-name="P9" xml:id="id158" draw:id="id158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57" draw:id="id157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54" draw:start-glue-point="9" draw:end-shape="id157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54" draw:start-glue-point="7" draw:end-shape="id158" draw:end-glue-point="11" svg:d="M12244 5995l-549 710" svg:viewBox="0 0 550 711">
          <text:p/>
        </draw:connector>
        <draw:custom-shape draw:style-name="gr23" draw:text-style-name="P42" xml:id="id159" draw:id="id159" draw:layer="layout" svg:width="1.4cm" svg:height="1.4cm" svg:x="8.397cm" svg:y="6.5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3</text:span></text:p>
          </draw:text-box>
        </draw:frame>
        <draw:frame draw:style-name="gr26" draw:text-style-name="P2" draw:layer="layout" svg:width="10.288cm" svg:height="3.095cm" svg:x="18.2cm" svg:y="2.423cm">
          <draw:text-box>
            <text:p>rotação direita em DIE</text:p>
          </draw:text-box>
        </draw:frame>
        <draw:custom-shape draw:name="Google Shape;800;p49_2" draw:style-name="gr27" draw:text-style-name="P30" draw:layer="layout" svg:width="2.371cm" svg:height="3cm" svg:x="20.999cm" svg:y="4.207cm">
          <text:p/>
          <draw:enhanced-geometry draw:mirror-horizontal="false" draw:mirror-vertical="false" svg:viewBox="0 0 0 0" draw:text-areas="0 0 ?f34 ?f33" draw:type="ooxml-uturnArrow" draw:modifiers="24002 25000 25000 43750 85342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onnector draw:style-name="gr9" draw:text-style-name="P11" draw:layer="layout" draw:type="line" svg:x1="8.135cm" svg:y1="5.996cm" svg:x2="8.602cm" svg:y2="6.705cm" draw:start-shape="id155" draw:start-glue-point="9" draw:end-shape="id159" draw:end-glue-point="5" svg:d="M8135 5996l467 709" svg:viewBox="0 0 468 710">
          <text:p/>
        </draw:connector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60" draw:id="id16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61" draw:id="id16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60" draw:start-glue-point="2" draw:end-shape="id16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36" xml:id="id162" draw:id="id162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61" draw:start-glue-point="9" draw:end-shape="id162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36" xml:id="id163" draw:id="id163" draw:layer="layout" svg:width="1.4cm" svg:height="1.4cm" svg:x="6.94cm" svg:y="4.801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1" draw:layer="layout" draw:type="line" svg:x1="9.644cm" svg:y1="4.395cm" svg:x2="8.135cm" svg:y2="5.006cm" draw:start-shape="id161" draw:start-glue-point="7" draw:end-shape="id163" draw:end-glue-point="11" svg:d="M9644 4395l-1509 611" svg:viewBox="0 0 1510 612">
          <text:p/>
        </draw:connector>
        <draw:frame draw:style-name="gr10" draw:text-style-name="P13" draw:layer="layout" svg:width="1.353cm" svg:height="0.763cm" svg:x="5.549cm" svg:y="5.102cm">
          <draw:text-box>
            <text:p><text:span text:style-name="T5">H=2</text:span></text:p>
          </draw:text-box>
        </draw:frame>
        <draw:custom-shape draw:style-name="gr7" draw:text-style-name="P21" xml:id="id164" draw:id="id164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4cm" svg:y="6.837cm">
          <draw:text-box>
            <text:p><text:span text:style-name="T5">H=1</text:span></text:p>
          </draw:text-box>
        </draw:frame>
        <draw:connector draw:style-name="gr9" draw:text-style-name="P11" draw:layer="layout" draw:type="line" svg:x1="7.145cm" svg:y1="5.996cm" svg:x2="6.595cm" svg:y2="6.706cm" draw:start-shape="id163" draw:start-glue-point="7" draw:end-shape="id164" draw:end-glue-point="11" svg:d="M7145 5996l-550 710" svg:viewBox="0 0 551 711">
          <text:p/>
        </draw:connector>
        <draw:custom-shape draw:style-name="gr7" draw:text-style-name="P9" xml:id="id166" draw:id="id16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65" draw:id="id165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62" draw:start-glue-point="9" draw:end-shape="id165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62" draw:start-glue-point="7" draw:end-shape="id166" draw:end-glue-point="11" svg:d="M12244 5995l-549 710" svg:viewBox="0 0 550 711">
          <text:p/>
        </draw:connector>
        <draw:custom-shape draw:style-name="gr7" draw:text-style-name="P21" xml:id="id167" draw:id="id167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7cm" svg:y="6.837cm">
          <draw:text-box>
            <text:p><text:span text:style-name="T5">H=1</text:span></text:p>
          </draw:text-box>
        </draw:frame>
        <draw:connector draw:style-name="gr9" draw:text-style-name="P11" draw:layer="layout" draw:type="line" svg:x1="8.135cm" svg:y1="5.996cm" svg:x2="8.602cm" svg:y2="6.705cm" draw:start-shape="id163" draw:start-glue-point="9" draw:end-shape="id167" draw:end-glue-point="5" svg:d="M8135 5996l467 709" svg:viewBox="0 0 468 710">
          <text:p/>
        </draw:connector>
        <draw:frame draw:style-name="gr26" draw:text-style-name="P2" draw:layer="layout" svg:width="10.288cm" svg:height="3.095cm" svg:x="18.2cm" svg:y="2.417cm">
          <draw:text-box>
            <text:p>atualiza a altura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68" draw:id="id168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69" draw:id="id169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68" draw:start-glue-point="2" draw:end-shape="id169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44" xml:id="id170" draw:id="id170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69" draw:start-glue-point="9" draw:end-shape="id170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44" xml:id="id171" draw:id="id171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45" draw:layer="layout" draw:type="line" svg:x1="9.644cm" svg:y1="4.395cm" svg:x2="8.135cm" svg:y2="5.006cm" draw:start-shape="id169" draw:start-glue-point="7" draw:end-shape="id171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8" xml:id="id172" draw:id="id172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7.145cm" svg:y1="5.996cm" svg:x2="6.595cm" svg:y2="6.706cm" draw:start-shape="id171" draw:start-glue-point="7" draw:end-shape="id172" draw:end-glue-point="11" svg:d="M7145 5996l-550 710" svg:viewBox="0 0 551 711">
          <text:p/>
        </draw:connector>
        <draw:custom-shape draw:style-name="gr7" draw:text-style-name="P9" xml:id="id174" draw:id="id174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73" draw:id="id173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70" draw:start-glue-point="9" draw:end-shape="id173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70" draw:start-glue-point="7" draw:end-shape="id174" draw:end-glue-point="11" svg:d="M12244 5995l-549 710" svg:viewBox="0 0 550 711">
          <text:p/>
        </draw:connector>
        <draw:custom-shape draw:style-name="gr7" draw:text-style-name="P18" xml:id="id175" draw:id="id175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171" draw:start-glue-point="9" draw:end-shape="id175" draw:end-glue-point="5" svg:d="M8135 5996l467 709" svg:viewBox="0 0 468 710">
          <text:p/>
        </draw:connector>
        <draw:frame draw:style-name="gr34" draw:text-style-name="P2" draw:layer="layout" svg:width="7.889cm" svg:height="1.673cm" svg:x="18.502cm" svg:y="2.42cm">
          <draw:text-box>
            <text:p>CML &lt; LAT, então vai pelo</text:p>
            <text:p>caminho esquerdo</text:p>
          </draw:text-box>
        </draw:frame>
        <draw:custom-shape draw:style-name="gr8" draw:text-style-name="P16" draw:layer="layout" svg:width="1.4cm" svg:height="1.4cm" svg:x="4cm" svg:y="2.602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45cm" svg:y="2.905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76" draw:id="id176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77" draw:id="id177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76" draw:start-glue-point="2" draw:end-shape="id177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44" xml:id="id178" draw:id="id178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77" draw:start-glue-point="9" draw:end-shape="id178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44" xml:id="id179" draw:id="id179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45" draw:layer="layout" draw:type="line" svg:x1="9.644cm" svg:y1="4.395cm" svg:x2="8.135cm" svg:y2="5.006cm" draw:start-shape="id177" draw:start-glue-point="7" draw:end-shape="id179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21" xml:id="id180" draw:id="id180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29" draw:text-style-name="P11" draw:layer="layout" draw:type="line" svg:x1="7.145cm" svg:y1="5.996cm" svg:x2="6.595cm" svg:y2="6.706cm" draw:start-shape="id179" draw:start-glue-point="7" draw:end-shape="id180" draw:end-glue-point="11" svg:d="M7145 5996l-550 710" svg:viewBox="0 0 551 711">
          <text:p/>
        </draw:connector>
        <draw:custom-shape draw:style-name="gr7" draw:text-style-name="P9" xml:id="id182" draw:id="id182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81" draw:id="id181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78" draw:start-glue-point="9" draw:end-shape="id181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78" draw:start-glue-point="7" draw:end-shape="id182" draw:end-glue-point="11" svg:d="M12244 5995l-549 710" svg:viewBox="0 0 550 711">
          <text:p/>
        </draw:connector>
        <draw:custom-shape draw:style-name="gr7" draw:text-style-name="P21" xml:id="id183" draw:id="id183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179" draw:start-glue-point="9" draw:end-shape="id183" draw:end-glue-point="5" svg:d="M8135 5996l467 709" svg:viewBox="0 0 468 710">
          <text:p/>
        </draw:connector>
        <draw:frame draw:style-name="gr35" draw:text-style-name="P2" draw:layer="layout" svg:width="7.902cm" svg:height="1.673cm" svg:x="18.502cm" svg:y="2.42cm">
          <draw:text-box>
            <text:p>CML &lt; DIE, então vai pelo</text:p>
            <text:p>caminho esquerdo</text:p>
          </draw:text-box>
        </draw:frame>
        <draw:custom-shape draw:style-name="gr8" draw:text-style-name="P16" draw:layer="layout" svg:width="1.4cm" svg:height="1.4cm" svg:x="4cm" svg:y="2.602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45cm" svg:y="2.905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46" xml:id="id184" draw:id="id184" draw:layer="layout" svg:width="1.522cm" svg:height="0.962cm" svg:x="9.378cm" svg:y="1.738cm">
          <draw:text-box>
            <text:p><text:span text:style-name="T12">raiz</text:span>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85" draw:id="id185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84" draw:start-glue-point="2" draw:end-shape="id185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3</text:span></text:p>
          </draw:text-box>
        </draw:frame>
        <draw:custom-shape draw:style-name="gr7" draw:text-style-name="P44" xml:id="id186" draw:id="id186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85" draw:start-glue-point="9" draw:end-shape="id186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44" xml:id="id187" draw:id="id187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7" draw:layer="layout" draw:type="line" svg:x1="9.644cm" svg:y1="4.395cm" svg:x2="8.135cm" svg:y2="5.006cm" draw:start-shape="id185" draw:start-glue-point="7" draw:end-shape="id187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2</text:span></text:p>
          </draw:text-box>
        </draw:frame>
        <draw:custom-shape draw:style-name="gr7" draw:text-style-name="P18" xml:id="id188" draw:id="id188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1</text:span></text:p>
          </draw:text-box>
        </draw:frame>
        <draw:connector draw:style-name="gr36" draw:text-style-name="P48" draw:layer="layout" draw:type="line" svg:x1="7.145cm" svg:y1="5.996cm" svg:x2="6.595cm" svg:y2="6.706cm" draw:start-shape="id187" draw:start-glue-point="7" draw:end-shape="id188" draw:end-glue-point="11" svg:d="M7145 5996l-550 710" svg:viewBox="0 0 551 711">
          <text:p/>
        </draw:connector>
        <draw:custom-shape draw:style-name="gr7" draw:text-style-name="P9" xml:id="id190" draw:id="id190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89" draw:id="id189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86" draw:start-glue-point="9" draw:end-shape="id189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86" draw:start-glue-point="7" draw:end-shape="id190" draw:end-glue-point="11" svg:d="M12244 5995l-549 710" svg:viewBox="0 0 550 711">
          <text:p/>
        </draw:connector>
        <draw:custom-shape draw:style-name="gr7" draw:text-style-name="P18" xml:id="id191" draw:id="id191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187" draw:start-glue-point="9" draw:end-shape="id191" draw:end-glue-point="5" svg:d="M8135 5996l467 709" svg:viewBox="0 0 468 710">
          <text:p/>
        </draw:connector>
        <draw:custom-shape draw:style-name="gr8" draw:text-style-name="P16" xml:id="id192" draw:id="id192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0</text:span></text:p>
          </draw:text-box>
        </draw:frame>
        <draw:connector draw:style-name="gr36" draw:text-style-name="P48" draw:layer="layout" draw:type="line" svg:x1="6.595cm" svg:y1="7.696cm" svg:x2="7.002cm" svg:y2="8.505cm" draw:start-shape="id188" draw:start-glue-point="9" draw:end-shape="id192" draw:end-glue-point="5" svg:d="M6595 7696l407 809" svg:viewBox="0 0 408 810">
          <text:p/>
        </draw:connector>
        <draw:frame draw:style-name="gr37" draw:text-style-name="P46" draw:layer="layout" svg:width="8.71cm" svg:height="1.673cm" svg:x="18.502cm" svg:y="2.416cm">
          <draw:text-box>
            <text:p><text:span text:style-name="T12">CML &gt; BUA, então é inserido</text:span></text:p>
            <text:p><text:span text:style-name="T12">no filho a direita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193" draw:id="id193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94" draw:id="id194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193" draw:start-glue-point="2" draw:end-shape="id194" draw:end-glue-point="4" svg:d="M10139 2700v500" svg:viewBox="0 0 1 501">
          <text:p/>
        </draw:connector>
        <draw:frame draw:style-name="gr10" draw:text-style-name="P13" draw:layer="layout" svg:width="1.353cm" svg:height="0.763cm" svg:x="10.847cm" svg:y="3.5cm">
          <draw:text-box>
            <text:p><text:span text:style-name="T5">H=4</text:span></text:p>
          </draw:text-box>
        </draw:frame>
        <draw:custom-shape draw:style-name="gr7" draw:text-style-name="P44" xml:id="id195" draw:id="id195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194" draw:start-glue-point="9" draw:end-shape="id195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44" xml:id="id196" draw:id="id196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194" draw:start-glue-point="7" draw:end-shape="id196" draw:end-glue-point="11" svg:d="M9644 4395l-1509 611" svg:viewBox="0 0 1510 612">
          <text:p/>
        </draw:connector>
        <draw:frame draw:style-name="gr10" draw:text-style-name="P13" draw:layer="layout" svg:width="1.353cm" svg:height="0.763cm" svg:x="5.549cm" svg:y="5.102cm">
          <draw:text-box>
            <text:p><text:span text:style-name="T5">H=3</text:span></text:p>
          </draw:text-box>
        </draw:frame>
        <draw:custom-shape draw:style-name="gr7" draw:text-style-name="P18" xml:id="id197" draw:id="id197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4cm" svg:y="6.837cm">
          <draw:text-box>
            <text:p><text:span text:style-name="T5">H=2</text:span></text:p>
          </draw:text-box>
        </draw:frame>
        <draw:connector draw:style-name="gr28" draw:text-style-name="P33" draw:layer="layout" draw:type="line" svg:x1="7.145cm" svg:y1="5.996cm" svg:x2="6.595cm" svg:y2="6.706cm" draw:start-shape="id196" draw:start-glue-point="7" draw:end-shape="id197" draw:end-glue-point="11" svg:d="M7145 5996l-550 710" svg:viewBox="0 0 551 711">
          <text:p/>
        </draw:connector>
        <draw:custom-shape draw:style-name="gr7" draw:text-style-name="P9" xml:id="id199" draw:id="id199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198" draw:id="id198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195" draw:start-glue-point="9" draw:end-shape="id198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195" draw:start-glue-point="7" draw:end-shape="id199" draw:end-glue-point="11" svg:d="M12244 5995l-549 710" svg:viewBox="0 0 550 711">
          <text:p/>
        </draw:connector>
        <draw:custom-shape draw:style-name="gr7" draw:text-style-name="P18" xml:id="id200" draw:id="id200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196" draw:start-glue-point="9" draw:end-shape="id200" draw:end-glue-point="5" svg:d="M8135 5996l467 709" svg:viewBox="0 0 468 710">
          <text:p/>
        </draw:connector>
        <draw:custom-shape draw:style-name="gr7" draw:text-style-name="P18" xml:id="id201" draw:id="id201" draw:layer="layout" svg:width="1.4cm" svg:height="1.4cm" svg:x="6.797cm" svg:y="8.3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5.5cm" svg:y="8.6cm">
          <draw:text-box>
            <text:p><text:span text:style-name="T5">H=1</text:span></text:p>
          </draw:text-box>
        </draw:frame>
        <draw:connector draw:style-name="gr28" draw:text-style-name="P33" draw:layer="layout" draw:type="line" svg:x1="6.595cm" svg:y1="7.696cm" svg:x2="7.002cm" svg:y2="8.505cm" draw:start-shape="id197" draw:start-glue-point="9" draw:end-shape="id201" draw:end-glue-point="5" svg:d="M6595 7696l407 809" svg:viewBox="0 0 408 810">
          <text:p/>
        </draw:connector>
        <draw:frame draw:style-name="gr11" draw:text-style-name="P2" draw:layer="layout" svg:width="7.788cm" svg:height="2.384cm" svg:x="19.502cm" svg:y="2.416cm">
          <draw:text-box>
            <text:p>atualiza a altura</text:p>
            <text:p>não é necessário nenhum</text:p>
            <text:p>balanceamento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02" draw:id="id202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03" draw:id="id203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02" draw:start-glue-point="2" draw:end-shape="id203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04" draw:id="id204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203" draw:start-glue-point="9" draw:end-shape="id204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44" xml:id="id205" draw:id="id205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03" draw:start-glue-point="7" draw:end-shape="id205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8" xml:id="id206" draw:id="id206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05" draw:start-glue-point="7" draw:end-shape="id206" draw:end-glue-point="11" svg:d="M7145 5996l-550 710" svg:viewBox="0 0 551 711">
          <text:p/>
        </draw:connector>
        <draw:custom-shape draw:style-name="gr7" draw:text-style-name="P9" xml:id="id208" draw:id="id208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207" draw:id="id207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28" draw:text-style-name="P33" draw:layer="layout" draw:type="line" svg:x1="13.234cm" svg:y1="5.995cm" svg:x2="13.807cm" svg:y2="6.705cm" draw:start-shape="id204" draw:start-glue-point="9" draw:end-shape="id207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04" draw:start-glue-point="7" draw:end-shape="id208" draw:end-glue-point="11" svg:d="M12244 5995l-549 710" svg:viewBox="0 0 550 711">
          <text:p/>
        </draw:connector>
        <draw:custom-shape draw:style-name="gr7" draw:text-style-name="P18" xml:id="id209" draw:id="id209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05" draw:start-glue-point="9" draw:end-shape="id209" draw:end-glue-point="5" svg:d="M8135 5996l467 709" svg:viewBox="0 0 468 710">
          <text:p/>
        </draw:connector>
        <draw:custom-shape draw:style-name="gr7" draw:text-style-name="P18" xml:id="id210" draw:id="id210" draw:layer="layout" svg:width="1.4cm" svg:height="1.4cm" svg:x="6.797cm" svg:y="8.3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06" draw:start-glue-point="9" draw:end-shape="id210" draw:end-glue-point="5" svg:d="M6595 7696l407 809" svg:viewBox="0 0 408 810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" draw:layer="layout" svg:width="7.728cm" svg:height="1.673cm" svg:x="19.502cm" svg:y="2.417cm">
          <draw:text-box>
            <text:p text:style-name="P20"><text:span text:style-name="T8">TPA &gt; LAT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11" draw:id="id211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12" draw:id="id212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11" draw:start-glue-point="2" draw:end-shape="id21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13" draw:id="id213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212" draw:start-glue-point="9" draw:end-shape="id213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44" xml:id="id214" draw:id="id214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12" draw:start-glue-point="7" draw:end-shape="id214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8" xml:id="id215" draw:id="id215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14" draw:start-glue-point="7" draw:end-shape="id215" draw:end-glue-point="11" svg:d="M7145 5996l-550 710" svg:viewBox="0 0 551 711">
          <text:p/>
        </draw:connector>
        <draw:custom-shape draw:style-name="gr7" draw:text-style-name="P9" xml:id="id217" draw:id="id217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216" draw:id="id216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39" draw:text-style-name="P33" draw:layer="layout" draw:type="line" svg:x1="13.234cm" svg:y1="5.995cm" svg:x2="13.807cm" svg:y2="6.705cm" draw:start-shape="id213" draw:start-glue-point="9" draw:end-shape="id216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13" draw:start-glue-point="7" draw:end-shape="id217" draw:end-glue-point="11" svg:d="M12244 5995l-549 710" svg:viewBox="0 0 550 711">
          <text:p/>
        </draw:connector>
        <draw:custom-shape draw:style-name="gr7" draw:text-style-name="P18" xml:id="id218" draw:id="id218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14" draw:start-glue-point="9" draw:end-shape="id218" draw:end-glue-point="5" svg:d="M8135 5996l467 709" svg:viewBox="0 0 468 710">
          <text:p/>
        </draw:connector>
        <draw:custom-shape draw:style-name="gr7" draw:text-style-name="P18" xml:id="id219" draw:id="id219" draw:layer="layout" svg:width="1.4cm" svg:height="1.4cm" svg:x="6.797cm" svg:y="8.3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15" draw:start-glue-point="9" draw:end-shape="id219" draw:end-glue-point="5" svg:d="M6595 7696l407 809" svg:viewBox="0 0 408 810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" draw:layer="layout" svg:width="8.02cm" svg:height="1.673cm" svg:x="19.502cm" svg:y="2.417cm">
          <draw:text-box>
            <text:p text:style-name="P20"><text:span text:style-name="T8">TPA &gt; NDE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20" draw:id="id22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21" draw:id="id22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20" draw:start-glue-point="2" draw:end-shape="id22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22" draw:id="id222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221" draw:start-glue-point="9" draw:end-shape="id222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2</text:span></text:p>
          </draw:text-box>
        </draw:frame>
        <draw:custom-shape draw:style-name="gr7" draw:text-style-name="P44" xml:id="id223" draw:id="id223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21" draw:start-glue-point="7" draw:end-shape="id223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8" xml:id="id224" draw:id="id224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23" draw:start-glue-point="7" draw:end-shape="id224" draw:end-glue-point="11" svg:d="M7145 5996l-550 710" svg:viewBox="0 0 551 711">
          <text:p/>
        </draw:connector>
        <draw:custom-shape draw:style-name="gr7" draw:text-style-name="P9" xml:id="id226" draw:id="id22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225" draw:id="id225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1</text:span></text:p>
          </draw:text-box>
        </draw:frame>
        <draw:connector draw:style-name="gr39" draw:text-style-name="P33" draw:layer="layout" draw:type="line" svg:x1="13.234cm" svg:y1="5.995cm" svg:x2="13.807cm" svg:y2="6.705cm" draw:start-shape="id222" draw:start-glue-point="9" draw:end-shape="id225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22" draw:start-glue-point="7" draw:end-shape="id226" draw:end-glue-point="11" svg:d="M12244 5995l-549 710" svg:viewBox="0 0 550 711">
          <text:p/>
        </draw:connector>
        <draw:custom-shape draw:style-name="gr7" draw:text-style-name="P18" xml:id="id227" draw:id="id227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23" draw:start-glue-point="9" draw:end-shape="id227" draw:end-glue-point="5" svg:d="M8135 5996l467 709" svg:viewBox="0 0 468 710">
          <text:p/>
        </draw:connector>
        <draw:custom-shape draw:style-name="gr7" draw:text-style-name="P18" xml:id="id228" draw:id="id228" draw:layer="layout" svg:width="1.4cm" svg:height="1.4cm" svg:x="6.797cm" svg:y="8.3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24" draw:start-glue-point="9" draw:end-shape="id228" draw:end-glue-point="5" svg:d="M6595 7696l407 809" svg:viewBox="0 0 408 810">
          <text:p/>
        </draw:connector>
        <draw:frame draw:style-name="gr41" draw:text-style-name="P22" draw:layer="layout" svg:width="8.898cm" svg:height="2.384cm" svg:x="18.502cm" svg:y="2.417cm">
          <draw:text-box>
            <text:p text:style-name="P20"><text:span text:style-name="T8">TPA &gt; PRE, então </text:span><text:span text:style-name="T12">é inserido</text:span></text:p>
            <text:p text:style-name="P20"><text:span text:style-name="T12">no filho a direita</text:span></text:p>
          </draw:text-box>
        </draw:frame>
        <draw:frame draw:style-name="gr10" draw:text-style-name="P14" draw:layer="layout" svg:width="1.353cm" svg:height="0.763cm" svg:x="16.498cm" svg:y="8.6cm">
          <draw:text-box>
            <text:p><text:span text:style-name="T6">H=0</text:span></text:p>
          </draw:text-box>
        </draw:frame>
        <draw:custom-shape draw:style-name="gr8" draw:text-style-name="P16" xml:id="id229" draw:id="id229" draw:layer="layout" svg:width="1.4cm" svg:height="1.4cm" svg:x="15.098cm" svg:y="8.301cm">
          <text:p text:style-name="P15"><text:span text:style-name="T7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4.797cm" svg:y1="7.695cm" svg:x2="15.303cm" svg:y2="8.506cm" draw:start-shape="id225" draw:start-glue-point="9" draw:end-shape="id229" draw:end-glue-point="5" svg:d="M14797 7695l506 811" svg:viewBox="0 0 507 812">
          <text:p/>
        </draw:connector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30" draw:id="id23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31" draw:id="id23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30" draw:start-glue-point="2" draw:end-shape="id23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32" draw:id="id232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231" draw:start-glue-point="9" draw:end-shape="id232" draw:end-glue-point="5" svg:d="M10634 4395l1610 610" svg:viewBox="0 0 1611 611">
          <text:p/>
        </draw:connector>
        <draw:frame draw:style-name="gr10" draw:text-style-name="P13" draw:layer="layout" svg:width="1.353cm" svg:height="0.763cm" svg:x="13.448cm" svg:y="5.101cm">
          <draw:text-box>
            <text:p><text:span text:style-name="T5">H=3</text:span></text:p>
          </draw:text-box>
        </draw:frame>
        <draw:custom-shape draw:style-name="gr7" draw:text-style-name="P44" xml:id="id233" draw:id="id233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31" draw:start-glue-point="7" draw:end-shape="id233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8" xml:id="id234" draw:id="id234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33" draw:start-glue-point="7" draw:end-shape="id234" draw:end-glue-point="11" svg:d="M7145 5996l-550 710" svg:viewBox="0 0 551 711">
          <text:p/>
        </draw:connector>
        <draw:custom-shape draw:style-name="gr7" draw:text-style-name="P9" xml:id="id236" draw:id="id23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235" draw:id="id235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15.047cm" svg:y="6.798cm">
          <draw:text-box>
            <text:p><text:span text:style-name="T5">H=2</text:span></text:p>
          </draw:text-box>
        </draw:frame>
        <draw:connector draw:style-name="gr28" draw:text-style-name="P33" draw:layer="layout" draw:type="line" svg:x1="13.234cm" svg:y1="5.995cm" svg:x2="13.807cm" svg:y2="6.705cm" draw:start-shape="id232" draw:start-glue-point="9" draw:end-shape="id235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32" draw:start-glue-point="7" draw:end-shape="id236" draw:end-glue-point="11" svg:d="M12244 5995l-549 710" svg:viewBox="0 0 550 711">
          <text:p/>
        </draw:connector>
        <draw:custom-shape draw:style-name="gr7" draw:text-style-name="P18" xml:id="id237" draw:id="id237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33" draw:start-glue-point="9" draw:end-shape="id237" draw:end-glue-point="5" svg:d="M8135 5996l467 709" svg:viewBox="0 0 468 710">
          <text:p/>
        </draw:connector>
        <draw:custom-shape draw:style-name="gr7" draw:text-style-name="P18" xml:id="id238" draw:id="id238" draw:layer="layout" svg:width="1.4cm" svg:height="1.4cm" svg:x="6.797cm" svg:y="8.3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34" draw:start-glue-point="9" draw:end-shape="id238" draw:end-glue-point="5" svg:d="M6595 7696l407 809" svg:viewBox="0 0 408 810">
          <text:p/>
        </draw:connector>
        <draw:frame draw:style-name="gr10" draw:text-style-name="P13" draw:layer="layout" svg:width="1.353cm" svg:height="0.763cm" svg:x="16.498cm" svg:y="8.6cm">
          <draw:text-box>
            <text:p><text:span text:style-name="T5">H=1</text:span></text:p>
          </draw:text-box>
        </draw:frame>
        <draw:custom-shape draw:style-name="gr8" draw:text-style-name="P16" xml:id="id239" draw:id="id239" draw:layer="layout" svg:width="1.4cm" svg:height="1.4cm" svg:x="15.098cm" svg:y="8.301cm">
          <text:p text:style-name="P15"><text:span text:style-name="T7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235" draw:start-glue-point="9" draw:end-shape="id239" draw:end-glue-point="5" svg:d="M14797 7695l506 811" svg:viewBox="0 0 507 812">
          <text:p/>
        </draw:connector>
        <draw:frame draw:style-name="gr11" draw:text-style-name="P2" draw:layer="layout" svg:width="7.788cm" svg:height="2.384cm" svg:x="19.502cm" svg:y="2.416cm">
          <draw:text-box>
            <text:p>atualiza a altura</text:p>
            <text:p>não é necessário nenhum</text:p>
            <text:p>balanceamento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40" draw:id="id24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41" draw:id="id24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40" draw:start-glue-point="2" draw:end-shape="id24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42" draw:id="id242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241" draw:start-glue-point="9" draw:end-shape="id242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44" xml:id="id243" draw:id="id243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41" draw:start-glue-point="7" draw:end-shape="id243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8" xml:id="id244" draw:id="id244" draw:layer="layout" svg:width="1.4cm" svg:height="1.4cm" svg:x="5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43" draw:start-glue-point="7" draw:end-shape="id244" draw:end-glue-point="11" svg:d="M7145 5996l-550 710" svg:viewBox="0 0 551 711">
          <text:p/>
        </draw:connector>
        <draw:custom-shape draw:style-name="gr7" draw:text-style-name="P9" xml:id="id246" draw:id="id24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245" draw:id="id245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3.234cm" svg:y1="5.995cm" svg:x2="13.807cm" svg:y2="6.705cm" draw:start-shape="id242" draw:start-glue-point="9" draw:end-shape="id245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42" draw:start-glue-point="7" draw:end-shape="id246" draw:end-glue-point="11" svg:d="M12244 5995l-549 710" svg:viewBox="0 0 550 711">
          <text:p/>
        </draw:connector>
        <draw:custom-shape draw:style-name="gr7" draw:text-style-name="P18" xml:id="id247" draw:id="id247" draw:layer="layout" svg:width="1.4cm" svg:height="1.4cm" svg:x="8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43" draw:start-glue-point="9" draw:end-shape="id247" draw:end-glue-point="5" svg:d="M8135 5996l467 709" svg:viewBox="0 0 468 710">
          <text:p/>
        </draw:connector>
        <draw:custom-shape draw:style-name="gr7" draw:text-style-name="P18" xml:id="id248" draw:id="id248" draw:layer="layout" svg:width="1.4cm" svg:height="1.4cm" svg:x="6.797cm" svg:y="8.3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44" draw:start-glue-point="9" draw:end-shape="id248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1</text:span></text:p>
          </draw:text-box>
        </draw:frame>
        <draw:custom-shape draw:style-name="gr7" draw:text-style-name="P18" xml:id="id249" draw:id="id249" draw:layer="layout" svg:width="1.4cm" svg:height="1.4cm" svg:x="15.098cm" svg:y="8.301cm">
          <text:p text:style-name="P17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245" draw:start-glue-point="9" draw:end-shape="id249" draw:end-glue-point="5" svg:d="M14797 7695l506 811" svg:viewBox="0 0 507 812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" draw:layer="layout" svg:width="7.597cm" svg:height="1.673cm" svg:x="19.502cm" svg:y="2.417cm">
          <draw:text-box>
            <text:p text:style-name="P20"><text:span text:style-name="T8">VIS &gt; LAT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50" draw:id="id25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51" draw:id="id25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50" draw:start-glue-point="2" draw:end-shape="id25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52" draw:id="id252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251" draw:start-glue-point="9" draw:end-shape="id252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44" xml:id="id253" draw:id="id253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51" draw:start-glue-point="7" draw:end-shape="id253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254" draw:id="id254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53" draw:start-glue-point="7" draw:end-shape="id254" draw:end-glue-point="11" svg:d="M7145 5996l-550 710" svg:viewBox="0 0 551 711">
          <text:p/>
        </draw:connector>
        <draw:custom-shape draw:style-name="gr7" draw:text-style-name="P9" xml:id="id256" draw:id="id25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255" draw:id="id255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2</text:span></text:p>
          </draw:text-box>
        </draw:frame>
        <draw:connector draw:style-name="gr39" draw:text-style-name="P33" draw:layer="layout" draw:type="line" svg:x1="13.234cm" svg:y1="5.995cm" svg:x2="13.807cm" svg:y2="6.705cm" draw:start-shape="id252" draw:start-glue-point="9" draw:end-shape="id255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52" draw:start-glue-point="7" draw:end-shape="id256" draw:end-glue-point="11" svg:d="M12244 5995l-549 710" svg:viewBox="0 0 550 711">
          <text:p/>
        </draw:connector>
        <draw:custom-shape draw:style-name="gr7" draw:text-style-name="P19" xml:id="id257" draw:id="id257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53" draw:start-glue-point="9" draw:end-shape="id257" draw:end-glue-point="5" svg:d="M8135 5996l467 709" svg:viewBox="0 0 468 710">
          <text:p/>
        </draw:connector>
        <draw:custom-shape draw:style-name="gr7" draw:text-style-name="P19" xml:id="id258" draw:id="id258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54" draw:start-glue-point="9" draw:end-shape="id258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1</text:span></text:p>
          </draw:text-box>
        </draw:frame>
        <draw:custom-shape draw:style-name="gr7" draw:text-style-name="P19" xml:id="id259" draw:id="id259" draw:layer="layout" svg:width="1.4cm" svg:height="1.4cm" svg:x="15.098cm" svg:y="8.301cm">
          <text:p text:style-name="P15"><text:span text:style-name="T7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255" draw:start-glue-point="9" draw:end-shape="id259" draw:end-glue-point="5" svg:d="M14797 7695l506 811" svg:viewBox="0 0 507 812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7.889cm" svg:height="1.673cm" svg:x="19.502cm" svg:y="2.417cm">
          <draw:text-box>
            <text:p text:style-name="P20"><text:span text:style-name="T8">VIS &gt; NDE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8cm" svg:y="6.501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8cm" svg:y="8.301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5.099cm" svg:y="8.302cm">
          <text:p text:style-name="P17"><text:span text:style-name="T3">TP</text:span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60" draw:id="id26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61" draw:id="id26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60" draw:start-glue-point="2" draw:end-shape="id26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62" draw:id="id262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261" draw:start-glue-point="9" draw:end-shape="id262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44" xml:id="id263" draw:id="id263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61" draw:start-glue-point="7" draw:end-shape="id263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264" draw:id="id264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63" draw:start-glue-point="7" draw:end-shape="id264" draw:end-glue-point="11" svg:d="M7145 5996l-550 710" svg:viewBox="0 0 551 711">
          <text:p/>
        </draw:connector>
        <draw:custom-shape draw:style-name="gr7" draw:text-style-name="P9" xml:id="id266" draw:id="id26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265" draw:id="id265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2</text:span></text:p>
          </draw:text-box>
        </draw:frame>
        <draw:connector draw:style-name="gr39" draw:text-style-name="P33" draw:layer="layout" draw:type="line" svg:x1="13.234cm" svg:y1="5.995cm" svg:x2="13.807cm" svg:y2="6.705cm" draw:start-shape="id262" draw:start-glue-point="9" draw:end-shape="id265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62" draw:start-glue-point="7" draw:end-shape="id266" draw:end-glue-point="11" svg:d="M12244 5995l-549 710" svg:viewBox="0 0 550 711">
          <text:p/>
        </draw:connector>
        <draw:custom-shape draw:style-name="gr7" draw:text-style-name="P19" xml:id="id267" draw:id="id267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63" draw:start-glue-point="9" draw:end-shape="id267" draw:end-glue-point="5" svg:d="M8135 5996l467 709" svg:viewBox="0 0 468 710">
          <text:p/>
        </draw:connector>
        <draw:custom-shape draw:style-name="gr7" draw:text-style-name="P19" xml:id="id268" draw:id="id268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64" draw:start-glue-point="9" draw:end-shape="id268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1</text:span></text:p>
          </draw:text-box>
        </draw:frame>
        <draw:custom-shape draw:style-name="gr7" draw:text-style-name="P19" xml:id="id269" draw:id="id269" draw:layer="layout" svg:width="1.4cm" svg:height="1.4cm" svg:x="15.098cm" svg:y="8.301cm">
          <text:p text:style-name="P15"><text:span text:style-name="T7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4.797cm" svg:y1="7.695cm" svg:x2="15.303cm" svg:y2="8.506cm" draw:start-shape="id265" draw:start-glue-point="9" draw:end-shape="id269" draw:end-glue-point="5" svg:d="M14797 7695l506 811" svg:viewBox="0 0 507 812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" draw:layer="layout" svg:width="7.855cm" svg:height="1.673cm" svg:x="19.502cm" svg:y="2.417cm">
          <draw:text-box>
            <text:p text:style-name="P20"><text:span text:style-name="T8">VIS &gt; PRE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8cm" svg:y="6.501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5.099cm" svg:y="8.302cm">
          <text:p text:style-name="P17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70" draw:id="id27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71" draw:id="id27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70" draw:start-glue-point="2" draw:end-shape="id27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72" draw:id="id272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271" draw:start-glue-point="9" draw:end-shape="id272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44" xml:id="id273" draw:id="id273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71" draw:start-glue-point="7" draw:end-shape="id273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274" draw:id="id274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73" draw:start-glue-point="7" draw:end-shape="id274" draw:end-glue-point="11" svg:d="M7145 5996l-550 710" svg:viewBox="0 0 551 711">
          <text:p/>
        </draw:connector>
        <draw:custom-shape draw:style-name="gr7" draw:text-style-name="P9" xml:id="id276" draw:id="id27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275" draw:id="id275" draw:layer="layout" svg:width="1.4cm" svg:height="1.4cm" svg:x="13.602cm" svg:y="6.5cm">
          <text:p text:style-name="P34"><text:span text:style-name="T9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2</text:span></text:p>
          </draw:text-box>
        </draw:frame>
        <draw:connector draw:style-name="gr39" draw:text-style-name="P33" draw:layer="layout" draw:type="line" svg:x1="13.234cm" svg:y1="5.995cm" svg:x2="13.807cm" svg:y2="6.705cm" draw:start-shape="id272" draw:start-glue-point="9" draw:end-shape="id275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72" draw:start-glue-point="7" draw:end-shape="id276" draw:end-glue-point="11" svg:d="M12244 5995l-549 710" svg:viewBox="0 0 550 711">
          <text:p/>
        </draw:connector>
        <draw:custom-shape draw:style-name="gr7" draw:text-style-name="P19" xml:id="id277" draw:id="id277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73" draw:start-glue-point="9" draw:end-shape="id277" draw:end-glue-point="5" svg:d="M8135 5996l467 709" svg:viewBox="0 0 468 710">
          <text:p/>
        </draw:connector>
        <draw:custom-shape draw:style-name="gr7" draw:text-style-name="P19" xml:id="id278" draw:id="id278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74" draw:start-glue-point="9" draw:end-shape="id278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1</text:span></text:p>
          </draw:text-box>
        </draw:frame>
        <draw:custom-shape draw:style-name="gr7" draw:text-style-name="P19" xml:id="id279" draw:id="id279" draw:layer="layout" svg:width="1.4cm" svg:height="1.4cm" svg:x="15.098cm" svg:y="8.301cm">
          <text:p text:style-name="P15"><text:span text:style-name="T7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4.797cm" svg:y1="7.695cm" svg:x2="15.303cm" svg:y2="8.506cm" draw:start-shape="id275" draw:start-glue-point="9" draw:end-shape="id279" draw:end-glue-point="5" svg:d="M14797 7695l506 811" svg:viewBox="0 0 507 812">
          <text:p/>
        </draw:connector>
        <draw:custom-shape draw:style-name="gr8" draw:text-style-name="P10" xml:id="id280" draw:id="id280" draw:layer="layout" svg:width="1.4cm" svg:height="1.4cm" svg:x="16.6cm" svg:y="10.2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" draw:layer="layout" svg:width="8.291cm" svg:height="1.673cm" svg:x="19.502cm" svg:y="2.417cm">
          <draw:text-box>
            <text:p text:style-name="P20"><text:span text:style-name="T8">VIS &gt; TPA, </text:span>então é inserido</text:p>
            <text:p text:style-name="P20">no filho a direita</text:p>
          </draw:text-box>
        </draw:frame>
        <draw:frame draw:style-name="gr10" draw:text-style-name="P14" draw:layer="layout" svg:width="1.353cm" svg:height="0.763cm" svg:x="18.045cm" svg:y="10.498cm">
          <draw:text-box>
            <text:p><text:span text:style-name="T6">H=0</text:span></text:p>
          </draw:text-box>
        </draw:frame>
        <draw:connector draw:style-name="gr29" draw:text-style-name="P11" draw:layer="layout" draw:type="line" svg:x1="16.293cm" svg:y1="9.496cm" svg:x2="16.805cm" svg:y2="10.405cm" draw:start-shape="id279" draw:start-glue-point="9" draw:end-shape="id280" draw:end-glue-point="5" svg:d="M16293 9496l512 909" svg:viewBox="0 0 513 910">
          <text:p/>
        </draw:connector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603cm" svg:y="6.501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8cm" svg:y="6.501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5.099cm" svg:y="8.302cm">
          <text:p text:style-name="P17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81" draw:id="id281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82" draw:id="id282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81" draw:start-glue-point="2" draw:end-shape="id28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83" draw:id="id283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282" draw:start-glue-point="9" draw:end-shape="id283" draw:end-glue-point="5" svg:d="M10634 4395l1610 610" svg:viewBox="0 0 1611 611">
          <text:p/>
        </draw:connector>
        <draw:frame draw:style-name="gr10" draw:text-style-name="P13" draw:layer="layout" svg:width="1.353cm" svg:height="0.763cm" svg:x="13.448cm" svg:y="5.101cm">
          <draw:text-box>
            <text:p><text:span text:style-name="T5">H=4</text:span></text:p>
          </draw:text-box>
        </draw:frame>
        <draw:custom-shape draw:style-name="gr7" draw:text-style-name="P44" xml:id="id284" draw:id="id284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82" draw:start-glue-point="7" draw:end-shape="id284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285" draw:id="id285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84" draw:start-glue-point="7" draw:end-shape="id285" draw:end-glue-point="11" svg:d="M7145 5996l-550 710" svg:viewBox="0 0 551 711">
          <text:p/>
        </draw:connector>
        <draw:custom-shape draw:style-name="gr7" draw:text-style-name="P9" xml:id="id287" draw:id="id287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23" draw:text-style-name="P28" xml:id="id286" draw:id="id286" draw:layer="layout" svg:width="1.4cm" svg:height="1.4cm" svg:x="13.602cm" svg:y="6.5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15.047cm" svg:y="6.798cm">
          <draw:text-box>
            <text:p><text:span text:style-name="T5">H=3</text:span></text:p>
          </draw:text-box>
        </draw:frame>
        <draw:connector draw:style-name="gr28" draw:text-style-name="P33" draw:layer="layout" draw:type="line" svg:x1="13.234cm" svg:y1="5.995cm" svg:x2="13.807cm" svg:y2="6.705cm" draw:start-shape="id283" draw:start-glue-point="9" draw:end-shape="id286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83" draw:start-glue-point="7" draw:end-shape="id287" draw:end-glue-point="11" svg:d="M12244 5995l-549 710" svg:viewBox="0 0 550 711">
          <text:p/>
        </draw:connector>
        <draw:custom-shape draw:style-name="gr7" draw:text-style-name="P19" xml:id="id288" draw:id="id288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84" draw:start-glue-point="9" draw:end-shape="id288" draw:end-glue-point="5" svg:d="M8135 5996l467 709" svg:viewBox="0 0 468 710">
          <text:p/>
        </draw:connector>
        <draw:custom-shape draw:style-name="gr7" draw:text-style-name="P19" xml:id="id289" draw:id="id289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85" draw:start-glue-point="9" draw:end-shape="id289" draw:end-glue-point="5" svg:d="M6595 7696l407 809" svg:viewBox="0 0 408 810">
          <text:p/>
        </draw:connector>
        <draw:frame draw:style-name="gr10" draw:text-style-name="P13" draw:layer="layout" svg:width="1.353cm" svg:height="0.763cm" svg:x="16.498cm" svg:y="8.6cm">
          <draw:text-box>
            <text:p><text:span text:style-name="T5">H=2</text:span></text:p>
          </draw:text-box>
        </draw:frame>
        <draw:custom-shape draw:style-name="gr7" draw:text-style-name="P19" xml:id="id290" draw:id="id290" draw:layer="layout" svg:width="1.4cm" svg:height="1.4cm" svg:x="15.098cm" svg:y="8.301cm">
          <text:p text:style-name="P15"><text:span text:style-name="T7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286" draw:start-glue-point="9" draw:end-shape="id290" draw:end-glue-point="5" svg:d="M14797 7695l506 811" svg:viewBox="0 0 507 812">
          <text:p/>
        </draw:connector>
        <draw:custom-shape draw:style-name="gr7" draw:text-style-name="P9" xml:id="id291" draw:id="id291" draw:layer="layout" svg:width="1.4cm" svg:height="1.4cm" svg:x="16.6cm" svg:y="10.2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18.045cm" svg:y="10.498cm">
          <draw:text-box>
            <text:p><text:span text:style-name="T5">H=1</text:span></text:p>
          </draw:text-box>
        </draw:frame>
        <draw:connector draw:style-name="gr9" draw:text-style-name="P11" draw:layer="layout" draw:type="line" svg:x1="16.293cm" svg:y1="9.496cm" svg:x2="16.805cm" svg:y2="10.405cm" draw:start-shape="id290" draw:start-glue-point="9" draw:end-shape="id291" draw:end-glue-point="5" svg:d="M16293 9496l512 909" svg:viewBox="0 0 513 910">
          <text:p/>
        </draw:connector>
        <draw:frame draw:style-name="gr24" draw:text-style-name="P2" draw:layer="layout" svg:width="6.763cm" svg:height="2.384cm" svg:x="19.504cm" svg:y="2.416cm">
          <draw:text-box>
            <text:p>atualiza a altura</text:p>
            <text:p>árvore desbalanceada</text:p>
            <text:p>em PRE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8cm" svg:y="6.501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8cm" svg:y="8.301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15.099cm" svg:y="8.302cm">
          <text:p text:style-name="P17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292" draw:id="id292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93" draw:id="id293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292" draw:start-glue-point="2" draw:end-shape="id293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294" draw:id="id294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293" draw:start-glue-point="9" draw:end-shape="id294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4</text:span></text:p>
          </draw:text-box>
        </draw:frame>
        <draw:custom-shape draw:style-name="gr7" draw:text-style-name="P44" xml:id="id295" draw:id="id295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293" draw:start-glue-point="7" draw:end-shape="id295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296" draw:id="id296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295" draw:start-glue-point="7" draw:end-shape="id296" draw:end-glue-point="11" svg:d="M7145 5996l-550 710" svg:viewBox="0 0 551 711">
          <text:p/>
        </draw:connector>
        <draw:custom-shape draw:style-name="gr7" draw:text-style-name="P9" xml:id="id298" draw:id="id298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23" draw:text-style-name="P28" xml:id="id297" draw:id="id297" draw:layer="layout" svg:width="1.4cm" svg:height="1.4cm" svg:x="13.602cm" svg:y="6.5cm">
          <text:p text:style-name="P24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3</text:span></text:p>
          </draw:text-box>
        </draw:frame>
        <draw:connector draw:style-name="gr28" draw:text-style-name="P33" draw:layer="layout" draw:type="line" svg:x1="13.234cm" svg:y1="5.995cm" svg:x2="13.807cm" svg:y2="6.705cm" draw:start-shape="id294" draw:start-glue-point="9" draw:end-shape="id297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294" draw:start-glue-point="7" draw:end-shape="id298" draw:end-glue-point="11" svg:d="M12244 5995l-549 710" svg:viewBox="0 0 550 711">
          <text:p/>
        </draw:connector>
        <draw:custom-shape draw:style-name="gr7" draw:text-style-name="P19" xml:id="id299" draw:id="id299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295" draw:start-glue-point="9" draw:end-shape="id299" draw:end-glue-point="5" svg:d="M8135 5996l467 709" svg:viewBox="0 0 468 710">
          <text:p/>
        </draw:connector>
        <draw:custom-shape draw:style-name="gr7" draw:text-style-name="P19" xml:id="id300" draw:id="id300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296" draw:start-glue-point="9" draw:end-shape="id300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2</text:span></text:p>
          </draw:text-box>
        </draw:frame>
        <draw:custom-shape draw:style-name="gr25" draw:text-style-name="P39" xml:id="id301" draw:id="id301" draw:layer="layout" svg:width="1.4cm" svg:height="1.4cm" svg:x="15.098cm" svg:y="8.301cm">
          <text:p text:style-name="P3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297" draw:start-glue-point="9" draw:end-shape="id301" draw:end-glue-point="5" svg:d="M14797 7695l506 811" svg:viewBox="0 0 507 812">
          <text:p/>
        </draw:connector>
        <draw:custom-shape draw:style-name="gr8" draw:text-style-name="P10" xml:id="id302" draw:id="id302" draw:layer="layout" svg:width="1.4cm" svg:height="1.4cm" svg:x="16.6cm" svg:y="10.2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045cm" svg:y="10.498cm">
          <draw:text-box>
            <text:p><text:span text:style-name="T6">H=1</text:span></text:p>
          </draw:text-box>
        </draw:frame>
        <draw:connector draw:style-name="gr9" draw:text-style-name="P11" draw:layer="layout" draw:type="line" svg:x1="16.293cm" svg:y1="9.496cm" svg:x2="16.805cm" svg:y2="10.405cm" draw:start-shape="id301" draw:start-glue-point="9" draw:end-shape="id302" draw:end-glue-point="5" svg:d="M16293 9496l512 909" svg:viewBox="0 0 513 910">
          <text:p/>
        </draw:connector>
        <draw:frame draw:style-name="gr26" draw:text-style-name="P2" draw:layer="layout" svg:width="10.288cm" svg:height="3.095cm" svg:x="18.2cm" svg:y="2.419cm">
          <draw:text-box>
            <text:p>O FB em PRE é +2 e TPA</text:p>
            <text:p>é -1, devemos fazer uma</text:p>
            <text:p>rotação a esquerda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1cm" svg:y="6.502cm">
          <text:p text:style-name="P17"><text:span text:style-name="T3">BU</text:span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8cm" svg:y="8.301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46" xml:id="id303" draw:id="id303" draw:layer="layout" svg:width="1.522cm" svg:height="0.962cm" svg:x="9.378cm" svg:y="1.738cm">
          <draw:text-box>
            <text:p><text:span text:style-name="T12">raiz</text:span>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04" draw:id="id304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03" draw:start-glue-point="2" draw:end-shape="id304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305" draw:id="id305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304" draw:start-glue-point="9" draw:end-shape="id305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44" xml:id="id306" draw:id="id306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304" draw:start-glue-point="7" draw:end-shape="id306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307" draw:id="id307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306" draw:start-glue-point="7" draw:end-shape="id307" draw:end-glue-point="11" svg:d="M7145 5996l-550 710" svg:viewBox="0 0 551 711">
          <text:p/>
        </draw:connector>
        <draw:custom-shape draw:style-name="gr7" draw:text-style-name="P9" xml:id="id309" draw:id="id309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25" draw:text-style-name="P29" xml:id="id308" draw:id="id308" draw:layer="layout" svg:width="1.4cm" svg:height="1.4cm" svg:x="13.602cm" svg:y="6.5cm">
          <text:p text:style-name="P24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3.234cm" svg:y1="5.995cm" svg:x2="13.807cm" svg:y2="6.705cm" draw:start-shape="id305" draw:start-glue-point="9" draw:end-shape="id308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305" draw:start-glue-point="7" draw:end-shape="id309" draw:end-glue-point="11" svg:d="M12244 5995l-549 710" svg:viewBox="0 0 550 711">
          <text:p/>
        </draw:connector>
        <draw:custom-shape draw:style-name="gr7" draw:text-style-name="P19" xml:id="id310" draw:id="id310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306" draw:start-glue-point="9" draw:end-shape="id310" draw:end-glue-point="5" svg:d="M8135 5996l467 709" svg:viewBox="0 0 468 710">
          <text:p/>
        </draw:connector>
        <draw:custom-shape draw:style-name="gr7" draw:text-style-name="P19" xml:id="id311" draw:id="id311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307" draw:start-glue-point="9" draw:end-shape="id311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1</text:span></text:p>
          </draw:text-box>
        </draw:frame>
        <draw:custom-shape draw:style-name="gr8" draw:text-style-name="P16" xml:id="id312" draw:id="id312" draw:layer="layout" svg:width="1.4cm" svg:height="1.4cm" svg:x="15.098cm" svg:y="8.301cm">
          <text:p text:style-name="P15"><text:span text:style-name="T7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308" draw:start-glue-point="9" draw:end-shape="id312" draw:end-glue-point="5" svg:d="M14797 7695l506 811" svg:viewBox="0 0 507 812">
          <text:p/>
        </draw:connector>
        <draw:custom-shape draw:style-name="gr23" draw:text-style-name="P23" xml:id="id313" draw:id="id313" draw:layer="layout" svg:width="1.4cm" svg:height="1.4cm" svg:x="12.1cm" svg:y="8.3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3.545cm" svg:y="8.598cm">
          <draw:text-box>
            <text:p><text:span text:style-name="T6">H=3</text:span></text:p>
          </draw:text-box>
        </draw:frame>
        <draw:connector draw:style-name="gr9" draw:text-style-name="P11" draw:layer="layout" draw:type="line" svg:x1="13.807cm" svg:y1="7.695cm" svg:x2="13.295cm" svg:y2="8.505cm" draw:start-shape="id308" draw:start-glue-point="7" draw:end-shape="id313" draw:end-glue-point="11" svg:d="M13807 7695l-512 810" svg:viewBox="0 0 513 811">
          <text:p/>
        </draw:connector>
        <draw:frame draw:style-name="gr26" draw:text-style-name="P2" draw:layer="layout" svg:width="10.288cm" svg:height="3.095cm" svg:x="18.2cm" svg:y="2.43cm">
          <draw:text-box>
            <text:p>rotação esquerda em TPA</text:p>
          </draw:text-box>
        </draw:frame>
        <draw:custom-shape draw:name="Google Shape;800;p49_3" draw:style-name="gr27" draw:text-style-name="P30" draw:layer="layout" svg:width="2.371cm" svg:height="3cm" svg:x="20.995cm" svg:y="4.214cm">
          <text:p/>
          <draw:enhanced-geometry draw:mirror-horizontal="true" draw:mirror-vertical="false" svg:viewBox="0 0 0 0" draw:text-areas="0 0 ?f34 ?f33" draw:type="ooxml-uturnArrow" draw:modifiers="24002 25000 25000 43750 85342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2cm" svg:y="6.5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9cm" svg:y="6.502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9cm" svg:y="8.302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4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314" draw:id="id314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15" draw:id="id315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14" draw:start-glue-point="2" draw:end-shape="id315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316" draw:id="id316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315" draw:start-glue-point="9" draw:end-shape="id316" draw:end-glue-point="5" svg:d="M10634 4395l1610 610" svg:viewBox="0 0 1611 611">
          <text:p/>
        </draw:connector>
        <draw:frame draw:style-name="gr10" draw:text-style-name="P13" draw:layer="layout" svg:width="1.353cm" svg:height="0.763cm" svg:x="13.448cm" svg:y="5.101cm">
          <draw:text-box>
            <text:p><text:span text:style-name="T5">H=3</text:span></text:p>
          </draw:text-box>
        </draw:frame>
        <draw:custom-shape draw:style-name="gr7" draw:text-style-name="P44" xml:id="id317" draw:id="id317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315" draw:start-glue-point="7" draw:end-shape="id317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318" draw:id="id318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317" draw:start-glue-point="7" draw:end-shape="id318" draw:end-glue-point="11" svg:d="M7145 5996l-550 710" svg:viewBox="0 0 551 711">
          <text:p/>
        </draw:connector>
        <draw:custom-shape draw:style-name="gr7" draw:text-style-name="P9" xml:id="id320" draw:id="id320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319" draw:id="id319" draw:layer="layout" svg:width="1.4cm" svg:height="1.4cm" svg:x="13.602cm" svg:y="6.5cm">
          <text:p text:style-name="P34"><text:span text:style-name="T9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15.047cm" svg:y="6.798cm">
          <draw:text-box>
            <text:p><text:span text:style-name="T5">H=2</text:span></text:p>
          </draw:text-box>
        </draw:frame>
        <draw:connector draw:style-name="gr28" draw:text-style-name="P33" draw:layer="layout" draw:type="line" svg:x1="13.234cm" svg:y1="5.995cm" svg:x2="13.807cm" svg:y2="6.705cm" draw:start-shape="id316" draw:start-glue-point="9" draw:end-shape="id319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316" draw:start-glue-point="7" draw:end-shape="id320" draw:end-glue-point="11" svg:d="M12244 5995l-549 710" svg:viewBox="0 0 550 711">
          <text:p/>
        </draw:connector>
        <draw:custom-shape draw:style-name="gr7" draw:text-style-name="P19" xml:id="id321" draw:id="id321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317" draw:start-glue-point="9" draw:end-shape="id321" draw:end-glue-point="5" svg:d="M8135 5996l467 709" svg:viewBox="0 0 468 710">
          <text:p/>
        </draw:connector>
        <draw:custom-shape draw:style-name="gr7" draw:text-style-name="P19" xml:id="id322" draw:id="id322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318" draw:start-glue-point="9" draw:end-shape="id322" draw:end-glue-point="5" svg:d="M6595 7696l407 809" svg:viewBox="0 0 408 810">
          <text:p/>
        </draw:connector>
        <draw:frame draw:style-name="gr10" draw:text-style-name="P13" draw:layer="layout" svg:width="1.353cm" svg:height="0.763cm" svg:x="16.498cm" svg:y="8.6cm">
          <draw:text-box>
            <text:p><text:span text:style-name="T5">H=1</text:span></text:p>
          </draw:text-box>
        </draw:frame>
        <draw:custom-shape draw:style-name="gr7" draw:text-style-name="P19" xml:id="id323" draw:id="id323" draw:layer="layout" svg:width="1.4cm" svg:height="1.4cm" svg:x="15.098cm" svg:y="8.301cm">
          <text:p text:style-name="P15"><text:span text:style-name="T7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319" draw:start-glue-point="9" draw:end-shape="id323" draw:end-glue-point="5" svg:d="M14797 7695l506 811" svg:viewBox="0 0 507 812">
          <text:p/>
        </draw:connector>
        <draw:custom-shape draw:style-name="gr7" draw:text-style-name="P9" xml:id="id324" draw:id="id324" draw:layer="layout" svg:width="1.4cm" svg:height="1.4cm" svg:x="12.1cm" svg:y="8.3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13.545cm" svg:y="8.598cm">
          <draw:text-box>
            <text:p><text:span text:style-name="T5">H=1</text:span></text:p>
          </draw:text-box>
        </draw:frame>
        <draw:connector draw:style-name="gr9" draw:text-style-name="P11" draw:layer="layout" draw:type="line" svg:x1="13.807cm" svg:y1="7.695cm" svg:x2="13.295cm" svg:y2="8.505cm" draw:start-shape="id319" draw:start-glue-point="7" draw:end-shape="id324" draw:end-glue-point="11" svg:d="M13807 7695l-512 810" svg:viewBox="0 0 513 811">
          <text:p/>
        </draw:connector>
        <draw:frame draw:style-name="gr26" draw:text-style-name="P2" draw:layer="layout" svg:width="10.288cm" svg:height="3.095cm" svg:x="18.2cm" svg:y="2.418cm">
          <draw:text-box>
            <text:p>atualiza a altura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2cm" svg:y="6.5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9cm" svg:y="6.502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9cm" svg:y="8.302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3.603cm" svg:y="6.501cm">
          <text:p text:style-name="P24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5.099cm" svg:y="8.302cm">
          <text:p text:style-name="P3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325" draw:id="id325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26" draw:id="id326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25" draw:start-glue-point="2" draw:end-shape="id326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327" draw:id="id327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326" draw:start-glue-point="9" draw:end-shape="id327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44" xml:id="id328" draw:id="id328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326" draw:start-glue-point="7" draw:end-shape="id328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329" draw:id="id329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328" draw:start-glue-point="7" draw:end-shape="id329" draw:end-glue-point="11" svg:d="M7145 5996l-550 710" svg:viewBox="0 0 551 711">
          <text:p/>
        </draw:connector>
        <draw:custom-shape draw:style-name="gr7" draw:text-style-name="P9" xml:id="id331" draw:id="id331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330" draw:id="id330" draw:layer="layout" svg:width="1.4cm" svg:height="1.4cm" svg:x="13.602cm" svg:y="6.5cm">
          <text:p text:style-name="P34"><text:span text:style-name="T9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3.234cm" svg:y1="5.995cm" svg:x2="13.807cm" svg:y2="6.705cm" draw:start-shape="id327" draw:start-glue-point="9" draw:end-shape="id330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327" draw:start-glue-point="7" draw:end-shape="id331" draw:end-glue-point="11" svg:d="M12244 5995l-549 710" svg:viewBox="0 0 550 711">
          <text:p/>
        </draw:connector>
        <draw:custom-shape draw:style-name="gr7" draw:text-style-name="P19" xml:id="id332" draw:id="id332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328" draw:start-glue-point="9" draw:end-shape="id332" draw:end-glue-point="5" svg:d="M8135 5996l467 709" svg:viewBox="0 0 468 710">
          <text:p/>
        </draw:connector>
        <draw:custom-shape draw:style-name="gr7" draw:text-style-name="P19" xml:id="id333" draw:id="id333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329" draw:start-glue-point="9" draw:end-shape="id333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1</text:span></text:p>
          </draw:text-box>
        </draw:frame>
        <draw:custom-shape draw:style-name="gr7" draw:text-style-name="P19" xml:id="id334" draw:id="id334" draw:layer="layout" svg:width="1.4cm" svg:height="1.4cm" svg:x="15.098cm" svg:y="8.301cm">
          <text:p text:style-name="P15"><text:span text:style-name="T7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330" draw:start-glue-point="9" draw:end-shape="id334" draw:end-glue-point="5" svg:d="M14797 7695l506 811" svg:viewBox="0 0 507 812">
          <text:p/>
        </draw:connector>
        <draw:custom-shape draw:style-name="gr7" draw:text-style-name="P9" xml:id="id335" draw:id="id335" draw:layer="layout" svg:width="1.4cm" svg:height="1.4cm" svg:x="12.1cm" svg:y="8.3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3.545cm" svg:y="8.598cm">
          <draw:text-box>
            <text:p><text:span text:style-name="T6">H=1</text:span></text:p>
          </draw:text-box>
        </draw:frame>
        <draw:connector draw:style-name="gr9" draw:text-style-name="P11" draw:layer="layout" draw:type="line" svg:x1="13.807cm" svg:y1="7.695cm" svg:x2="13.295cm" svg:y2="8.505cm" draw:start-shape="id330" draw:start-glue-point="7" draw:end-shape="id335" draw:end-glue-point="11" svg:d="M13807 7695l-512 810" svg:viewBox="0 0 513 811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" draw:layer="layout" svg:width="7.758cm" svg:height="1.673cm" svg:x="19.502cm" svg:y="2.417cm">
          <draw:text-box>
            <text:p text:style-name="P20"><text:span text:style-name="T8">UTA &gt; LAT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2cm" svg:y="6.5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9cm" svg:y="6.502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9cm" svg:y="8.302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3.603cm" svg:y="6.501cm">
          <text:p text:style-name="P24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5.099cm" svg:y="8.302cm">
          <text:p text:style-name="P3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336" draw:id="id336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37" draw:id="id337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36" draw:start-glue-point="2" draw:end-shape="id337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338" draw:id="id338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337" draw:start-glue-point="9" draw:end-shape="id338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44" xml:id="id339" draw:id="id339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337" draw:start-glue-point="7" draw:end-shape="id339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340" draw:id="id340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339" draw:start-glue-point="7" draw:end-shape="id340" draw:end-glue-point="11" svg:d="M7145 5996l-550 710" svg:viewBox="0 0 551 711">
          <text:p/>
        </draw:connector>
        <draw:custom-shape draw:style-name="gr7" draw:text-style-name="P9" xml:id="id342" draw:id="id342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5" xml:id="id341" draw:id="id341" draw:layer="layout" svg:width="1.4cm" svg:height="1.4cm" svg:x="13.602cm" svg:y="6.5cm">
          <text:p text:style-name="P34"><text:span text:style-name="T9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2</text:span></text:p>
          </draw:text-box>
        </draw:frame>
        <draw:connector draw:style-name="gr39" draw:text-style-name="P33" draw:layer="layout" draw:type="line" svg:x1="13.234cm" svg:y1="5.995cm" svg:x2="13.807cm" svg:y2="6.705cm" draw:start-shape="id338" draw:start-glue-point="9" draw:end-shape="id341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338" draw:start-glue-point="7" draw:end-shape="id342" draw:end-glue-point="11" svg:d="M12244 5995l-549 710" svg:viewBox="0 0 550 711">
          <text:p/>
        </draw:connector>
        <draw:custom-shape draw:style-name="gr7" draw:text-style-name="P19" xml:id="id343" draw:id="id343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339" draw:start-glue-point="9" draw:end-shape="id343" draw:end-glue-point="5" svg:d="M8135 5996l467 709" svg:viewBox="0 0 468 710">
          <text:p/>
        </draw:connector>
        <draw:custom-shape draw:style-name="gr7" draw:text-style-name="P19" xml:id="id344" draw:id="id344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340" draw:start-glue-point="9" draw:end-shape="id344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1</text:span></text:p>
          </draw:text-box>
        </draw:frame>
        <draw:custom-shape draw:style-name="gr7" draw:text-style-name="P19" xml:id="id345" draw:id="id345" draw:layer="layout" svg:width="1.4cm" svg:height="1.4cm" svg:x="15.098cm" svg:y="8.301cm">
          <text:p text:style-name="P15"><text:span text:style-name="T7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341" draw:start-glue-point="9" draw:end-shape="id345" draw:end-glue-point="5" svg:d="M14797 7695l506 811" svg:viewBox="0 0 507 812">
          <text:p/>
        </draw:connector>
        <draw:custom-shape draw:style-name="gr7" draw:text-style-name="P9" xml:id="id346" draw:id="id346" draw:layer="layout" svg:width="1.4cm" svg:height="1.4cm" svg:x="12.1cm" svg:y="8.3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3.545cm" svg:y="8.598cm">
          <draw:text-box>
            <text:p><text:span text:style-name="T6">H=1</text:span></text:p>
          </draw:text-box>
        </draw:frame>
        <draw:connector draw:style-name="gr9" draw:text-style-name="P11" draw:layer="layout" draw:type="line" svg:x1="13.807cm" svg:y1="7.695cm" svg:x2="13.295cm" svg:y2="8.505cm" draw:start-shape="id341" draw:start-glue-point="7" draw:end-shape="id346" draw:end-glue-point="11" svg:d="M13807 7695l-512 810" svg:viewBox="0 0 513 811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" draw:layer="layout" svg:width="8.05cm" svg:height="1.673cm" svg:x="19.502cm" svg:y="2.417cm">
          <draw:text-box>
            <text:p text:style-name="P20"><text:span text:style-name="T8">UTA &gt; NDE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2cm" svg:y="6.503cm">
          <text:p text:style-name="P17"><text:span text:style-name="T3">BU</text:span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9cm" svg:y="6.502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9cm" svg:y="8.302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3.603cm" svg:y="6.501cm">
          <text:p text:style-name="P24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5.099cm" svg:y="8.302cm">
          <text:p text:style-name="P3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347" draw:id="id347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48" draw:id="id348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47" draw:start-glue-point="2" draw:end-shape="id348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349" draw:id="id349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348" draw:start-glue-point="9" draw:end-shape="id349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44" xml:id="id350" draw:id="id350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348" draw:start-glue-point="7" draw:end-shape="id350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351" draw:id="id351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350" draw:start-glue-point="7" draw:end-shape="id351" draw:end-glue-point="11" svg:d="M7145 5996l-550 710" svg:viewBox="0 0 551 711">
          <text:p/>
        </draw:connector>
        <draw:custom-shape draw:style-name="gr7" draw:text-style-name="P9" xml:id="id353" draw:id="id353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36" xml:id="id352" draw:id="id352" draw:layer="layout" svg:width="1.4cm" svg:height="1.4cm" svg:x="13.602cm" svg:y="6.5cm">
          <text:p text:style-name="P24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2</text:span></text:p>
          </draw:text-box>
        </draw:frame>
        <draw:connector draw:style-name="gr39" draw:text-style-name="P33" draw:layer="layout" draw:type="line" svg:x1="13.234cm" svg:y1="5.995cm" svg:x2="13.807cm" svg:y2="6.705cm" draw:start-shape="id349" draw:start-glue-point="9" draw:end-shape="id352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349" draw:start-glue-point="7" draw:end-shape="id353" draw:end-glue-point="11" svg:d="M12244 5995l-549 710" svg:viewBox="0 0 550 711">
          <text:p/>
        </draw:connector>
        <draw:custom-shape draw:style-name="gr7" draw:text-style-name="P19" xml:id="id354" draw:id="id354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350" draw:start-glue-point="9" draw:end-shape="id354" draw:end-glue-point="5" svg:d="M8135 5996l467 709" svg:viewBox="0 0 468 710">
          <text:p/>
        </draw:connector>
        <draw:custom-shape draw:style-name="gr7" draw:text-style-name="P19" xml:id="id355" draw:id="id355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351" draw:start-glue-point="9" draw:end-shape="id355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1</text:span></text:p>
          </draw:text-box>
        </draw:frame>
        <draw:custom-shape draw:style-name="gr7" draw:text-style-name="P51" xml:id="id356" draw:id="id356" draw:layer="layout" svg:width="1.4cm" svg:height="1.4cm" svg:x="15.098cm" svg:y="8.301cm">
          <text:p text:style-name="P3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4.797cm" svg:y1="7.695cm" svg:x2="15.303cm" svg:y2="8.506cm" draw:start-shape="id352" draw:start-glue-point="9" draw:end-shape="id356" draw:end-glue-point="5" svg:d="M14797 7695l506 811" svg:viewBox="0 0 507 812">
          <text:p/>
        </draw:connector>
        <draw:custom-shape draw:style-name="gr7" draw:text-style-name="P9" xml:id="id357" draw:id="id357" draw:layer="layout" svg:width="1.4cm" svg:height="1.4cm" svg:x="12.1cm" svg:y="8.3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3.545cm" svg:y="8.598cm">
          <draw:text-box>
            <text:p><text:span text:style-name="T6">H=1</text:span></text:p>
          </draw:text-box>
        </draw:frame>
        <draw:connector draw:style-name="gr9" draw:text-style-name="P11" draw:layer="layout" draw:type="line" svg:x1="13.807cm" svg:y1="7.695cm" svg:x2="13.295cm" svg:y2="8.505cm" draw:start-shape="id352" draw:start-glue-point="7" draw:end-shape="id357" draw:end-glue-point="11" svg:d="M13807 7695l-512 810" svg:viewBox="0 0 513 811">
          <text:p/>
        </draw:connector>
        <draw:custom-shape draw:style-name="gr8" draw:text-style-name="P10" draw:layer="layout" svg:width="1.4cm" svg:height="1.4cm" svg:x="13.803cm" svg:y="2.30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7.889cm" svg:height="1.673cm" svg:x="19.502cm" svg:y="2.417cm">
          <draw:text-box>
            <text:p text:style-name="P20"><text:span text:style-name="T8">UTA &gt; TPA, </text:span>então vai pelo</text:p>
            <text:p>caminho direito</text:p>
          </draw:text-box>
        </draw:frame>
        <draw:frame draw:style-name="gr10" draw:text-style-name="P14" draw:layer="layout" svg:width="1.353cm" svg:height="0.763cm" svg:x="15.248cm" svg:y="2.601cm">
          <draw:text-box>
            <text:p><text:span text:style-name="T6">H=0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2cm" svg:y="6.503cm">
          <text:p text:style-name="P17"><text:span text:style-name="T3">BU</text:span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9cm" svg:y="6.502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9cm" svg:y="8.302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358" draw:id="id358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59" draw:id="id359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58" draw:start-glue-point="2" draw:end-shape="id359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44" xml:id="id360" draw:id="id360" draw:layer="layout" svg:width="1.4cm" svg:height="1.4cm" svg:x="12.039cm" svg:y="4.8cm">
          <text:p text:style-name="P43"><text:span text:style-name="T11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2.244cm" svg:y2="5.005cm" draw:start-shape="id359" draw:start-glue-point="9" draw:end-shape="id360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3</text:span></text:p>
          </draw:text-box>
        </draw:frame>
        <draw:custom-shape draw:style-name="gr7" draw:text-style-name="P44" xml:id="id361" draw:id="id361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359" draw:start-glue-point="7" draw:end-shape="id361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362" draw:id="id362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361" draw:start-glue-point="7" draw:end-shape="id362" draw:end-glue-point="11" svg:d="M7145 5996l-550 710" svg:viewBox="0 0 551 711">
          <text:p/>
        </draw:connector>
        <draw:custom-shape draw:style-name="gr7" draw:text-style-name="P9" xml:id="id364" draw:id="id364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25" xml:id="id363" draw:id="id363" draw:layer="layout" svg:width="1.4cm" svg:height="1.4cm" svg:x="13.602cm" svg:y="6.5cm">
          <text:p text:style-name="P24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2</text:span></text:p>
          </draw:text-box>
        </draw:frame>
        <draw:connector draw:style-name="gr39" draw:text-style-name="P33" draw:layer="layout" draw:type="line" svg:x1="13.234cm" svg:y1="5.995cm" svg:x2="13.807cm" svg:y2="6.705cm" draw:start-shape="id360" draw:start-glue-point="9" draw:end-shape="id363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360" draw:start-glue-point="7" draw:end-shape="id364" draw:end-glue-point="11" svg:d="M12244 5995l-549 710" svg:viewBox="0 0 550 711">
          <text:p/>
        </draw:connector>
        <draw:custom-shape draw:style-name="gr7" draw:text-style-name="P19" xml:id="id365" draw:id="id365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361" draw:start-glue-point="9" draw:end-shape="id365" draw:end-glue-point="5" svg:d="M8135 5996l467 709" svg:viewBox="0 0 468 710">
          <text:p/>
        </draw:connector>
        <draw:custom-shape draw:style-name="gr7" draw:text-style-name="P19" xml:id="id366" draw:id="id366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362" draw:start-glue-point="9" draw:end-shape="id366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1</text:span></text:p>
          </draw:text-box>
        </draw:frame>
        <draw:custom-shape draw:style-name="gr7" draw:text-style-name="P51" xml:id="id367" draw:id="id367" draw:layer="layout" svg:width="1.4cm" svg:height="1.4cm" svg:x="15.098cm" svg:y="8.301cm">
          <text:p text:style-name="P3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4.797cm" svg:y1="7.695cm" svg:x2="15.303cm" svg:y2="8.506cm" draw:start-shape="id363" draw:start-glue-point="9" draw:end-shape="id367" draw:end-glue-point="5" svg:d="M14797 7695l506 811" svg:viewBox="0 0 507 812">
          <text:p/>
        </draw:connector>
        <draw:custom-shape draw:style-name="gr7" draw:text-style-name="P9" xml:id="id368" draw:id="id368" draw:layer="layout" svg:width="1.4cm" svg:height="1.4cm" svg:x="12.1cm" svg:y="8.3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3.545cm" svg:y="8.598cm">
          <draw:text-box>
            <text:p><text:span text:style-name="T6">H=1</text:span></text:p>
          </draw:text-box>
        </draw:frame>
        <draw:connector draw:style-name="gr9" draw:text-style-name="P11" draw:layer="layout" draw:type="line" svg:x1="13.807cm" svg:y1="7.695cm" svg:x2="13.295cm" svg:y2="8.505cm" draw:start-shape="id363" draw:start-glue-point="7" draw:end-shape="id368" draw:end-glue-point="11" svg:d="M13807 7695l-512 810" svg:viewBox="0 0 513 811">
          <text:p/>
        </draw:connector>
        <draw:custom-shape draw:style-name="gr8" draw:text-style-name="P10" xml:id="id369" draw:id="id369" draw:layer="layout" svg:width="1.4cm" svg:height="1.4cm" svg:x="13.602cm" svg:y="10.1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" draw:layer="layout" svg:width="8.3cm" svg:height="1.673cm" svg:x="19.502cm" svg:y="2.417cm">
          <draw:text-box>
            <text:p text:style-name="P20"><text:span text:style-name="T8">UTA &lt; VIS, </text:span>então é inserido</text:p>
            <text:p text:style-name="P20">no filho a esquerda</text:p>
          </draw:text-box>
        </draw:frame>
        <draw:frame draw:style-name="gr10" draw:text-style-name="P14" draw:layer="layout" svg:width="1.353cm" svg:height="0.763cm" svg:x="15.047cm" svg:y="10.398cm">
          <draw:text-box>
            <text:p><text:span text:style-name="T6">H=0</text:span></text:p>
          </draw:text-box>
        </draw:frame>
        <draw:connector draw:style-name="gr29" draw:text-style-name="P11" draw:layer="layout" draw:type="line" svg:x1="15.303cm" svg:y1="9.496cm" svg:x2="14.797cm" svg:y2="10.305cm" draw:start-shape="id367" draw:start-glue-point="7" draw:end-shape="id369" draw:end-glue-point="11" svg:d="M15303 9496l-506 809" svg:viewBox="0 0 507 810">
          <text:p/>
        </draw:connector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12.04cm" svg:y="4.801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6" draw:layer="layout" svg:width="1.4cm" svg:height="1.4cm" svg:x="6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2cm" svg:y="6.5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9cm" svg:y="6.502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9cm" svg:y="8.302cm">
          <text:p text:style-name="P17"><text:span text:style-name="T3">C</text:span><text:span text:style-name="T3">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370" draw:id="id370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71" draw:id="id37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70" draw:start-glue-point="2" draw:end-shape="id37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23" draw:text-style-name="P28" xml:id="id372" draw:id="id372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371" draw:start-glue-point="9" draw:end-shape="id372" draw:end-glue-point="5" svg:d="M10634 4395l1610 610" svg:viewBox="0 0 1611 611">
          <text:p/>
        </draw:connector>
        <draw:frame draw:style-name="gr10" draw:text-style-name="P13" draw:layer="layout" svg:width="1.353cm" svg:height="0.763cm" svg:x="13.448cm" svg:y="5.101cm">
          <draw:text-box>
            <text:p><text:span text:style-name="T5">H=4</text:span></text:p>
          </draw:text-box>
        </draw:frame>
        <draw:custom-shape draw:style-name="gr7" draw:text-style-name="P44" xml:id="id373" draw:id="id373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371" draw:start-glue-point="7" draw:end-shape="id373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374" draw:id="id374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373" draw:start-glue-point="7" draw:end-shape="id374" draw:end-glue-point="11" svg:d="M7145 5996l-550 710" svg:viewBox="0 0 551 711">
          <text:p/>
        </draw:connector>
        <draw:custom-shape draw:style-name="gr7" draw:text-style-name="P9" xml:id="id376" draw:id="id376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7" draw:text-style-name="P25" xml:id="id375" draw:id="id375" draw:layer="layout" svg:width="1.4cm" svg:height="1.4cm" svg:x="13.602cm" svg:y="6.5cm">
          <text:p text:style-name="P24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15.047cm" svg:y="6.798cm">
          <draw:text-box>
            <text:p><text:span text:style-name="T5">H=3</text:span></text:p>
          </draw:text-box>
        </draw:frame>
        <draw:connector draw:style-name="gr28" draw:text-style-name="P33" draw:layer="layout" draw:type="line" svg:x1="13.234cm" svg:y1="5.995cm" svg:x2="13.807cm" svg:y2="6.705cm" draw:start-shape="id372" draw:start-glue-point="9" draw:end-shape="id375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372" draw:start-glue-point="7" draw:end-shape="id376" draw:end-glue-point="11" svg:d="M12244 5995l-549 710" svg:viewBox="0 0 550 711">
          <text:p/>
        </draw:connector>
        <draw:custom-shape draw:style-name="gr7" draw:text-style-name="P19" xml:id="id377" draw:id="id377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373" draw:start-glue-point="9" draw:end-shape="id377" draw:end-glue-point="5" svg:d="M8135 5996l467 709" svg:viewBox="0 0 468 710">
          <text:p/>
        </draw:connector>
        <draw:custom-shape draw:style-name="gr7" draw:text-style-name="P19" xml:id="id378" draw:id="id378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374" draw:start-glue-point="9" draw:end-shape="id378" draw:end-glue-point="5" svg:d="M6595 7696l407 809" svg:viewBox="0 0 408 810">
          <text:p/>
        </draw:connector>
        <draw:frame draw:style-name="gr10" draw:text-style-name="P13" draw:layer="layout" svg:width="1.353cm" svg:height="0.763cm" svg:x="16.498cm" svg:y="8.6cm">
          <draw:text-box>
            <text:p><text:span text:style-name="T5">H=2</text:span></text:p>
          </draw:text-box>
        </draw:frame>
        <draw:custom-shape draw:style-name="gr7" draw:text-style-name="P51" xml:id="id379" draw:id="id379" draw:layer="layout" svg:width="1.4cm" svg:height="1.4cm" svg:x="15.098cm" svg:y="8.301cm">
          <text:p text:style-name="P3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375" draw:start-glue-point="9" draw:end-shape="id379" draw:end-glue-point="5" svg:d="M14797 7695l506 811" svg:viewBox="0 0 507 812">
          <text:p/>
        </draw:connector>
        <draw:custom-shape draw:style-name="gr7" draw:text-style-name="P9" xml:id="id380" draw:id="id380" draw:layer="layout" svg:width="1.4cm" svg:height="1.4cm" svg:x="12.1cm" svg:y="8.3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3.545cm" svg:y="8.598cm">
          <draw:text-box>
            <text:p><text:span text:style-name="T6">H=1</text:span></text:p>
          </draw:text-box>
        </draw:frame>
        <draw:connector draw:style-name="gr9" draw:text-style-name="P11" draw:layer="layout" draw:type="line" svg:x1="13.807cm" svg:y1="7.695cm" svg:x2="13.295cm" svg:y2="8.505cm" draw:start-shape="id375" draw:start-glue-point="7" draw:end-shape="id380" draw:end-glue-point="11" svg:d="M13807 7695l-512 810" svg:viewBox="0 0 513 811">
          <text:p/>
        </draw:connector>
        <draw:custom-shape draw:style-name="gr7" draw:text-style-name="P9" xml:id="id381" draw:id="id381" draw:layer="layout" svg:width="1.4cm" svg:height="1.4cm" svg:x="13.602cm" svg:y="10.1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15.047cm" svg:y="10.398cm">
          <draw:text-box>
            <text:p><text:span text:style-name="T5">H=1</text:span></text:p>
          </draw:text-box>
        </draw:frame>
        <draw:connector draw:style-name="gr9" draw:text-style-name="P11" draw:layer="layout" draw:type="line" svg:x1="15.303cm" svg:y1="9.496cm" svg:x2="14.797cm" svg:y2="10.305cm" draw:start-shape="id379" draw:start-glue-point="7" draw:end-shape="id381" draw:end-glue-point="11" svg:d="M15303 9496l-506 809" svg:viewBox="0 0 507 810">
          <text:p/>
        </draw:connector>
        <draw:frame draw:style-name="gr47" draw:text-style-name="P2" draw:layer="layout" svg:width="6.763cm" svg:height="3.095cm" svg:x="19.502cm" svg:y="2.416cm">
          <draw:text-box>
            <text:p>atualiza a altura</text:p>
            <text:p>árvore desbalanceada</text:p>
            <text:p>em NDE</text:p>
            <text:p/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6.942cm" svg:y="4.803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2cm" svg:y="6.503cm">
          <text:p text:style-name="P17"><text:span text:style-name="T3">BU</text:span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9cm" svg:y="6.502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9cm" svg:y="8.302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382" draw:id="id382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83" draw:id="id383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82" draw:start-glue-point="2" draw:end-shape="id383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23" draw:text-style-name="P28" xml:id="id384" draw:id="id384" draw:layer="layout" svg:width="1.4cm" svg:height="1.4cm" svg:x="12.039cm" svg:y="4.8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2.244cm" svg:y2="5.005cm" draw:start-shape="id383" draw:start-glue-point="9" draw:end-shape="id384" draw:end-glue-point="5" svg:d="M10634 4395l1610 610" svg:viewBox="0 0 1611 611">
          <text:p/>
        </draw:connector>
        <draw:frame draw:style-name="gr10" draw:text-style-name="P14" draw:layer="layout" svg:width="1.353cm" svg:height="0.763cm" svg:x="13.448cm" svg:y="5.101cm">
          <draw:text-box>
            <text:p><text:span text:style-name="T6">H=4</text:span></text:p>
          </draw:text-box>
        </draw:frame>
        <draw:custom-shape draw:style-name="gr7" draw:text-style-name="P44" xml:id="id385" draw:id="id385" draw:layer="layout" svg:width="1.4cm" svg:height="1.4cm" svg:x="6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8.135cm" svg:y2="5.006cm" draw:start-shape="id383" draw:start-glue-point="7" draw:end-shape="id385" draw:end-glue-point="11" svg:d="M9644 4395l-1509 611" svg:viewBox="0 0 1510 612">
          <text:p/>
        </draw:connector>
        <draw:frame draw:style-name="gr10" draw:text-style-name="P14" draw:layer="layout" svg:width="1.353cm" svg:height="0.763cm" svg:x="5.549cm" svg:y="5.102cm">
          <draw:text-box>
            <text:p><text:span text:style-name="T6">H=3</text:span></text:p>
          </draw:text-box>
        </draw:frame>
        <draw:custom-shape draw:style-name="gr7" draw:text-style-name="P19" xml:id="id386" draw:id="id386" draw:layer="layout" svg:width="1.4cm" svg:height="1.4cm" svg:x="5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4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7.145cm" svg:y1="5.996cm" svg:x2="6.595cm" svg:y2="6.706cm" draw:start-shape="id385" draw:start-glue-point="7" draw:end-shape="id386" draw:end-glue-point="11" svg:d="M7145 5996l-550 710" svg:viewBox="0 0 551 711">
          <text:p/>
        </draw:connector>
        <draw:custom-shape draw:style-name="gr7" draw:text-style-name="P9" xml:id="id388" draw:id="id388" draw:layer="layout" svg:width="1.4cm" svg:height="1.4cm" svg:x="10.5cm" svg:y="6.5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1.9cm" svg:y="6.837cm">
          <draw:text-box>
            <text:p><text:span text:style-name="T6">H=1</text:span></text:p>
          </draw:text-box>
        </draw:frame>
        <draw:custom-shape draw:style-name="gr25" draw:text-style-name="P29" xml:id="id387" draw:id="id387" draw:layer="layout" svg:width="1.4cm" svg:height="1.4cm" svg:x="13.602cm" svg:y="6.5cm">
          <text:p text:style-name="P24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6.798cm">
          <draw:text-box>
            <text:p><text:span text:style-name="T6">H=3</text:span></text:p>
          </draw:text-box>
        </draw:frame>
        <draw:connector draw:style-name="gr28" draw:text-style-name="P33" draw:layer="layout" draw:type="line" svg:x1="13.234cm" svg:y1="5.995cm" svg:x2="13.807cm" svg:y2="6.705cm" draw:start-shape="id384" draw:start-glue-point="9" draw:end-shape="id387" draw:end-glue-point="5" svg:d="M13234 5995l573 710" svg:viewBox="0 0 574 711">
          <text:p/>
        </draw:connector>
        <draw:connector draw:style-name="gr28" draw:text-style-name="P33" draw:layer="layout" draw:type="line" svg:x1="12.244cm" svg:y1="5.995cm" svg:x2="11.695cm" svg:y2="6.705cm" draw:start-shape="id384" draw:start-glue-point="7" draw:end-shape="id388" draw:end-glue-point="11" svg:d="M12244 5995l-549 710" svg:viewBox="0 0 550 711">
          <text:p/>
        </draw:connector>
        <draw:custom-shape draw:style-name="gr7" draw:text-style-name="P19" xml:id="id389" draw:id="id389" draw:layer="layout" svg:width="1.4cm" svg:height="1.4cm" svg:x="8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7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8.135cm" svg:y1="5.996cm" svg:x2="8.602cm" svg:y2="6.705cm" draw:start-shape="id385" draw:start-glue-point="9" draw:end-shape="id389" draw:end-glue-point="5" svg:d="M8135 5996l467 709" svg:viewBox="0 0 468 710">
          <text:p/>
        </draw:connector>
        <draw:custom-shape draw:style-name="gr7" draw:text-style-name="P19" xml:id="id390" draw:id="id390" draw:layer="layout" svg:width="1.4cm" svg:height="1.4cm" svg:x="6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6.595cm" svg:y1="7.696cm" svg:x2="7.002cm" svg:y2="8.505cm" draw:start-shape="id386" draw:start-glue-point="9" draw:end-shape="id390" draw:end-glue-point="5" svg:d="M6595 7696l407 809" svg:viewBox="0 0 408 810">
          <text:p/>
        </draw:connector>
        <draw:frame draw:style-name="gr10" draw:text-style-name="P14" draw:layer="layout" svg:width="1.353cm" svg:height="0.763cm" svg:x="16.498cm" svg:y="8.6cm">
          <draw:text-box>
            <text:p><text:span text:style-name="T6">H=2</text:span></text:p>
          </draw:text-box>
        </draw:frame>
        <draw:custom-shape draw:style-name="gr8" draw:text-style-name="P16" xml:id="id391" draw:id="id391" draw:layer="layout" svg:width="1.4cm" svg:height="1.4cm" svg:x="15.098cm" svg:y="8.301cm">
          <text:p text:style-name="P15"><text:span text:style-name="T7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4.797cm" svg:y1="7.695cm" svg:x2="15.303cm" svg:y2="8.506cm" draw:start-shape="id387" draw:start-glue-point="9" draw:end-shape="id391" draw:end-glue-point="5" svg:d="M14797 7695l506 811" svg:viewBox="0 0 507 812">
          <text:p/>
        </draw:connector>
        <draw:custom-shape draw:style-name="gr7" draw:text-style-name="P9" xml:id="id392" draw:id="id392" draw:layer="layout" svg:width="1.4cm" svg:height="1.4cm" svg:x="12.1cm" svg:y="8.3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3.545cm" svg:y="8.598cm">
          <draw:text-box>
            <text:p><text:span text:style-name="T6">H=1</text:span></text:p>
          </draw:text-box>
        </draw:frame>
        <draw:connector draw:style-name="gr9" draw:text-style-name="P11" draw:layer="layout" draw:type="line" svg:x1="13.807cm" svg:y1="7.695cm" svg:x2="13.295cm" svg:y2="8.505cm" draw:start-shape="id387" draw:start-glue-point="7" draw:end-shape="id392" draw:end-glue-point="11" svg:d="M13807 7695l-512 810" svg:viewBox="0 0 513 811">
          <text:p/>
        </draw:connector>
        <draw:custom-shape draw:style-name="gr7" draw:text-style-name="P9" xml:id="id393" draw:id="id393" draw:layer="layout" svg:width="1.4cm" svg:height="1.4cm" svg:x="13.602cm" svg:y="10.1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5.047cm" svg:y="10.398cm">
          <draw:text-box>
            <text:p><text:span text:style-name="T6">H=1</text:span></text:p>
          </draw:text-box>
        </draw:frame>
        <draw:connector draw:style-name="gr9" draw:text-style-name="P11" draw:layer="layout" draw:type="line" svg:x1="15.303cm" svg:y1="9.496cm" svg:x2="14.797cm" svg:y2="10.305cm" draw:start-shape="id391" draw:start-glue-point="7" draw:end-shape="id393" draw:end-glue-point="11" svg:d="M15303 9496l-506 809" svg:viewBox="0 0 507 810">
          <text:p/>
        </draw:connector>
        <draw:frame draw:style-name="gr26" draw:text-style-name="P2" draw:layer="layout" svg:width="10.288cm" svg:height="3.095cm" svg:x="18.2cm" svg:y="2.42cm">
          <draw:text-box>
            <text:p>O filho a direita de NDE</text:p>
            <text:p>é 3 e o esquerdo é 1, devemos fazer uma rotação a esquerda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6" draw:layer="layout" svg:width="1.4cm" svg:height="1.4cm" svg:x="6.942cm" svg:y="4.803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8" draw:layer="layout" svg:width="1.4cm" svg:height="1.4cm" svg:x="5.402cm" svg:y="6.503cm">
          <text:p text:style-name="P17"><text:span text:style-name="T3">BU</text:span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8.399cm" svg:y="6.502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6.799cm" svg:y="8.302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394" draw:id="id394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95" draw:id="id395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394" draw:start-glue-point="2" draw:end-shape="id395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25" draw:text-style-name="P29" xml:id="id396" draw:id="id396" draw:layer="layout" svg:width="1.4cm" svg:height="1.4cm" svg:x="14.039cm" svg:y="4.8cm">
          <text:p text:style-name="P24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4.244cm" svg:y2="5.005cm" draw:start-shape="id395" draw:start-glue-point="9" draw:end-shape="id396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25" xml:id="id397" draw:id="id397" draw:layer="layout" svg:width="1.4cm" svg:height="1.4cm" svg:x="4.94cm" svg:y="4.801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395" draw:start-glue-point="7" draw:end-shape="id397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21" xml:id="id398" draw:id="id398" draw:layer="layout" svg:width="1.4cm" svg:height="1.4cm" svg:x="3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397" draw:start-glue-point="7" draw:end-shape="id398" draw:end-glue-point="11" svg:d="M5145 5996l-550 710" svg:viewBox="0 0 551 711">
          <text:p/>
        </draw:connector>
        <draw:custom-shape draw:style-name="gr23" draw:text-style-name="P28" xml:id="id400" draw:id="id400" draw:layer="layout" svg:width="1.4cm" svg:height="1.4cm" svg:x="11cm" svg:y="6.5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4</text:span></text:p>
          </draw:text-box>
        </draw:frame>
        <draw:custom-shape draw:style-name="gr8" draw:text-style-name="P27" xml:id="id399" draw:id="id399" draw:layer="layout" svg:width="1.4cm" svg:height="1.4cm" svg:x="17.102cm" svg:y="6.5cm">
          <text:p text:style-name="P24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396" draw:start-glue-point="9" draw:end-shape="id399" draw:end-glue-point="5" svg:d="M15234 5995l2073 710" svg:viewBox="0 0 2074 711">
          <text:p/>
        </draw:connector>
        <draw:connector draw:style-name="gr28" draw:text-style-name="P33" draw:layer="layout" draw:type="line" svg:x1="14.244cm" svg:y1="5.995cm" svg:x2="12.195cm" svg:y2="6.705cm" draw:start-shape="id396" draw:start-glue-point="7" draw:end-shape="id400" draw:end-glue-point="11" svg:d="M14244 5995l-2049 710" svg:viewBox="0 0 2050 711">
          <text:p/>
        </draw:connector>
        <draw:custom-shape draw:style-name="gr7" draw:text-style-name="P21" xml:id="id401" draw:id="id401" draw:layer="layout" svg:width="1.4cm" svg:height="1.4cm" svg:x="6.397cm" svg:y="6.5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397" draw:start-glue-point="9" draw:end-shape="id401" draw:end-glue-point="5" svg:d="M6135 5996l467 709" svg:viewBox="0 0 468 710">
          <text:p/>
        </draw:connector>
        <draw:custom-shape draw:style-name="gr7" draw:text-style-name="P21" xml:id="id402" draw:id="id402" draw:layer="layout" svg:width="1.4cm" svg:height="1.4cm" svg:x="4.797cm" svg:y="8.3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398" draw:start-glue-point="9" draw:end-shape="id402" draw:end-glue-point="5" svg:d="M4595 7696l407 809" svg:viewBox="0 0 408 810">
          <text:p/>
        </draw:connector>
        <draw:custom-shape draw:style-name="gr7" draw:text-style-name="P9" xml:id="id403" draw:id="id403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399" draw:start-glue-point="7" draw:end-shape="id403" draw:end-glue-point="11" svg:d="M17307 7695l-512 810" svg:viewBox="0 0 513 811">
          <text:p/>
        </draw:connector>
        <draw:frame draw:style-name="gr26" draw:text-style-name="P2" draw:layer="layout" svg:width="10.288cm" svg:height="3.095cm" svg:x="18.2cm" svg:y="2.437cm">
          <draw:text-box>
            <text:p>rotação esquerda em TPA</text:p>
          </draw:text-box>
        </draw:frame>
        <draw:custom-shape draw:name="Google Shape;800;p49_4" draw:style-name="gr27" draw:text-style-name="P30" draw:layer="layout" svg:width="2.371cm" svg:height="3cm" svg:x="20.995cm" svg:y="4.221cm">
          <text:p/>
          <draw:enhanced-geometry draw:mirror-horizontal="true" draw:mirror-vertical="false" svg:viewBox="0 0 0 0" draw:text-areas="0 0 ?f34 ?f33" draw:type="ooxml-uturnArrow" draw:modifiers="24002 25000 25000 43750 85342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frame draw:style-name="gr10" draw:text-style-name="P14" draw:layer="layout" svg:width="1.353cm" svg:height="0.763cm" svg:x="13.798cm" svg:y="8.601cm">
          <draw:text-box>
            <text:p><text:span text:style-name="T6">H=2</text:span></text:p>
          </draw:text-box>
        </draw:frame>
        <draw:custom-shape draw:style-name="gr7" draw:text-style-name="P18" xml:id="id404" draw:id="id404" draw:layer="layout" svg:width="1.4cm" svg:height="1.4cm" svg:x="12.398cm" svg:y="8.302cm">
          <text:p text:style-name="P17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05" draw:id="id405" draw:layer="layout" svg:width="1.4cm" svg:height="1.4cm" svg:x="9.4cm" svg:y="8.301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0.845cm" svg:y="8.599cm">
          <draw:text-box>
            <text:p><text:span text:style-name="T6">H=1</text:span></text:p>
          </draw:text-box>
        </draw:frame>
        <draw:connector draw:style-name="gr28" draw:text-style-name="P33" draw:layer="layout" draw:type="line" svg:x1="12.195cm" svg:y1="7.695cm" svg:x2="12.603cm" svg:y2="8.507cm" draw:start-shape="id400" draw:start-glue-point="9" draw:end-shape="id404" draw:end-glue-point="5" svg:d="M12195 7695l408 812" svg:viewBox="0 0 409 813">
          <text:p/>
        </draw:connector>
        <draw:connector draw:style-name="gr28" draw:text-style-name="P33" draw:layer="layout" draw:type="line" svg:x1="11.205cm" svg:y1="7.695cm" svg:x2="10.595cm" svg:y2="8.506cm" draw:start-shape="id400" draw:start-glue-point="7" draw:end-shape="id405" draw:end-glue-point="11" svg:d="M11205 7695l-610 811" svg:viewBox="0 0 611 812">
          <text:p/>
        </draw:connector>
        <draw:frame draw:style-name="gr10" draw:text-style-name="P14" draw:layer="layout" svg:width="1.353cm" svg:height="0.763cm" svg:x="17cm" svg:y="8.637cm">
          <draw:text-box>
            <text:p><text:span text:style-name="T6">H=1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0">
        <draw:frame presentation:style-name="pr1" draw:text-style-name="P7" draw:layer="layout" svg:width="4cm" svg:height="2.629cm" svg:x="1.4cm" svg:y="-0.372cm" presentation:class="title" presentation:user-transformed="true">
          <draw:text-box>
            <text:p text:style-name="P6"><text:span text:style-name="T2">Inserir:</text:span></text:p>
          </draw:text-box>
        </draw:frame>
        <draw:frame draw:style-name="gr1" draw:text-style-name="P2" xml:id="id406" draw:id="id406" draw:layer="layout" svg:width="1.522cm" svg:height="0.962cm" svg:x="9.378cm" svg:y="1.738cm">
          <draw:text-box>
            <text:p>raiz</text:p>
          </draw:text-box>
        </draw:frame>
        <draw:custom-shape draw:style-name="gr7" draw:text-style-name="P9" draw:layer="layout" svg:width="1.4cm" svg:height="1.4cm" svg:x="5.4cm" svg:y="0.3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7.0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5.4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5" draw:layer="layout" svg:width="1.4cm" svg:height="1.4cm" svg:x="13.402cm" svg:y="0.302cm">
          <text:p text:style-name="P34"><text:span text:style-name="T9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1.802cm" svg:y="0.302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5.002cm" svg:y="0.302cm">
          <text:p text:style-name="P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6.603cm" svg:y="0.303cm">
          <text:p text:style-name="P8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8.203cm" svg:y="0.303cm">
          <text:p text:style-name="P8"><text:span text:style-name="T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19.803cm" svg:y="0.303cm">
          <text:p text:style-name="P8"><text:span text:style-name="T3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4cm" svg:height="1.4cm" svg:x="21.404cm" svg:y="0.304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07" draw:id="id407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06" draw:start-glue-point="2" draw:end-shape="id407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408" draw:id="id408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4.244cm" svg:y2="5.005cm" draw:start-shape="id407" draw:start-glue-point="9" draw:end-shape="id408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32" xml:id="id409" draw:id="id409" draw:layer="layout" svg:width="1.4cm" svg:height="1.4cm" svg:x="4.94cm" svg:y="4.801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407" draw:start-glue-point="7" draw:end-shape="id409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410" draw:id="id410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409" draw:start-glue-point="7" draw:end-shape="id410" draw:end-glue-point="11" svg:d="M5145 5996l-550 710" svg:viewBox="0 0 551 711">
          <text:p/>
        </draw:connector>
        <draw:custom-shape draw:style-name="gr7" draw:text-style-name="P53" xml:id="id412" draw:id="id412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353cm" svg:height="0.763cm" svg:x="12.4cm" svg:y="6.837cm">
          <draw:text-box>
            <text:p><text:span text:style-name="T5">H=2</text:span></text:p>
          </draw:text-box>
        </draw:frame>
        <draw:custom-shape draw:style-name="gr7" draw:text-style-name="P32" xml:id="id411" draw:id="id411" draw:layer="layout" svg:width="1.4cm" svg:height="1.4cm" svg:x="17.102cm" svg:y="6.5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408" draw:start-glue-point="9" draw:end-shape="id411" draw:end-glue-point="5" svg:d="M15234 5995l2073 710" svg:viewBox="0 0 2074 711">
          <text:p/>
        </draw:connector>
        <draw:connector draw:style-name="gr28" draw:text-style-name="P33" draw:layer="layout" draw:type="line" svg:x1="14.244cm" svg:y1="5.995cm" svg:x2="12.195cm" svg:y2="6.705cm" draw:start-shape="id408" draw:start-glue-point="7" draw:end-shape="id412" draw:end-glue-point="11" svg:d="M14244 5995l-2049 710" svg:viewBox="0 0 2050 711">
          <text:p/>
        </draw:connector>
        <draw:custom-shape draw:style-name="gr7" draw:text-style-name="P19" xml:id="id413" draw:id="id413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409" draw:start-glue-point="9" draw:end-shape="id413" draw:end-glue-point="5" svg:d="M6135 5996l467 709" svg:viewBox="0 0 468 710">
          <text:p/>
        </draw:connector>
        <draw:custom-shape draw:style-name="gr7" draw:text-style-name="P19" xml:id="id414" draw:id="id414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410" draw:start-glue-point="9" draw:end-shape="id414" draw:end-glue-point="5" svg:d="M4595 7696l407 809" svg:viewBox="0 0 408 810">
          <text:p/>
        </draw:connector>
        <draw:custom-shape draw:style-name="gr7" draw:text-style-name="P9" xml:id="id415" draw:id="id415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411" draw:start-glue-point="7" draw:end-shape="id415" draw:end-glue-point="11" svg:d="M17307 7695l-512 810" svg:viewBox="0 0 513 811">
          <text:p/>
        </draw:connector>
        <draw:frame draw:style-name="gr26" draw:text-style-name="P2" draw:layer="layout" svg:width="10.288cm" svg:height="3.095cm" svg:x="18.2cm" svg:y="2.437cm">
          <draw:text-box>
            <text:p>atualiza a altura</text:p>
          </draw:text-box>
        </draw:frame>
        <draw:frame draw:style-name="gr10" draw:text-style-name="P13" draw:layer="layout" svg:width="1.353cm" svg:height="0.763cm" svg:x="13.798cm" svg:y="8.601cm">
          <draw:text-box>
            <text:p><text:span text:style-name="T5">H=1</text:span></text:p>
          </draw:text-box>
        </draw:frame>
        <draw:custom-shape draw:style-name="gr7" draw:text-style-name="P54" xml:id="id416" draw:id="id416" draw:layer="layout" svg:width="1.4cm" svg:height="1.4cm" svg:x="12.398cm" svg:y="8.302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17" draw:id="id417" draw:layer="layout" svg:width="1.4cm" svg:height="1.4cm" svg:x="9.4cm" svg:y="8.301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0.845cm" svg:y="8.599cm">
          <draw:text-box>
            <text:p><text:span text:style-name="T6">H=1</text:span></text:p>
          </draw:text-box>
        </draw:frame>
        <draw:connector draw:style-name="gr28" draw:text-style-name="P33" draw:layer="layout" draw:type="line" svg:x1="12.195cm" svg:y1="7.695cm" svg:x2="12.603cm" svg:y2="8.507cm" draw:start-shape="id412" draw:start-glue-point="9" draw:end-shape="id416" draw:end-glue-point="5" svg:d="M12195 7695l408 812" svg:viewBox="0 0 409 813">
          <text:p/>
        </draw:connector>
        <draw:connector draw:style-name="gr28" draw:text-style-name="P33" draw:layer="layout" draw:type="line" svg:x1="11.205cm" svg:y1="7.695cm" svg:x2="10.595cm" svg:y2="8.506cm" draw:start-shape="id412" draw:start-glue-point="7" draw:end-shape="id417" draw:end-glue-point="11" svg:d="M11205 7695l-610 811" svg:viewBox="0 0 611 812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custom-shape draw:style-name="gr7" draw:text-style-name="P18" draw:layer="layout" svg:width="1.4cm" svg:height="1.4cm" svg:x="10.203cm" svg:y="0.303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5" draw:layer="layout" svg:width="1.4cm" svg:height="1.4cm" svg:x="13.403cm" svg:y="0.303cm">
          <text:p text:style-name="P24"><text:span text:style-name="T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</text:span><text:span text:style-name="T1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418" draw:id="id418" draw:layer="layout" svg:width="1.522cm" svg:height="0.962cm" svg:x="9.378cm" svg:y="1.738cm">
          <draw:text-box>
            <text:p>raiz</text:p>
          </draw:text-box>
        </draw:frame>
        <draw:custom-shape draw:style-name="gr23" draw:text-style-name="P23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2cm" svg:y="0.302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419" draw:id="id419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18" draw:start-glue-point="2" draw:end-shape="id419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420" draw:id="id420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4.244cm" svg:y2="5.005cm" draw:start-shape="id419" draw:start-glue-point="9" draw:end-shape="id420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421" draw:id="id421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419" draw:start-glue-point="7" draw:end-shape="id421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422" draw:id="id422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421" draw:start-glue-point="7" draw:end-shape="id422" draw:end-glue-point="11" svg:d="M5145 5996l-550 710" svg:viewBox="0 0 551 711">
          <text:p/>
        </draw:connector>
        <draw:custom-shape draw:style-name="gr7" draw:text-style-name="P53" xml:id="id424" draw:id="id424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2</text:span></text:p>
          </draw:text-box>
        </draw:frame>
        <draw:custom-shape draw:style-name="gr7" draw:text-style-name="P21" xml:id="id423" draw:id="id423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420" draw:start-glue-point="9" draw:end-shape="id423" draw:end-glue-point="5" svg:d="M15234 5995l2073 710" svg:viewBox="0 0 2074 711">
          <text:p/>
        </draw:connector>
        <draw:connector draw:style-name="gr28" draw:text-style-name="P33" draw:layer="layout" draw:type="line" svg:x1="14.244cm" svg:y1="5.995cm" svg:x2="12.195cm" svg:y2="6.705cm" draw:start-shape="id420" draw:start-glue-point="7" draw:end-shape="id424" draw:end-glue-point="11" svg:d="M14244 5995l-2049 710" svg:viewBox="0 0 2050 711">
          <text:p/>
        </draw:connector>
        <draw:custom-shape draw:style-name="gr7" draw:text-style-name="P19" xml:id="id425" draw:id="id425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421" draw:start-glue-point="9" draw:end-shape="id425" draw:end-glue-point="5" svg:d="M6135 5996l467 709" svg:viewBox="0 0 468 710">
          <text:p/>
        </draw:connector>
        <draw:custom-shape draw:style-name="gr7" draw:text-style-name="P19" xml:id="id426" draw:id="id426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422" draw:start-glue-point="9" draw:end-shape="id426" draw:end-glue-point="5" svg:d="M4595 7696l407 809" svg:viewBox="0 0 408 810">
          <text:p/>
        </draw:connector>
        <draw:custom-shape draw:style-name="gr7" draw:text-style-name="P9" xml:id="id427" draw:id="id427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423" draw:start-glue-point="7" draw:end-shape="id427" draw:end-glue-point="11" svg:d="M17307 7695l-512 810" svg:viewBox="0 0 513 811">
          <text:p/>
        </draw:connector>
        <draw:frame draw:style-name="gr10" draw:text-style-name="P14" draw:layer="layout" svg:width="1.353cm" svg:height="0.763cm" svg:x="13.798cm" svg:y="8.601cm">
          <draw:text-box>
            <text:p><text:span text:style-name="T6">H=1</text:span></text:p>
          </draw:text-box>
        </draw:frame>
        <draw:custom-shape draw:style-name="gr7" draw:text-style-name="P19" xml:id="id428" draw:id="id428" draw:layer="layout" svg:width="1.4cm" svg:height="1.4cm" svg:x="12.398cm" svg:y="8.302cm">
          <text:p text:style-name="P15"><text:span text:style-name="T7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29" draw:id="id429" draw:layer="layout" svg:width="1.4cm" svg:height="1.4cm" svg:x="9.4cm" svg:y="8.301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0.845cm" svg:y="8.599cm">
          <draw:text-box>
            <text:p><text:span text:style-name="T6">H=1</text:span></text:p>
          </draw:text-box>
        </draw:frame>
        <draw:connector draw:style-name="gr28" draw:text-style-name="P33" draw:layer="layout" draw:type="line" svg:x1="12.195cm" svg:y1="7.695cm" svg:x2="12.603cm" svg:y2="8.507cm" draw:start-shape="id424" draw:start-glue-point="9" draw:end-shape="id428" draw:end-glue-point="5" svg:d="M12195 7695l408 812" svg:viewBox="0 0 409 813">
          <text:p/>
        </draw:connector>
        <draw:connector draw:style-name="gr28" draw:text-style-name="P33" draw:layer="layout" draw:type="line" svg:x1="11.205cm" svg:y1="7.695cm" svg:x2="10.595cm" svg:y2="8.506cm" draw:start-shape="id424" draw:start-glue-point="7" draw:end-shape="id429" draw:end-glue-point="11" svg:d="M11205 7695l-610 811" svg:viewBox="0 0 611 812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remoção de raiz, procura o</text:p>
            <text:p>o menor do filho da direita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</text:span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4" draw:layer="layout" svg:width="1.4cm" svg:height="1.4cm" svg:x="12.399cm" svg:y="8.303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430" draw:id="id430" draw:layer="layout" svg:width="1.522cm" svg:height="0.962cm" svg:x="9.378cm" svg:y="1.738cm">
          <draw:text-box>
            <text:p>raiz</text:p>
          </draw:text-box>
        </draw:frame>
        <draw:custom-shape draw:style-name="gr23" draw:text-style-name="P23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431" draw:id="id431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30" draw:start-glue-point="2" draw:end-shape="id43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432" draw:id="id432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4.244cm" svg:y2="5.005cm" draw:start-shape="id431" draw:start-glue-point="9" draw:end-shape="id432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433" draw:id="id433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431" draw:start-glue-point="7" draw:end-shape="id433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434" draw:id="id434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433" draw:start-glue-point="7" draw:end-shape="id434" draw:end-glue-point="11" svg:d="M5145 5996l-550 710" svg:viewBox="0 0 551 711">
          <text:p/>
        </draw:connector>
        <draw:custom-shape draw:style-name="gr7" draw:text-style-name="P53" xml:id="id436" draw:id="id436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2</text:span></text:p>
          </draw:text-box>
        </draw:frame>
        <draw:custom-shape draw:style-name="gr7" draw:text-style-name="P21" xml:id="id435" draw:id="id435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432" draw:start-glue-point="9" draw:end-shape="id435" draw:end-glue-point="5" svg:d="M15234 5995l2073 710" svg:viewBox="0 0 2074 711">
          <text:p/>
        </draw:connector>
        <draw:connector draw:style-name="gr39" draw:text-style-name="P33" draw:layer="layout" draw:type="line" svg:x1="14.244cm" svg:y1="5.995cm" svg:x2="12.195cm" svg:y2="6.705cm" draw:start-shape="id432" draw:start-glue-point="7" draw:end-shape="id436" draw:end-glue-point="11" svg:d="M14244 5995l-2049 710" svg:viewBox="0 0 2050 711">
          <text:p/>
        </draw:connector>
        <draw:custom-shape draw:style-name="gr7" draw:text-style-name="P19" xml:id="id437" draw:id="id437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433" draw:start-glue-point="9" draw:end-shape="id437" draw:end-glue-point="5" svg:d="M6135 5996l467 709" svg:viewBox="0 0 468 710">
          <text:p/>
        </draw:connector>
        <draw:custom-shape draw:style-name="gr7" draw:text-style-name="P19" xml:id="id438" draw:id="id438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434" draw:start-glue-point="9" draw:end-shape="id438" draw:end-glue-point="5" svg:d="M4595 7696l407 809" svg:viewBox="0 0 408 810">
          <text:p/>
        </draw:connector>
        <draw:custom-shape draw:style-name="gr7" draw:text-style-name="P9" xml:id="id439" draw:id="id439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435" draw:start-glue-point="7" draw:end-shape="id439" draw:end-glue-point="11" svg:d="M17307 7695l-512 810" svg:viewBox="0 0 513 811">
          <text:p/>
        </draw:connector>
        <draw:frame draw:style-name="gr10" draw:text-style-name="P14" draw:layer="layout" svg:width="1.353cm" svg:height="0.763cm" svg:x="13.798cm" svg:y="8.601cm">
          <draw:text-box>
            <text:p><text:span text:style-name="T6">H=1</text:span></text:p>
          </draw:text-box>
        </draw:frame>
        <draw:custom-shape draw:style-name="gr7" draw:text-style-name="P19" xml:id="id440" draw:id="id440" draw:layer="layout" svg:width="1.4cm" svg:height="1.4cm" svg:x="12.398cm" svg:y="8.302cm">
          <text:p text:style-name="P15"><text:span text:style-name="T7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41" draw:id="id441" draw:layer="layout" svg:width="1.4cm" svg:height="1.4cm" svg:x="9.4cm" svg:y="8.301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0.845cm" svg:y="8.599cm">
          <draw:text-box>
            <text:p><text:span text:style-name="T6">H=1</text:span></text:p>
          </draw:text-box>
        </draw:frame>
        <draw:connector draw:style-name="gr28" draw:text-style-name="P33" draw:layer="layout" draw:type="line" svg:x1="12.195cm" svg:y1="7.695cm" svg:x2="12.603cm" svg:y2="8.507cm" draw:start-shape="id436" draw:start-glue-point="9" draw:end-shape="id440" draw:end-glue-point="5" svg:d="M12195 7695l408 812" svg:viewBox="0 0 409 813">
          <text:p/>
        </draw:connector>
        <draw:connector draw:style-name="gr28" draw:text-style-name="P33" draw:layer="layout" draw:type="line" svg:x1="11.205cm" svg:y1="7.695cm" svg:x2="10.595cm" svg:y2="8.506cm" draw:start-shape="id436" draw:start-glue-point="7" draw:end-shape="id441" draw:end-glue-point="11" svg:d="M11205 7695l-610 811" svg:viewBox="0 0 611 812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8.2cm" svg:height="3.095cm" svg:x="18.2cm" svg:y="2.438cm">
          <draw:text-box>
            <text:p>remoção de raiz, procura o</text:p>
            <text:p>o menor do filho da direita</text:p>
            <text:p>Continua descendo porque H &gt; 0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4" draw:layer="layout" svg:width="1.4cm" svg:height="1.4cm" svg:x="12.399cm" svg:y="8.303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</text:span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3cm" svg:y="0.303cm">
          <text:p text:style-name="P38"><text:span text:style-name="T3">FA</text:span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46" xml:id="id442" draw:id="id442" draw:layer="layout" svg:width="1.522cm" svg:height="0.962cm" svg:x="9.378cm" svg:y="1.738cm">
          <draw:text-box>
            <text:p><text:span text:style-name="T12">raiz</text:span></text:p>
          </draw:text-box>
        </draw:frame>
        <draw:custom-shape draw:style-name="gr23" draw:text-style-name="P23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443" draw:id="id443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42" draw:start-glue-point="2" draw:end-shape="id443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444" draw:id="id444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4.244cm" svg:y2="5.005cm" draw:start-shape="id443" draw:start-glue-point="9" draw:end-shape="id444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445" draw:id="id445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443" draw:start-glue-point="7" draw:end-shape="id445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446" draw:id="id446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445" draw:start-glue-point="7" draw:end-shape="id446" draw:end-glue-point="11" svg:d="M5145 5996l-550 710" svg:viewBox="0 0 551 711">
          <text:p/>
        </draw:connector>
        <draw:custom-shape draw:style-name="gr7" draw:text-style-name="P53" xml:id="id448" draw:id="id448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2</text:span></text:p>
          </draw:text-box>
        </draw:frame>
        <draw:custom-shape draw:style-name="gr7" draw:text-style-name="P21" xml:id="id447" draw:id="id447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444" draw:start-glue-point="9" draw:end-shape="id447" draw:end-glue-point="5" svg:d="M15234 5995l2073 710" svg:viewBox="0 0 2074 711">
          <text:p/>
        </draw:connector>
        <draw:connector draw:style-name="gr39" draw:text-style-name="P33" draw:layer="layout" draw:type="line" svg:x1="14.244cm" svg:y1="5.995cm" svg:x2="12.195cm" svg:y2="6.705cm" draw:start-shape="id444" draw:start-glue-point="7" draw:end-shape="id448" draw:end-glue-point="11" svg:d="M14244 5995l-2049 710" svg:viewBox="0 0 2050 711">
          <text:p/>
        </draw:connector>
        <draw:custom-shape draw:style-name="gr7" draw:text-style-name="P19" xml:id="id449" draw:id="id449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445" draw:start-glue-point="9" draw:end-shape="id449" draw:end-glue-point="5" svg:d="M6135 5996l467 709" svg:viewBox="0 0 468 710">
          <text:p/>
        </draw:connector>
        <draw:custom-shape draw:style-name="gr7" draw:text-style-name="P19" xml:id="id450" draw:id="id450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446" draw:start-glue-point="9" draw:end-shape="id450" draw:end-glue-point="5" svg:d="M4595 7696l407 809" svg:viewBox="0 0 408 810">
          <text:p/>
        </draw:connector>
        <draw:custom-shape draw:style-name="gr7" draw:text-style-name="P9" xml:id="id451" draw:id="id451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447" draw:start-glue-point="7" draw:end-shape="id451" draw:end-glue-point="11" svg:d="M17307 7695l-512 810" svg:viewBox="0 0 513 811">
          <text:p/>
        </draw:connector>
        <draw:frame draw:style-name="gr10" draw:text-style-name="P14" draw:layer="layout" svg:width="1.353cm" svg:height="0.763cm" svg:x="13.798cm" svg:y="8.601cm">
          <draw:text-box>
            <text:p><text:span text:style-name="T6">H=1</text:span></text:p>
          </draw:text-box>
        </draw:frame>
        <draw:custom-shape draw:style-name="gr7" draw:text-style-name="P19" xml:id="id452" draw:id="id452" draw:layer="layout" svg:width="1.4cm" svg:height="1.4cm" svg:x="12.398cm" svg:y="8.302cm">
          <text:p text:style-name="P15"><text:span text:style-name="T7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53" draw:id="id453" draw:layer="layout" svg:width="1.4cm" svg:height="1.4cm" svg:x="9.4cm" svg:y="8.301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0.845cm" svg:y="8.599cm">
          <draw:text-box>
            <text:p><text:span text:style-name="T6">H=1</text:span></text:p>
          </draw:text-box>
        </draw:frame>
        <draw:connector draw:style-name="gr28" draw:text-style-name="P33" draw:layer="layout" draw:type="line" svg:x1="12.195cm" svg:y1="7.695cm" svg:x2="12.603cm" svg:y2="8.507cm" draw:start-shape="id448" draw:start-glue-point="9" draw:end-shape="id452" draw:end-glue-point="5" svg:d="M12195 7695l408 812" svg:viewBox="0 0 409 813">
          <text:p/>
        </draw:connector>
        <draw:connector draw:style-name="gr39" draw:text-style-name="P33" draw:layer="layout" draw:type="line" svg:x1="11.205cm" svg:y1="7.695cm" svg:x2="10.595cm" svg:y2="8.506cm" draw:start-shape="id448" draw:start-glue-point="7" draw:end-shape="id453" draw:end-glue-point="11" svg:d="M11205 7695l-610 811" svg:viewBox="0 0 611 812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46" draw:layer="layout" svg:width="10.288cm" svg:height="3.095cm" svg:x="18.2cm" svg:y="2.438cm">
          <draw:text-box>
            <text:p><text:span text:style-name="T12">MLE é o menor filho da direita</text:span>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</text:span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4" draw:layer="layout" svg:width="1.4cm" svg:height="1.4cm" svg:x="12.399cm" svg:y="8.303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</text:span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6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454" draw:id="id454" draw:layer="layout" svg:width="1.522cm" svg:height="0.962cm" svg:x="9.378cm" svg:y="1.738cm">
          <draw:text-box>
            <text:p>raiz</text:p>
          </draw:text-box>
        </draw:frame>
        <draw:custom-shape draw:style-name="gr23" draw:text-style-name="P23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455" draw:id="id455" draw:layer="layout" svg:width="1.4cm" svg:height="1.4cm" svg:x="9.439cm" svg:y="3.2cm">
          <text:p text:style-name="P8"><text:span text:style-name="T3">L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54" draw:start-glue-point="2" draw:end-shape="id455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456" draw:id="id456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4.244cm" svg:y2="5.005cm" draw:start-shape="id455" draw:start-glue-point="9" draw:end-shape="id456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457" draw:id="id457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455" draw:start-glue-point="7" draw:end-shape="id457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458" draw:id="id458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457" draw:start-glue-point="7" draw:end-shape="id458" draw:end-glue-point="11" svg:d="M5145 5996l-550 710" svg:viewBox="0 0 551 711">
          <text:p/>
        </draw:connector>
        <draw:custom-shape draw:style-name="gr7" draw:text-style-name="P53" xml:id="id460" draw:id="id460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2</text:span></text:p>
          </draw:text-box>
        </draw:frame>
        <draw:custom-shape draw:style-name="gr7" draw:text-style-name="P21" xml:id="id459" draw:id="id459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456" draw:start-glue-point="9" draw:end-shape="id459" draw:end-glue-point="5" svg:d="M15234 5995l2073 710" svg:viewBox="0 0 2074 711">
          <text:p/>
        </draw:connector>
        <draw:connector draw:style-name="gr39" draw:text-style-name="P33" draw:layer="layout" draw:type="line" svg:x1="14.244cm" svg:y1="5.995cm" svg:x2="12.195cm" svg:y2="6.705cm" draw:start-shape="id456" draw:start-glue-point="7" draw:end-shape="id460" draw:end-glue-point="11" svg:d="M14244 5995l-2049 710" svg:viewBox="0 0 2050 711">
          <text:p/>
        </draw:connector>
        <draw:custom-shape draw:style-name="gr7" draw:text-style-name="P19" xml:id="id461" draw:id="id461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457" draw:start-glue-point="9" draw:end-shape="id461" draw:end-glue-point="5" svg:d="M6135 5996l467 709" svg:viewBox="0 0 468 710">
          <text:p/>
        </draw:connector>
        <draw:custom-shape draw:style-name="gr7" draw:text-style-name="P19" xml:id="id462" draw:id="id462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458" draw:start-glue-point="9" draw:end-shape="id462" draw:end-glue-point="5" svg:d="M4595 7696l407 809" svg:viewBox="0 0 408 810">
          <text:p/>
        </draw:connector>
        <draw:custom-shape draw:style-name="gr7" draw:text-style-name="P9" xml:id="id463" draw:id="id463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459" draw:start-glue-point="7" draw:end-shape="id463" draw:end-glue-point="11" svg:d="M17307 7695l-512 810" svg:viewBox="0 0 513 811">
          <text:p/>
        </draw:connector>
        <draw:frame draw:style-name="gr10" draw:text-style-name="P14" draw:layer="layout" svg:width="1.353cm" svg:height="0.763cm" svg:x="13.798cm" svg:y="8.601cm">
          <draw:text-box>
            <text:p><text:span text:style-name="T6">H=1</text:span></text:p>
          </draw:text-box>
        </draw:frame>
        <draw:custom-shape draw:style-name="gr7" draw:text-style-name="P19" xml:id="id464" draw:id="id464" draw:layer="layout" svg:width="1.4cm" svg:height="1.4cm" svg:x="12.398cm" svg:y="8.302cm">
          <text:p text:style-name="P15"><text:span text:style-name="T7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65" draw:id="id465" draw:layer="layout" svg:width="1.4cm" svg:height="1.4cm" svg:x="9.4cm" svg:y="8.301cm">
          <text:p text:style-name="P8"><text:span text:style-name="T3">M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0.845cm" svg:y="8.599cm">
          <draw:text-box>
            <text:p><text:span text:style-name="T6">H=1</text:span></text:p>
          </draw:text-box>
        </draw:frame>
        <draw:connector draw:style-name="gr28" draw:text-style-name="P33" draw:layer="layout" draw:type="line" svg:x1="12.195cm" svg:y1="7.695cm" svg:x2="12.603cm" svg:y2="8.507cm" draw:start-shape="id460" draw:start-glue-point="9" draw:end-shape="id464" draw:end-glue-point="5" svg:d="M12195 7695l408 812" svg:viewBox="0 0 409 813">
          <text:p/>
        </draw:connector>
        <draw:connector draw:style-name="gr39" draw:text-style-name="P33" draw:layer="layout" draw:type="line" svg:x1="11.205cm" svg:y1="7.695cm" svg:x2="10.595cm" svg:y2="8.506cm" draw:start-shape="id460" draw:start-glue-point="7" draw:end-shape="id465" draw:end-glue-point="11" svg:d="M11205 7695l-610 811" svg:viewBox="0 0 611 812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remove LAT</text:p>
          </draw:text-box>
        </draw:frame>
        <draw:frame draw:style-name="gr48" draw:text-style-name="P56" draw:layer="layout" svg:width="1.8cm" svg:height="2.22cm" svg:x="9.278cm" svg:y="2.8cm">
          <draw:text-box>
            <text:p><text:span text:style-name="T16">X</text:span>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4" draw:layer="layout" svg:width="1.4cm" svg:height="1.4cm" svg:x="12.399cm" svg:y="8.303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466" draw:id="id466" draw:layer="layout" svg:width="1.522cm" svg:height="0.962cm" svg:x="9.378cm" svg:y="1.738cm">
          <draw:text-box>
            <text:p>raiz</text:p>
          </draw:text-box>
        </draw:frame>
        <draw:custom-shape draw:style-name="gr23" draw:text-style-name="P23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67" draw:id="id467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66" draw:start-glue-point="2" draw:end-shape="id467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468" draw:id="id468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634cm" svg:y1="4.395cm" svg:x2="14.244cm" svg:y2="5.005cm" draw:start-shape="id467" draw:start-glue-point="9" draw:end-shape="id468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469" draw:id="id469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467" draw:start-glue-point="7" draw:end-shape="id469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470" draw:id="id470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469" draw:start-glue-point="7" draw:end-shape="id470" draw:end-glue-point="11" svg:d="M5145 5996l-550 710" svg:viewBox="0 0 551 711">
          <text:p/>
        </draw:connector>
        <draw:custom-shape draw:style-name="gr7" draw:text-style-name="P53" xml:id="id472" draw:id="id472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2</text:span></text:p>
          </draw:text-box>
        </draw:frame>
        <draw:custom-shape draw:style-name="gr7" draw:text-style-name="P21" xml:id="id471" draw:id="id471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468" draw:start-glue-point="9" draw:end-shape="id471" draw:end-glue-point="5" svg:d="M15234 5995l2073 710" svg:viewBox="0 0 2074 711">
          <text:p/>
        </draw:connector>
        <draw:connector draw:style-name="gr28" draw:text-style-name="P33" draw:layer="layout" draw:type="line" svg:x1="14.244cm" svg:y1="5.995cm" svg:x2="12.195cm" svg:y2="6.705cm" draw:start-shape="id468" draw:start-glue-point="7" draw:end-shape="id472" draw:end-glue-point="11" svg:d="M14244 5995l-2049 710" svg:viewBox="0 0 2050 711">
          <text:p/>
        </draw:connector>
        <draw:custom-shape draw:style-name="gr7" draw:text-style-name="P19" xml:id="id473" draw:id="id473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469" draw:start-glue-point="9" draw:end-shape="id473" draw:end-glue-point="5" svg:d="M6135 5996l467 709" svg:viewBox="0 0 468 710">
          <text:p/>
        </draw:connector>
        <draw:custom-shape draw:style-name="gr7" draw:text-style-name="P19" xml:id="id474" draw:id="id474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470" draw:start-glue-point="9" draw:end-shape="id474" draw:end-glue-point="5" svg:d="M4595 7696l407 809" svg:viewBox="0 0 408 810">
          <text:p/>
        </draw:connector>
        <draw:custom-shape draw:style-name="gr7" draw:text-style-name="P9" xml:id="id475" draw:id="id475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471" draw:start-glue-point="7" draw:end-shape="id475" draw:end-glue-point="11" svg:d="M17307 7695l-512 810" svg:viewBox="0 0 513 811">
          <text:p/>
        </draw:connector>
        <draw:frame draw:style-name="gr10" draw:text-style-name="P14" draw:layer="layout" svg:width="1.353cm" svg:height="0.763cm" svg:x="13.798cm" svg:y="8.601cm">
          <draw:text-box>
            <text:p><text:span text:style-name="T6">H=1</text:span></text:p>
          </draw:text-box>
        </draw:frame>
        <draw:custom-shape draw:style-name="gr7" draw:text-style-name="P19" xml:id="id476" draw:id="id476" draw:layer="layout" svg:width="1.4cm" svg:height="1.4cm" svg:x="12.398cm" svg:y="8.302cm">
          <text:p text:style-name="P15"><text:span text:style-name="T7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3" draw:layer="layout" draw:type="line" svg:x1="12.195cm" svg:y1="7.695cm" svg:x2="12.603cm" svg:y2="8.507cm" draw:start-shape="id472" draw:start-glue-point="9" draw:end-shape="id476" draw:end-glue-point="5" svg:d="M12195 7695l408 812" svg:viewBox="0 0 409 813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MLE sobe para a raiz</text:p>
            <text:p>e a árvore continua balanceada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4" draw:layer="layout" svg:width="1.4cm" svg:height="1.4cm" svg:x="12.399cm" svg:y="8.303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477" draw:id="id477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2cm" svg:y="0.302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78" draw:id="id478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77" draw:start-glue-point="2" draw:end-shape="id478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479" draw:id="id479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4.244cm" svg:y2="5.005cm" draw:start-shape="id478" draw:start-glue-point="9" draw:end-shape="id479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480" draw:id="id480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478" draw:start-glue-point="7" draw:end-shape="id480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481" draw:id="id481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480" draw:start-glue-point="7" draw:end-shape="id481" draw:end-glue-point="11" svg:d="M5145 5996l-550 710" svg:viewBox="0 0 551 711">
          <text:p/>
        </draw:connector>
        <draw:custom-shape draw:style-name="gr7" draw:text-style-name="P53" xml:id="id483" draw:id="id483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2</text:span></text:p>
          </draw:text-box>
        </draw:frame>
        <draw:custom-shape draw:style-name="gr7" draw:text-style-name="P21" xml:id="id482" draw:id="id482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479" draw:start-glue-point="9" draw:end-shape="id482" draw:end-glue-point="5" svg:d="M15234 5995l2073 710" svg:viewBox="0 0 2074 711">
          <text:p/>
        </draw:connector>
        <draw:connector draw:style-name="gr28" draw:text-style-name="P33" draw:layer="layout" draw:type="line" svg:x1="14.244cm" svg:y1="5.995cm" svg:x2="12.195cm" svg:y2="6.705cm" draw:start-shape="id479" draw:start-glue-point="7" draw:end-shape="id483" draw:end-glue-point="11" svg:d="M14244 5995l-2049 710" svg:viewBox="0 0 2050 711">
          <text:p/>
        </draw:connector>
        <draw:custom-shape draw:style-name="gr7" draw:text-style-name="P19" xml:id="id484" draw:id="id484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480" draw:start-glue-point="9" draw:end-shape="id484" draw:end-glue-point="5" svg:d="M6135 5996l467 709" svg:viewBox="0 0 468 710">
          <text:p/>
        </draw:connector>
        <draw:custom-shape draw:style-name="gr7" draw:text-style-name="P19" xml:id="id485" draw:id="id485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481" draw:start-glue-point="9" draw:end-shape="id485" draw:end-glue-point="5" svg:d="M4595 7696l407 809" svg:viewBox="0 0 408 810">
          <text:p/>
        </draw:connector>
        <draw:custom-shape draw:style-name="gr7" draw:text-style-name="P9" xml:id="id486" draw:id="id486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482" draw:start-glue-point="7" draw:end-shape="id486" draw:end-glue-point="11" svg:d="M17307 7695l-512 810" svg:viewBox="0 0 513 811">
          <text:p/>
        </draw:connector>
        <draw:frame draw:style-name="gr10" draw:text-style-name="P14" draw:layer="layout" svg:width="1.353cm" svg:height="0.763cm" svg:x="13.798cm" svg:y="8.601cm">
          <draw:text-box>
            <text:p><text:span text:style-name="T6">H=1</text:span></text:p>
          </draw:text-box>
        </draw:frame>
        <draw:custom-shape draw:style-name="gr7" draw:text-style-name="P19" xml:id="id487" draw:id="id487" draw:layer="layout" svg:width="1.4cm" svg:height="1.4cm" svg:x="12.398cm" svg:y="8.302cm">
          <text:p text:style-name="P15"><text:span text:style-name="T7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3" draw:layer="layout" draw:type="line" svg:x1="12.195cm" svg:y1="7.695cm" svg:x2="12.603cm" svg:y2="8.507cm" draw:start-shape="id483" draw:start-glue-point="9" draw:end-shape="id487" draw:end-glue-point="5" svg:d="M12195 7695l408 812" svg:viewBox="0 0 409 813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PRE &gt; MLE vai a direita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4" draw:layer="layout" svg:width="1.4cm" svg:height="1.4cm" svg:x="12.399cm" svg:y="8.303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5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488" draw:id="id488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89" draw:id="id489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88" draw:start-glue-point="2" draw:end-shape="id489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490" draw:id="id490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4.244cm" svg:y2="5.005cm" draw:start-shape="id489" draw:start-glue-point="9" draw:end-shape="id490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491" draw:id="id491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489" draw:start-glue-point="7" draw:end-shape="id491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492" draw:id="id492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491" draw:start-glue-point="7" draw:end-shape="id492" draw:end-glue-point="11" svg:d="M5145 5996l-550 710" svg:viewBox="0 0 551 711">
          <text:p/>
        </draw:connector>
        <draw:custom-shape draw:style-name="gr7" draw:text-style-name="P53" xml:id="id494" draw:id="id494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2</text:span></text:p>
          </draw:text-box>
        </draw:frame>
        <draw:custom-shape draw:style-name="gr7" draw:text-style-name="P21" xml:id="id493" draw:id="id493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490" draw:start-glue-point="9" draw:end-shape="id493" draw:end-glue-point="5" svg:d="M15234 5995l2073 710" svg:viewBox="0 0 2074 711">
          <text:p/>
        </draw:connector>
        <draw:connector draw:style-name="gr39" draw:text-style-name="P33" draw:layer="layout" draw:type="line" svg:x1="14.244cm" svg:y1="5.995cm" svg:x2="12.195cm" svg:y2="6.705cm" draw:start-shape="id490" draw:start-glue-point="7" draw:end-shape="id494" draw:end-glue-point="11" svg:d="M14244 5995l-2049 710" svg:viewBox="0 0 2050 711">
          <text:p/>
        </draw:connector>
        <draw:custom-shape draw:style-name="gr7" draw:text-style-name="P19" xml:id="id495" draw:id="id495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491" draw:start-glue-point="9" draw:end-shape="id495" draw:end-glue-point="5" svg:d="M6135 5996l467 709" svg:viewBox="0 0 468 710">
          <text:p/>
        </draw:connector>
        <draw:custom-shape draw:style-name="gr7" draw:text-style-name="P19" xml:id="id496" draw:id="id496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492" draw:start-glue-point="9" draw:end-shape="id496" draw:end-glue-point="5" svg:d="M4595 7696l407 809" svg:viewBox="0 0 408 810">
          <text:p/>
        </draw:connector>
        <draw:custom-shape draw:style-name="gr7" draw:text-style-name="P9" xml:id="id497" draw:id="id497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493" draw:start-glue-point="7" draw:end-shape="id497" draw:end-glue-point="11" svg:d="M17307 7695l-512 810" svg:viewBox="0 0 513 811">
          <text:p/>
        </draw:connector>
        <draw:frame draw:style-name="gr10" draw:text-style-name="P14" draw:layer="layout" svg:width="1.353cm" svg:height="0.763cm" svg:x="13.798cm" svg:y="8.601cm">
          <draw:text-box>
            <text:p><text:span text:style-name="T6">H=1</text:span></text:p>
          </draw:text-box>
        </draw:frame>
        <draw:custom-shape draw:style-name="gr7" draw:text-style-name="P19" xml:id="id498" draw:id="id498" draw:layer="layout" svg:width="1.4cm" svg:height="1.4cm" svg:x="12.398cm" svg:y="8.302cm">
          <text:p text:style-name="P15"><text:span text:style-name="T7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3" draw:layer="layout" draw:type="line" svg:x1="12.195cm" svg:y1="7.695cm" svg:x2="12.603cm" svg:y2="8.507cm" draw:start-shape="id494" draw:start-glue-point="9" draw:end-shape="id498" draw:end-glue-point="5" svg:d="M12195 7695l408 812" svg:viewBox="0 0 409 813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PRE &lt; TPA vai a esquerda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4" draw:layer="layout" svg:width="1.4cm" svg:height="1.4cm" svg:x="12.399cm" svg:y="8.303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499" draw:id="id499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00" draw:id="id500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499" draw:start-glue-point="2" draw:end-shape="id500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01" draw:id="id501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1" draw:layer="layout" draw:type="line" svg:x1="10.634cm" svg:y1="4.395cm" svg:x2="14.244cm" svg:y2="5.005cm" draw:start-shape="id500" draw:start-glue-point="9" draw:end-shape="id501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502" draw:id="id502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500" draw:start-glue-point="7" draw:end-shape="id502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503" draw:id="id503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502" draw:start-glue-point="7" draw:end-shape="id503" draw:end-glue-point="11" svg:d="M5145 5996l-550 710" svg:viewBox="0 0 551 711">
          <text:p/>
        </draw:connector>
        <draw:custom-shape draw:style-name="gr7" draw:text-style-name="P53" xml:id="id505" draw:id="id505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2</text:span></text:p>
          </draw:text-box>
        </draw:frame>
        <draw:custom-shape draw:style-name="gr7" draw:text-style-name="P21" xml:id="id504" draw:id="id504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01" draw:start-glue-point="9" draw:end-shape="id504" draw:end-glue-point="5" svg:d="M15234 5995l2073 710" svg:viewBox="0 0 2074 711">
          <text:p/>
        </draw:connector>
        <draw:connector draw:style-name="gr39" draw:text-style-name="P33" draw:layer="layout" draw:type="line" svg:x1="14.244cm" svg:y1="5.995cm" svg:x2="12.195cm" svg:y2="6.705cm" draw:start-shape="id501" draw:start-glue-point="7" draw:end-shape="id505" draw:end-glue-point="11" svg:d="M14244 5995l-2049 710" svg:viewBox="0 0 2050 711">
          <text:p/>
        </draw:connector>
        <draw:custom-shape draw:style-name="gr7" draw:text-style-name="P19" xml:id="id506" draw:id="id506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502" draw:start-glue-point="9" draw:end-shape="id506" draw:end-glue-point="5" svg:d="M6135 5996l467 709" svg:viewBox="0 0 468 710">
          <text:p/>
        </draw:connector>
        <draw:custom-shape draw:style-name="gr7" draw:text-style-name="P19" xml:id="id507" draw:id="id507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503" draw:start-glue-point="9" draw:end-shape="id507" draw:end-glue-point="5" svg:d="M4595 7696l407 809" svg:viewBox="0 0 408 810">
          <text:p/>
        </draw:connector>
        <draw:custom-shape draw:style-name="gr7" draw:text-style-name="P9" xml:id="id508" draw:id="id508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04" draw:start-glue-point="7" draw:end-shape="id508" draw:end-glue-point="11" svg:d="M17307 7695l-512 810" svg:viewBox="0 0 513 811">
          <text:p/>
        </draw:connector>
        <draw:frame draw:style-name="gr10" draw:text-style-name="P14" draw:layer="layout" svg:width="1.353cm" svg:height="0.763cm" svg:x="13.798cm" svg:y="8.601cm">
          <draw:text-box>
            <text:p><text:span text:style-name="T6">H=1</text:span></text:p>
          </draw:text-box>
        </draw:frame>
        <draw:custom-shape draw:style-name="gr23" draw:text-style-name="P42" xml:id="id509" draw:id="id509" draw:layer="layout" svg:width="1.4cm" svg:height="1.4cm" svg:x="12.398cm" svg:y="8.302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3" draw:layer="layout" draw:type="line" svg:x1="12.195cm" svg:y1="7.695cm" svg:x2="12.603cm" svg:y2="8.507cm" draw:start-shape="id505" draw:start-glue-point="9" draw:end-shape="id509" draw:end-glue-point="5" svg:d="M12195 7695l408 812" svg:viewBox="0 0 409 813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PRE &gt; NDE vai a direita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10" draw:id="id510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11" draw:id="id511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10" draw:start-glue-point="2" draw:end-shape="id51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12" draw:id="id512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11" draw:start-glue-point="9" draw:end-shape="id512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513" draw:id="id513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511" draw:start-glue-point="7" draw:end-shape="id513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514" draw:id="id514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513" draw:start-glue-point="7" draw:end-shape="id514" draw:end-glue-point="11" svg:d="M5145 5996l-550 710" svg:viewBox="0 0 551 711">
          <text:p/>
        </draw:connector>
        <draw:custom-shape draw:style-name="gr7" draw:text-style-name="P53" xml:id="id516" draw:id="id516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2</text:span></text:p>
          </draw:text-box>
        </draw:frame>
        <draw:custom-shape draw:style-name="gr7" draw:text-style-name="P32" xml:id="id515" draw:id="id515" draw:layer="layout" svg:width="1.4cm" svg:height="1.4cm" svg:x="17.102cm" svg:y="6.5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12" draw:start-glue-point="9" draw:end-shape="id515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512" draw:start-glue-point="7" draw:end-shape="id516" draw:end-glue-point="11" svg:d="M14244 5995l-2049 710" svg:viewBox="0 0 2050 711">
          <text:p/>
        </draw:connector>
        <draw:custom-shape draw:style-name="gr7" draw:text-style-name="P19" xml:id="id517" draw:id="id517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513" draw:start-glue-point="9" draw:end-shape="id517" draw:end-glue-point="5" svg:d="M6135 5996l467 709" svg:viewBox="0 0 468 710">
          <text:p/>
        </draw:connector>
        <draw:custom-shape draw:style-name="gr7" draw:text-style-name="P19" xml:id="id518" draw:id="id518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514" draw:start-glue-point="9" draw:end-shape="id518" draw:end-glue-point="5" svg:d="M4595 7696l407 809" svg:viewBox="0 0 408 810">
          <text:p/>
        </draw:connector>
        <draw:custom-shape draw:style-name="gr7" draw:text-style-name="P9" xml:id="id519" draw:id="id519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15" draw:start-glue-point="7" draw:end-shape="id519" draw:end-glue-point="11" svg:d="M17307 7695l-512 810" svg:viewBox="0 0 513 811">
          <text:p/>
        </draw:connector>
        <draw:frame draw:style-name="gr10" draw:text-style-name="P14" draw:layer="layout" svg:width="1.353cm" svg:height="0.763cm" svg:x="13.798cm" svg:y="8.601cm">
          <draw:text-box>
            <text:p><text:span text:style-name="T6">H=1</text:span></text:p>
          </draw:text-box>
        </draw:frame>
        <draw:custom-shape draw:style-name="gr23" draw:text-style-name="P58" xml:id="id520" draw:id="id520" draw:layer="layout" svg:width="1.4cm" svg:height="1.4cm" svg:x="12.398cm" svg:y="8.302cm">
          <text:p text:style-name="P3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3" draw:layer="layout" draw:type="line" svg:x1="12.195cm" svg:y1="7.695cm" svg:x2="12.603cm" svg:y2="8.507cm" draw:start-shape="id516" draw:start-glue-point="9" draw:end-shape="id520" draw:end-glue-point="5" svg:d="M12195 7695l408 812" svg:viewBox="0 0 409 813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remove PRE</text:p>
          </draw:text-box>
        </draw:frame>
        <draw:frame draw:style-name="gr48" draw:text-style-name="P56" draw:layer="layout" svg:width="1.8cm" svg:height="2.22cm" svg:x="12.3cm" svg:y="7.9cm">
          <draw:text-box>
            <text:p><text:span text:style-name="T16">X</text:span>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21" draw:id="id521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22" draw:id="id522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21" draw:start-glue-point="2" draw:end-shape="id52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23" draw:id="id523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22" draw:start-glue-point="9" draw:end-shape="id523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524" draw:id="id524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522" draw:start-glue-point="7" draw:end-shape="id524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525" draw:id="id525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524" draw:start-glue-point="7" draw:end-shape="id525" draw:end-glue-point="11" svg:d="M5145 5996l-550 710" svg:viewBox="0 0 551 711">
          <text:p/>
        </draw:connector>
        <draw:custom-shape draw:style-name="gr7" draw:text-style-name="P53" xml:id="id527" draw:id="id527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353cm" svg:height="0.763cm" svg:x="12.4cm" svg:y="6.837cm">
          <draw:text-box>
            <text:p><text:span text:style-name="T5">H=1</text:span></text:p>
          </draw:text-box>
        </draw:frame>
        <draw:custom-shape draw:style-name="gr7" draw:text-style-name="P21" xml:id="id526" draw:id="id526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23" draw:start-glue-point="9" draw:end-shape="id526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523" draw:start-glue-point="7" draw:end-shape="id527" draw:end-glue-point="11" svg:d="M14244 5995l-2049 710" svg:viewBox="0 0 2050 711">
          <text:p/>
        </draw:connector>
        <draw:custom-shape draw:style-name="gr7" draw:text-style-name="P19" xml:id="id528" draw:id="id528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524" draw:start-glue-point="9" draw:end-shape="id528" draw:end-glue-point="5" svg:d="M6135 5996l467 709" svg:viewBox="0 0 468 710">
          <text:p/>
        </draw:connector>
        <draw:custom-shape draw:style-name="gr7" draw:text-style-name="P19" xml:id="id529" draw:id="id529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525" draw:start-glue-point="9" draw:end-shape="id529" draw:end-glue-point="5" svg:d="M4595 7696l407 809" svg:viewBox="0 0 408 810">
          <text:p/>
        </draw:connector>
        <draw:custom-shape draw:style-name="gr7" draw:text-style-name="P9" xml:id="id530" draw:id="id530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26" draw:start-glue-point="7" draw:end-shape="id530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atualiza altura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1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31" draw:id="id531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2" draw:layer="layout" svg:width="1.4cm" svg:height="1.4cm" svg:x="10.202cm" svg:y="0.302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32" draw:id="id532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31" draw:start-glue-point="2" draw:end-shape="id53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33" draw:id="id533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32" draw:start-glue-point="9" draw:end-shape="id533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534" draw:id="id534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0" draw:layer="layout" draw:type="line" svg:x1="9.644cm" svg:y1="4.395cm" svg:x2="6.135cm" svg:y2="5.006cm" draw:start-shape="id532" draw:start-glue-point="7" draw:end-shape="id534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535" draw:id="id535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534" draw:start-glue-point="7" draw:end-shape="id535" draw:end-glue-point="11" svg:d="M5145 5996l-550 710" svg:viewBox="0 0 551 711">
          <text:p/>
        </draw:connector>
        <draw:custom-shape draw:style-name="gr7" draw:text-style-name="P53" xml:id="id537" draw:id="id537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1</text:span></text:p>
          </draw:text-box>
        </draw:frame>
        <draw:custom-shape draw:style-name="gr7" draw:text-style-name="P21" xml:id="id536" draw:id="id536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33" draw:start-glue-point="9" draw:end-shape="id536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533" draw:start-glue-point="7" draw:end-shape="id537" draw:end-glue-point="11" svg:d="M14244 5995l-2049 710" svg:viewBox="0 0 2050 711">
          <text:p/>
        </draw:connector>
        <draw:custom-shape draw:style-name="gr7" draw:text-style-name="P19" xml:id="id538" draw:id="id538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534" draw:start-glue-point="9" draw:end-shape="id538" draw:end-glue-point="5" svg:d="M6135 5996l467 709" svg:viewBox="0 0 468 710">
          <text:p/>
        </draw:connector>
        <draw:custom-shape draw:style-name="gr7" draw:text-style-name="P19" xml:id="id539" draw:id="id539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535" draw:start-glue-point="9" draw:end-shape="id539" draw:end-glue-point="5" svg:d="M4595 7696l407 809" svg:viewBox="0 0 408 810">
          <text:p/>
        </draw:connector>
        <draw:custom-shape draw:style-name="gr7" draw:text-style-name="P9" xml:id="id540" draw:id="id540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36" draw:start-glue-point="7" draw:end-shape="id540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FAO &lt; MLE vai a esquerda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41" draw:id="id541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2" draw:layer="layout" svg:width="1.4cm" svg:height="1.4cm" svg:x="10.202cm" svg:y="0.302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42" draw:id="id542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41" draw:start-glue-point="2" draw:end-shape="id54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43" draw:id="id543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42" draw:start-glue-point="9" draw:end-shape="id543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544" draw:id="id544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0" draw:layer="layout" draw:type="line" svg:x1="9.644cm" svg:y1="4.395cm" svg:x2="6.135cm" svg:y2="5.006cm" draw:start-shape="id542" draw:start-glue-point="7" draw:end-shape="id544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545" draw:id="id545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544" draw:start-glue-point="7" draw:end-shape="id545" draw:end-glue-point="11" svg:d="M5145 5996l-550 710" svg:viewBox="0 0 551 711">
          <text:p/>
        </draw:connector>
        <draw:custom-shape draw:style-name="gr7" draw:text-style-name="P53" xml:id="id547" draw:id="id547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1</text:span></text:p>
          </draw:text-box>
        </draw:frame>
        <draw:custom-shape draw:style-name="gr7" draw:text-style-name="P21" xml:id="id546" draw:id="id546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43" draw:start-glue-point="9" draw:end-shape="id546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543" draw:start-glue-point="7" draw:end-shape="id547" draw:end-glue-point="11" svg:d="M14244 5995l-2049 710" svg:viewBox="0 0 2050 711">
          <text:p/>
        </draw:connector>
        <draw:custom-shape draw:style-name="gr7" draw:text-style-name="P19" xml:id="id548" draw:id="id548" draw:layer="layout" svg:width="1.4cm" svg:height="1.4cm" svg:x="6.397cm" svg:y="6.5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29" draw:text-style-name="P11" draw:layer="layout" draw:type="line" svg:x1="6.135cm" svg:y1="5.996cm" svg:x2="6.602cm" svg:y2="6.705cm" draw:start-shape="id544" draw:start-glue-point="9" draw:end-shape="id548" draw:end-glue-point="5" svg:d="M6135 5996l467 709" svg:viewBox="0 0 468 710">
          <text:p/>
        </draw:connector>
        <draw:custom-shape draw:style-name="gr7" draw:text-style-name="P19" xml:id="id549" draw:id="id549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545" draw:start-glue-point="9" draw:end-shape="id549" draw:end-glue-point="5" svg:d="M4595 7696l407 809" svg:viewBox="0 0 408 810">
          <text:p/>
        </draw:connector>
        <draw:custom-shape draw:style-name="gr7" draw:text-style-name="P9" xml:id="id550" draw:id="id550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46" draw:start-glue-point="7" draw:end-shape="id550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FAO &gt; DIE vai a direita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6.398cm" svg:y="6.501cm">
          <text:p text:style-name="P17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51" draw:id="id551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52" draw:id="id552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51" draw:start-glue-point="2" draw:end-shape="id55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53" draw:id="id553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52" draw:start-glue-point="9" draw:end-shape="id553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554" draw:id="id554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50" draw:layer="layout" draw:type="line" svg:x1="9.644cm" svg:y1="4.395cm" svg:x2="6.135cm" svg:y2="5.006cm" draw:start-shape="id552" draw:start-glue-point="7" draw:end-shape="id554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8" xml:id="id555" draw:id="id555" draw:layer="layout" svg:width="1.4cm" svg:height="1.4cm" svg:x="3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554" draw:start-glue-point="7" draw:end-shape="id555" draw:end-glue-point="11" svg:d="M5145 5996l-550 710" svg:viewBox="0 0 551 711">
          <text:p/>
        </draw:connector>
        <draw:custom-shape draw:style-name="gr7" draw:text-style-name="P53" xml:id="id557" draw:id="id557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1</text:span></text:p>
          </draw:text-box>
        </draw:frame>
        <draw:custom-shape draw:style-name="gr7" draw:text-style-name="P21" xml:id="id556" draw:id="id556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53" draw:start-glue-point="9" draw:end-shape="id556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553" draw:start-glue-point="7" draw:end-shape="id557" draw:end-glue-point="11" svg:d="M14244 5995l-2049 710" svg:viewBox="0 0 2050 711">
          <text:p/>
        </draw:connector>
        <draw:custom-shape draw:style-name="gr23" draw:text-style-name="P42" xml:id="id558" draw:id="id558" draw:layer="layout" svg:width="1.4cm" svg:height="1.4cm" svg:x="6.397cm" svg:y="6.5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29" draw:text-style-name="P11" draw:layer="layout" draw:type="line" svg:x1="6.135cm" svg:y1="5.996cm" svg:x2="6.602cm" svg:y2="6.705cm" draw:start-shape="id554" draw:start-glue-point="9" draw:end-shape="id558" draw:end-glue-point="5" svg:d="M6135 5996l467 709" svg:viewBox="0 0 468 710">
          <text:p/>
        </draw:connector>
        <draw:custom-shape draw:style-name="gr7" draw:text-style-name="P18" xml:id="id559" draw:id="id559" draw:layer="layout" svg:width="1.4cm" svg:height="1.4cm" svg:x="4.797cm" svg:y="8.3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555" draw:start-glue-point="9" draw:end-shape="id559" draw:end-glue-point="5" svg:d="M4595 7696l407 809" svg:viewBox="0 0 408 810">
          <text:p/>
        </draw:connector>
        <draw:custom-shape draw:style-name="gr7" draw:text-style-name="P9" xml:id="id560" draw:id="id560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56" draw:start-glue-point="7" draw:end-shape="id560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FAO &gt; DIE vai a direita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2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61" draw:id="id561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62" draw:id="id562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61" draw:start-glue-point="2" draw:end-shape="id56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63" draw:id="id563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62" draw:start-glue-point="9" draw:end-shape="id563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44" xml:id="id564" draw:id="id564" draw:layer="layout" svg:width="1.4cm" svg:height="1.4cm" svg:x="4.94cm" svg:y="4.801cm">
          <text:p text:style-name="P43"><text:span text:style-name="T11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562" draw:start-glue-point="7" draw:end-shape="id564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8" xml:id="id565" draw:id="id565" draw:layer="layout" svg:width="1.4cm" svg:height="1.4cm" svg:x="3.4cm" svg:y="6.501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564" draw:start-glue-point="7" draw:end-shape="id565" draw:end-glue-point="11" svg:d="M5145 5996l-550 710" svg:viewBox="0 0 551 711">
          <text:p/>
        </draw:connector>
        <draw:custom-shape draw:style-name="gr7" draw:text-style-name="P53" xml:id="id567" draw:id="id567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1</text:span></text:p>
          </draw:text-box>
        </draw:frame>
        <draw:custom-shape draw:style-name="gr7" draw:text-style-name="P21" xml:id="id566" draw:id="id566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63" draw:start-glue-point="9" draw:end-shape="id566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563" draw:start-glue-point="7" draw:end-shape="id567" draw:end-glue-point="11" svg:d="M14244 5995l-2049 710" svg:viewBox="0 0 2050 711">
          <text:p/>
        </draw:connector>
        <draw:custom-shape draw:style-name="gr23" draw:text-style-name="P42" xml:id="id568" draw:id="id568" draw:layer="layout" svg:width="1.4cm" svg:height="1.4cm" svg:x="6.397cm" svg:y="6.5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cm" svg:y="6.837cm">
          <draw:text-box>
            <text:p><text:span text:style-name="T6">H=1</text:span></text:p>
          </draw:text-box>
        </draw:frame>
        <draw:connector draw:style-name="gr9" draw:text-style-name="P11" draw:layer="layout" draw:type="line" svg:x1="6.135cm" svg:y1="5.996cm" svg:x2="6.602cm" svg:y2="6.705cm" draw:start-shape="id564" draw:start-glue-point="9" draw:end-shape="id568" draw:end-glue-point="5" svg:d="M6135 5996l467 709" svg:viewBox="0 0 468 710">
          <text:p/>
        </draw:connector>
        <draw:custom-shape draw:style-name="gr7" draw:text-style-name="P18" xml:id="id569" draw:id="id569" draw:layer="layout" svg:width="1.4cm" svg:height="1.4cm" svg:x="4.797cm" svg:y="8.3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565" draw:start-glue-point="9" draw:end-shape="id569" draw:end-glue-point="5" svg:d="M4595 7696l407 809" svg:viewBox="0 0 408 810">
          <text:p/>
        </draw:connector>
        <draw:custom-shape draw:style-name="gr7" draw:text-style-name="P9" xml:id="id570" draw:id="id570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66" draw:start-glue-point="7" draw:end-shape="id570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remove FAO</text:p>
          </draw:text-box>
        </draw:frame>
        <draw:frame draw:style-name="gr48" draw:text-style-name="P56" draw:layer="layout" svg:width="1.8cm" svg:height="2.22cm" svg:x="6.3cm" svg:y="6.08cm">
          <draw:text-box>
            <text:p><text:span text:style-name="T16">X</text:span></text:p>
          </draw:text-box>
        </draw:frame>
        <draw:custom-shape draw:style-name="gr7" draw:text-style-name="P25" draw:layer="layout" svg:width="1.4cm" svg:height="1.4cm" svg:x="4.941cm" svg:y="4.802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2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71" draw:id="id571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72" draw:id="id572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71" draw:start-glue-point="2" draw:end-shape="id572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73" draw:id="id573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72" draw:start-glue-point="9" draw:end-shape="id573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23" draw:text-style-name="P28" xml:id="id574" draw:id="id574" draw:layer="layout" svg:width="1.4cm" svg:height="1.4cm" svg:x="4.94cm" svg:y="4.801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572" draw:start-glue-point="7" draw:end-shape="id574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7" draw:text-style-name="P19" xml:id="id575" draw:id="id575" draw:layer="layout" svg:width="1.4cm" svg:height="1.4cm" svg:x="3.4cm" svg:y="6.501cm">
          <text:p text:style-name="P15"><text:span text:style-name="T7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574" draw:start-glue-point="7" draw:end-shape="id575" draw:end-glue-point="11" svg:d="M5145 5996l-550 710" svg:viewBox="0 0 551 711">
          <text:p/>
        </draw:connector>
        <draw:custom-shape draw:style-name="gr7" draw:text-style-name="P53" xml:id="id577" draw:id="id577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1</text:span></text:p>
          </draw:text-box>
        </draw:frame>
        <draw:custom-shape draw:style-name="gr7" draw:text-style-name="P21" xml:id="id576" draw:id="id576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73" draw:start-glue-point="9" draw:end-shape="id576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573" draw:start-glue-point="7" draw:end-shape="id577" draw:end-glue-point="11" svg:d="M14244 5995l-2049 710" svg:viewBox="0 0 2050 711">
          <text:p/>
        </draw:connector>
        <draw:custom-shape draw:style-name="gr7" draw:text-style-name="P19" xml:id="id578" draw:id="id578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575" draw:start-glue-point="9" draw:end-shape="id578" draw:end-glue-point="5" svg:d="M4595 7696l407 809" svg:viewBox="0 0 408 810">
          <text:p/>
        </draw:connector>
        <draw:custom-shape draw:style-name="gr7" draw:text-style-name="P9" xml:id="id579" draw:id="id579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76" draw:start-glue-point="7" draw:end-shape="id579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8cm">
          <draw:text-box>
            <text:p>Árvore ficou desbalanceada</text:p>
            <text:p>em DIE</text:p>
          </draw:text-box>
        </draw:frame>
        <draw:custom-shape draw:style-name="gr7" draw:text-style-name="P18" draw:layer="layout" svg:width="1.4cm" svg:height="1.4cm" svg:x="3.401cm" svg:y="6.502cm">
          <text:p text:style-name="P17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1.4cm" svg:height="1.4cm" svg:x="4.798cm" svg:y="8.301cm">
          <text:p text:style-name="P17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2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80" draw:id="id580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81" draw:id="id581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80" draw:start-glue-point="2" draw:end-shape="id581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82" draw:id="id582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81" draw:start-glue-point="9" draw:end-shape="id582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23" draw:text-style-name="P28" xml:id="id583" draw:id="id583" draw:layer="layout" svg:width="1.4cm" svg:height="1.4cm" svg:x="4.94cm" svg:y="4.801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581" draw:start-glue-point="7" draw:end-shape="id583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25" draw:text-style-name="P39" xml:id="id584" draw:id="id584" draw:layer="layout" svg:width="1.4cm" svg:height="1.4cm" svg:x="3.4cm" svg:y="6.501cm">
          <text:p text:style-name="P3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583" draw:start-glue-point="7" draw:end-shape="id584" draw:end-glue-point="11" svg:d="M5145 5996l-550 710" svg:viewBox="0 0 551 711">
          <text:p/>
        </draw:connector>
        <draw:custom-shape draw:style-name="gr7" draw:text-style-name="P53" xml:id="id586" draw:id="id586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1</text:span></text:p>
          </draw:text-box>
        </draw:frame>
        <draw:custom-shape draw:style-name="gr7" draw:text-style-name="P21" xml:id="id585" draw:id="id585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82" draw:start-glue-point="9" draw:end-shape="id585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582" draw:start-glue-point="7" draw:end-shape="id586" draw:end-glue-point="11" svg:d="M14244 5995l-2049 710" svg:viewBox="0 0 2050 711">
          <text:p/>
        </draw:connector>
        <draw:custom-shape draw:style-name="gr8" draw:text-style-name="P16" xml:id="id587" draw:id="id587" draw:layer="layout" svg:width="1.4cm" svg:height="1.4cm" svg:x="4.797cm" svg:y="8.3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3.5cm" svg:y="8.6cm">
          <draw:text-box>
            <text:p><text:span text:style-name="T6">H=1</text:span></text:p>
          </draw:text-box>
        </draw:frame>
        <draw:connector draw:style-name="gr28" draw:text-style-name="P33" draw:layer="layout" draw:type="line" svg:x1="4.595cm" svg:y1="7.696cm" svg:x2="5.002cm" svg:y2="8.505cm" draw:start-shape="id584" draw:start-glue-point="9" draw:end-shape="id587" draw:end-glue-point="5" svg:d="M4595 7696l407 809" svg:viewBox="0 0 408 810">
          <text:p/>
        </draw:connector>
        <draw:custom-shape draw:style-name="gr7" draw:text-style-name="P9" xml:id="id588" draw:id="id588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85" draw:start-glue-point="7" draw:end-shape="id588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19cm">
          <draw:text-box>
            <text:p>O FB em DIE é +2 e BUA</text:p>
            <text:p>é -1, devemos fazer uma</text:p>
            <text:p>rotação dupla: uma esquerda</text:p>
            <text:p>e uma direita</text:p>
          </draw:text-box>
        </draw:fram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2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6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89" draw:id="id589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90" draw:id="id590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89" draw:start-glue-point="2" draw:end-shape="id590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591" draw:id="id591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90" draw:start-glue-point="9" draw:end-shape="id591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23" draw:text-style-name="P28" xml:id="id592" draw:id="id592" draw:layer="layout" svg:width="1.4cm" svg:height="1.4cm" svg:x="4.94cm" svg:y="4.801cm">
          <text:p text:style-name="P24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590" draw:start-glue-point="7" draw:end-shape="id592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3</text:span></text:p>
          </draw:text-box>
        </draw:frame>
        <draw:custom-shape draw:style-name="gr8" draw:text-style-name="P16" xml:id="id593" draw:id="id593" draw:layer="layout" svg:width="1.4cm" svg:height="1.4cm" svg:x="3.4cm" svg:y="6.501cm">
          <text:p text:style-name="P15"><text:span text:style-name="T7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1</text:span></text:p>
          </draw:text-box>
        </draw:frame>
        <draw:connector draw:style-name="gr28" draw:text-style-name="P33" draw:layer="layout" draw:type="line" svg:x1="5.145cm" svg:y1="5.996cm" svg:x2="4.595cm" svg:y2="6.706cm" draw:start-shape="id592" draw:start-glue-point="7" draw:end-shape="id593" draw:end-glue-point="11" svg:d="M5145 5996l-550 710" svg:viewBox="0 0 551 711">
          <text:p/>
        </draw:connector>
        <draw:custom-shape draw:style-name="gr7" draw:text-style-name="P53" xml:id="id595" draw:id="id595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1</text:span></text:p>
          </draw:text-box>
        </draw:frame>
        <draw:custom-shape draw:style-name="gr7" draw:text-style-name="P21" xml:id="id594" draw:id="id594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591" draw:start-glue-point="9" draw:end-shape="id594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591" draw:start-glue-point="7" draw:end-shape="id595" draw:end-glue-point="11" svg:d="M14244 5995l-2049 710" svg:viewBox="0 0 2050 711">
          <text:p/>
        </draw:connector>
        <draw:custom-shape draw:style-name="gr25" draw:text-style-name="P39" xml:id="id596" draw:id="id596" draw:layer="layout" svg:width="1.4cm" svg:height="1.4cm" svg:x="1.897cm" svg:y="8.3cm">
          <text:p text:style-name="P3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0.6cm" svg:y="8.6cm">
          <draw:text-box>
            <text:p><text:span text:style-name="T6">H=2</text:span></text:p>
          </draw:text-box>
        </draw:frame>
        <draw:connector draw:style-name="gr28" draw:text-style-name="P33" draw:layer="layout" draw:type="line" svg:x1="3.605cm" svg:y1="7.696cm" svg:x2="3.092cm" svg:y2="8.505cm" draw:start-shape="id593" draw:start-glue-point="7" draw:end-shape="id596" draw:end-glue-point="11" svg:d="M3605 7696l-513 809" svg:viewBox="0 0 514 810">
          <text:p/>
        </draw:connector>
        <draw:custom-shape draw:style-name="gr7" draw:text-style-name="P9" xml:id="id597" draw:id="id597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594" draw:start-glue-point="7" draw:end-shape="id597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cm">
          <draw:text-box>
            <text:p>rotação esquerda em BUA</text:p>
          </draw:text-box>
        </draw:frame>
        <draw:custom-shape draw:name="Google Shape;800;p49_5" draw:style-name="gr27" draw:text-style-name="P30" draw:layer="layout" svg:width="2.371cm" svg:height="3cm" svg:x="20.995cm" svg:y="4.214cm">
          <text:p/>
          <draw:enhanced-geometry draw:mirror-horizontal="true" draw:mirror-vertical="false" svg:viewBox="0 0 0 0" draw:text-areas="0 0 ?f34 ?f33" draw:type="ooxml-uturnArrow" draw:modifiers="24002 25000 25000 43750 85342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2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598" draw:id="id598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99" draw:id="id599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598" draw:start-glue-point="2" draw:end-shape="id599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53" xml:id="id600" draw:id="id600" draw:layer="layout" svg:width="1.4cm" svg:height="1.4cm" svg:x="14.039cm" svg:y="4.8cm">
          <text:p text:style-name="P52"><text:span text:style-name="T13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599" draw:start-glue-point="9" draw:end-shape="id600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8" draw:text-style-name="P27" xml:id="id601" draw:id="id601" draw:layer="layout" svg:width="1.4cm" svg:height="1.4cm" svg:x="4.94cm" svg:y="4.801cm">
          <text:p text:style-name="P24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599" draw:start-glue-point="7" draw:end-shape="id601" draw:end-glue-point="11" svg:d="M9644 4395l-3509 611" svg:viewBox="0 0 3510 612">
          <text:p/>
        </draw:connector>
        <draw:frame draw:style-name="gr10" draw:text-style-name="P14" draw:layer="layout" svg:width="1.353cm" svg:height="0.763cm" svg:x="3.549cm" svg:y="5.102cm">
          <draw:text-box>
            <text:p><text:span text:style-name="T6">H=1</text:span></text:p>
          </draw:text-box>
        </draw:frame>
        <draw:custom-shape draw:style-name="gr25" draw:text-style-name="P39" xml:id="id602" draw:id="id602" draw:layer="layout" svg:width="1.4cm" svg:height="1.4cm" svg:x="3.4cm" svg:y="6.501cm">
          <text:p text:style-name="P3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cm" svg:y="6.837cm">
          <draw:text-box>
            <text:p><text:span text:style-name="T6">H=2</text:span></text:p>
          </draw:text-box>
        </draw:frame>
        <draw:connector draw:style-name="gr28" draw:text-style-name="P33" draw:layer="layout" draw:type="line" svg:x1="5.145cm" svg:y1="5.996cm" svg:x2="4.595cm" svg:y2="6.706cm" draw:start-shape="id601" draw:start-glue-point="7" draw:end-shape="id602" draw:end-glue-point="11" svg:d="M5145 5996l-550 710" svg:viewBox="0 0 551 711">
          <text:p/>
        </draw:connector>
        <draw:custom-shape draw:style-name="gr7" draw:text-style-name="P53" xml:id="id604" draw:id="id604" draw:layer="layout" svg:width="1.4cm" svg:height="1.4cm" svg:x="11cm" svg:y="6.5cm">
          <text:p text:style-name="P52"><text:span text:style-name="T13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1</text:span></text:p>
          </draw:text-box>
        </draw:frame>
        <draw:custom-shape draw:style-name="gr7" draw:text-style-name="P21" xml:id="id603" draw:id="id603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600" draw:start-glue-point="9" draw:end-shape="id603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600" draw:start-glue-point="7" draw:end-shape="id604" draw:end-glue-point="11" svg:d="M14244 5995l-2049 710" svg:viewBox="0 0 2050 711">
          <text:p/>
        </draw:connector>
        <draw:custom-shape draw:style-name="gr7" draw:text-style-name="P9" xml:id="id605" draw:id="id605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603" draw:start-glue-point="7" draw:end-shape="id605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cm">
          <draw:text-box>
            <text:p>rotação direita em CML</text:p>
          </draw:text-box>
        </draw:frame>
        <draw:custom-shape draw:name="Google Shape;800;p49_6" draw:style-name="gr27" draw:text-style-name="P30" draw:layer="layout" svg:width="2.371cm" svg:height="3cm" svg:x="20.999cm" svg:y="4.214cm">
          <text:p/>
          <draw:enhanced-geometry draw:mirror-horizontal="false" draw:mirror-vertical="false" svg:viewBox="0 0 0 0" draw:text-areas="0 0 ?f34 ?f33" draw:type="ooxml-uturnArrow" draw:modifiers="24002 25000 25000 43750 85342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style-name="gr23" draw:text-style-name="P42" xml:id="id606" draw:id="id606" draw:layer="layout" svg:width="1.4cm" svg:height="1.4cm" svg:x="6.401cm" svg:y="6.502cm">
          <text:p text:style-name="P3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6.135cm" svg:y1="5.996cm" svg:x2="6.606cm" svg:y2="6.707cm" draw:start-shape="id601" draw:start-glue-point="9" draw:end-shape="id606" draw:end-glue-point="5" svg:d="M6135 5996l471 711" svg:viewBox="0 0 472 712">
          <text:p/>
        </draw:connector>
        <draw:frame draw:style-name="gr10" draw:text-style-name="P14" draw:layer="layout" svg:width="1.353cm" svg:height="0.763cm" svg:x="5.101cm" svg:y="6.838cm">
          <draw:text-box>
            <text:p><text:span text:style-name="T6">H=3</text:span></text:p>
          </draw:text-box>
        </draw:frame>
        <draw:custom-shape draw:style-name="gr7" draw:text-style-name="P32" draw:layer="layout" svg:width="1.4cm" svg:height="1.4cm" svg:x="14.04cm" svg:y="4.801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1.001cm" svg:y="6.501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2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0">
        <draw:frame presentation:style-name="pr3" draw:text-style-name="P7" draw:layer="layout" svg:width="5.401cm" svg:height="2.761cm" svg:x="1.4cm" svg:y="-0.438cm" presentation:class="title" presentation:user-transformed="true">
          <draw:text-box>
            <text:p text:style-name="P6"><text:span text:style-name="T2">Remover:</text:span></text:p>
          </draw:text-box>
        </draw:frame>
        <draw:frame draw:style-name="gr1" draw:text-style-name="P2" xml:id="id607" draw:id="id607" draw:layer="layout" svg:width="1.522cm" svg:height="0.962cm" svg:x="9.378cm" svg:y="1.738cm">
          <draw:text-box>
            <text:p>raiz</text:p>
          </draw:text-box>
        </draw:frame>
        <draw:custom-shape draw:style-name="gr49" draw:text-style-name="P57" draw:layer="layout" svg:width="1.4cm" svg:height="1.4cm" svg:x="7.001cm" svg:y="0.301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1cm" svg:y="0.301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9" draw:layer="layout" svg:width="1.4cm" svg:height="1.4cm" svg:x="10.202cm" svg:y="0.302cm">
          <text:p text:style-name="P15"><text:span text:style-name="T7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608" draw:id="id608" draw:layer="layout" svg:width="1.4cm" svg:height="1.4cm" svg:x="9.4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0.139cm" svg:y1="2.7cm" svg:x2="10.139cm" svg:y2="3.2cm" draw:start-shape="id607" draw:start-glue-point="2" draw:end-shape="id608" draw:end-glue-point="4" svg:d="M10139 2700v500" svg:viewBox="0 0 1 501">
          <text:p/>
        </draw:connector>
        <draw:frame draw:style-name="gr10" draw:text-style-name="P14" draw:layer="layout" svg:width="1.353cm" svg:height="0.763cm" svg:x="10.847cm" svg:y="3.5cm">
          <draw:text-box>
            <text:p><text:span text:style-name="T6">H=4</text:span></text:p>
          </draw:text-box>
        </draw:frame>
        <draw:custom-shape draw:style-name="gr7" draw:text-style-name="P32" xml:id="id609" draw:id="id609" draw:layer="layout" svg:width="1.4cm" svg:height="1.4cm" svg:x="14.039cm" svg:y="4.8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0.634cm" svg:y1="4.395cm" svg:x2="14.244cm" svg:y2="5.005cm" draw:start-shape="id608" draw:start-glue-point="9" draw:end-shape="id609" draw:end-glue-point="5" svg:d="M10634 4395l3610 610" svg:viewBox="0 0 3611 611">
          <text:p/>
        </draw:connector>
        <draw:frame draw:style-name="gr10" draw:text-style-name="P14" draw:layer="layout" svg:width="1.353cm" svg:height="0.763cm" svg:x="15.448cm" svg:y="5.101cm">
          <draw:text-box>
            <text:p><text:span text:style-name="T6">H=3</text:span></text:p>
          </draw:text-box>
        </draw:frame>
        <draw:custom-shape draw:style-name="gr7" draw:text-style-name="P25" xml:id="id610" draw:id="id610" draw:layer="layout" svg:width="1.4cm" svg:height="1.4cm" svg:x="4.94cm" svg:y="4.801cm">
          <text:p text:style-name="P24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9.644cm" svg:y1="4.395cm" svg:x2="6.135cm" svg:y2="5.006cm" draw:start-shape="id608" draw:start-glue-point="7" draw:end-shape="id610" draw:end-glue-point="11" svg:d="M9644 4395l-3509 611" svg:viewBox="0 0 3510 612">
          <text:p/>
        </draw:connector>
        <draw:frame draw:style-name="gr10" draw:text-style-name="P13" draw:layer="layout" svg:width="1.353cm" svg:height="0.763cm" svg:x="3.549cm" svg:y="5.102cm">
          <draw:text-box>
            <text:p><text:span text:style-name="T5">H=2</text:span></text:p>
          </draw:text-box>
        </draw:frame>
        <draw:custom-shape draw:style-name="gr7" draw:text-style-name="P51" xml:id="id611" draw:id="id611" draw:layer="layout" svg:width="1.4cm" svg:height="1.4cm" svg:x="3.4cm" svg:y="6.501cm">
          <text:p text:style-name="P3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.353cm" svg:height="0.763cm" svg:x="2cm" svg:y="6.837cm">
          <draw:text-box>
            <text:p><text:span text:style-name="T5">H=1</text:span></text:p>
          </draw:text-box>
        </draw:frame>
        <draw:connector draw:style-name="gr28" draw:text-style-name="P33" draw:layer="layout" draw:type="line" svg:x1="5.145cm" svg:y1="5.996cm" svg:x2="4.595cm" svg:y2="6.706cm" draw:start-shape="id610" draw:start-glue-point="7" draw:end-shape="id611" draw:end-glue-point="11" svg:d="M5145 5996l-550 710" svg:viewBox="0 0 551 711">
          <text:p/>
        </draw:connector>
        <draw:custom-shape draw:style-name="gr7" draw:text-style-name="P32" xml:id="id613" draw:id="id613" draw:layer="layout" svg:width="1.4cm" svg:height="1.4cm" svg:x="11cm" svg:y="6.5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2.4cm" svg:y="6.837cm">
          <draw:text-box>
            <text:p><text:span text:style-name="T6">H=1</text:span></text:p>
          </draw:text-box>
        </draw:frame>
        <draw:custom-shape draw:style-name="gr7" draw:text-style-name="P21" xml:id="id612" draw:id="id612" draw:layer="layout" svg:width="1.4cm" svg:height="1.4cm" svg:x="17.1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18.5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5.234cm" svg:y1="5.995cm" svg:x2="17.307cm" svg:y2="6.705cm" draw:start-shape="id609" draw:start-glue-point="9" draw:end-shape="id612" draw:end-glue-point="5" svg:d="M15234 5995l2073 710" svg:viewBox="0 0 2074 711">
          <text:p/>
        </draw:connector>
        <draw:connector draw:style-name="gr51" draw:text-style-name="P33" draw:layer="layout" draw:type="line" svg:x1="14.244cm" svg:y1="5.995cm" svg:x2="12.195cm" svg:y2="6.705cm" draw:start-shape="id609" draw:start-glue-point="7" draw:end-shape="id613" draw:end-glue-point="11" svg:d="M14244 5995l-2049 710" svg:viewBox="0 0 2050 711">
          <text:p/>
        </draw:connector>
        <draw:custom-shape draw:style-name="gr7" draw:text-style-name="P9" xml:id="id614" draw:id="id614" draw:layer="layout" svg:width="1.4cm" svg:height="1.4cm" svg:x="15.6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7.307cm" svg:y1="7.695cm" svg:x2="16.795cm" svg:y2="8.505cm" draw:start-shape="id612" draw:start-glue-point="7" draw:end-shape="id614" draw:end-glue-point="11" svg:d="M17307 7695l-512 810" svg:viewBox="0 0 513 811">
          <text:p/>
        </draw:connector>
        <draw:frame draw:style-name="gr10" draw:text-style-name="P14" draw:layer="layout" svg:width="1.353cm" svg:height="0.763cm" svg:x="17.001cm" svg:y="8.638cm">
          <draw:text-box>
            <text:p><text:span text:style-name="T6">H=1</text:span></text:p>
          </draw:text-box>
        </draw:frame>
        <draw:frame draw:style-name="gr26" draw:text-style-name="P2" draw:layer="layout" svg:width="10.288cm" svg:height="3.095cm" svg:x="18.2cm" svg:y="2.43cm">
          <draw:text-box>
            <text:p>atualiza a altura</text:p>
          </draw:text-box>
        </draw:frame>
        <draw:custom-shape draw:style-name="gr7" draw:text-style-name="P51" xml:id="id615" draw:id="id615" draw:layer="layout" svg:width="1.4cm" svg:height="1.4cm" svg:x="6.401cm" svg:y="6.502cm">
          <text:p text:style-name="P3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6.135cm" svg:y1="5.996cm" svg:x2="6.606cm" svg:y2="6.707cm" draw:start-shape="id610" draw:start-glue-point="9" draw:end-shape="id615" draw:end-glue-point="5" svg:d="M6135 5996l471 711" svg:viewBox="0 0 472 712">
          <text:p/>
        </draw:connector>
        <draw:frame draw:style-name="gr10" draw:text-style-name="P13" draw:layer="layout" svg:width="1.353cm" svg:height="0.763cm" svg:x="5.101cm" svg:y="6.838cm">
          <draw:text-box>
            <text:p><text:span text:style-name="T5">H=1</text:span></text:p>
          </draw:text-box>
        </draw:frame>
        <draw:custom-shape draw:style-name="gr7" draw:text-style-name="P32" draw:layer="layout" svg:width="1.4cm" svg:height="1.4cm" svg:x="17.103cm" svg:y="6.501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7" draw:layer="layout" svg:width="1.4cm" svg:height="1.4cm" svg:x="7.002cm" svg:y="0.302cm">
          <text:p text:style-name="P8"><text:span text:style-name="T3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4cm" svg:height="1.4cm" svg:x="8.602cm" svg:y="0.302cm">
          <text:p text:style-name="P8"><text:span text:style-name="T3">P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2" draw:layer="layout" svg:width="1.4cm" svg:height="1.4cm" svg:x="10.203cm" svg:y="0.303cm">
          <text:p text:style-name="P38"><text:span text:style-name="T3">F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1T0">
        <draw:frame presentation:style-name="pr3" draw:text-style-name="P7" draw:layer="layout" svg:width="7cm" svg:height="2.761cm" svg:x="1.4cm" svg:y="0.562cm" presentation:class="title" presentation:user-transformed="true">
          <draw:text-box>
            <text:p text:style-name="P6"><text:span text:style-name="T2">R</text:span><text:span text:style-name="T2">e</text:span><text:span text:style-name="T2">s</text:span><text:span text:style-name="T2">ul</text:span><text:span text:style-name="T2">ta</text:span><text:span text:style-name="T2">d</text:span><text:span text:style-name="T2">o:</text:span></text:p>
          </draw:text-box>
        </draw:frame>
        <draw:frame draw:style-name="gr1" draw:text-style-name="P2" xml:id="id616" draw:id="id616" draw:layer="layout" svg:width="1.522cm" svg:height="0.962cm" svg:x="12.978cm" svg:y="1.738cm">
          <draw:text-box>
            <text:p>raiz</text:p>
          </draw:text-box>
        </draw:frame>
        <draw:custom-shape draw:style-name="gr7" draw:text-style-name="P9" xml:id="id617" draw:id="id617" draw:layer="layout" svg:width="1.4cm" svg:height="1.4cm" svg:x="13.039cm" svg:y="3.2cm">
          <text:p text:style-name="P8"><text:span text:style-name="T3">M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13.739cm" svg:y1="2.7cm" svg:x2="13.739cm" svg:y2="3.2cm" draw:start-shape="id616" draw:start-glue-point="2" draw:end-shape="id617" draw:end-glue-point="4" svg:d="M13739 2700v500" svg:viewBox="0 0 1 501">
          <text:p/>
        </draw:connector>
        <draw:frame draw:style-name="gr10" draw:text-style-name="P14" draw:layer="layout" svg:width="1.353cm" svg:height="0.763cm" svg:x="14.447cm" svg:y="3.5cm">
          <draw:text-box>
            <text:p><text:span text:style-name="T6">H=4</text:span></text:p>
          </draw:text-box>
        </draw:frame>
        <draw:custom-shape draw:style-name="gr7" draw:text-style-name="P32" xml:id="id618" draw:id="id618" draw:layer="layout" svg:width="1.4cm" svg:height="1.4cm" svg:x="17.639cm" svg:y="4.8cm">
          <text:p text:style-name="P31"><text:span text:style-name="T14">T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draw:type="line" svg:x1="14.234cm" svg:y1="4.395cm" svg:x2="17.844cm" svg:y2="5.005cm" draw:start-shape="id617" draw:start-glue-point="9" draw:end-shape="id618" draw:end-glue-point="5" svg:d="M14234 4395l3610 610" svg:viewBox="0 0 3611 611">
          <text:p/>
        </draw:connector>
        <draw:frame draw:style-name="gr10" draw:text-style-name="P14" draw:layer="layout" svg:width="1.353cm" svg:height="0.763cm" svg:x="19.048cm" svg:y="5.101cm">
          <draw:text-box>
            <text:p><text:span text:style-name="T6">H=3</text:span></text:p>
          </draw:text-box>
        </draw:frame>
        <draw:custom-shape draw:style-name="gr7" draw:text-style-name="P25" xml:id="id619" draw:id="id619" draw:layer="layout" svg:width="1.4cm" svg:height="1.4cm" svg:x="8.54cm" svg:y="4.801cm">
          <text:p text:style-name="P24"><text:span text:style-name="T3">C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0" draw:layer="layout" draw:type="line" svg:x1="13.244cm" svg:y1="4.395cm" svg:x2="9.735cm" svg:y2="5.006cm" draw:start-shape="id617" draw:start-glue-point="7" draw:end-shape="id619" draw:end-glue-point="11" svg:d="M13244 4395l-3509 611" svg:viewBox="0 0 3510 612">
          <text:p/>
        </draw:connector>
        <draw:frame draw:style-name="gr10" draw:text-style-name="P14" draw:layer="layout" svg:width="1.353cm" svg:height="0.763cm" svg:x="7.149cm" svg:y="5.102cm">
          <draw:text-box>
            <text:p><text:span text:style-name="T6">H=2</text:span></text:p>
          </draw:text-box>
        </draw:frame>
        <draw:custom-shape draw:style-name="gr7" draw:text-style-name="P54" xml:id="id620" draw:id="id620" draw:layer="layout" svg:width="1.4cm" svg:height="1.4cm" svg:x="7cm" svg:y="6.501cm">
          <text:p text:style-name="P38"><text:span text:style-name="T3">B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5.6cm" svg:y="6.837cm">
          <draw:text-box>
            <text:p><text:span text:style-name="T6">H=1</text:span></text:p>
          </draw:text-box>
        </draw:frame>
        <draw:connector draw:style-name="gr28" draw:text-style-name="P33" draw:layer="layout" draw:type="line" svg:x1="8.745cm" svg:y1="5.996cm" svg:x2="8.195cm" svg:y2="6.706cm" draw:start-shape="id619" draw:start-glue-point="7" draw:end-shape="id620" draw:end-glue-point="11" svg:d="M8745 5996l-550 710" svg:viewBox="0 0 551 711">
          <text:p/>
        </draw:connector>
        <draw:custom-shape draw:style-name="gr7" draw:text-style-name="P32" xml:id="id622" draw:id="id622" draw:layer="layout" svg:width="1.4cm" svg:height="1.4cm" svg:x="14.6cm" svg:y="6.5cm">
          <text:p text:style-name="P31"><text:span text:style-name="T14">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53cm" svg:height="0.763cm" svg:x="16cm" svg:y="6.837cm">
          <draw:text-box>
            <text:p><text:span text:style-name="T6">H=1</text:span></text:p>
          </draw:text-box>
        </draw:frame>
        <draw:custom-shape draw:style-name="gr7" draw:text-style-name="P21" xml:id="id621" draw:id="id621" draw:layer="layout" svg:width="1.4cm" svg:height="1.4cm" svg:x="20.702cm" svg:y="6.5cm">
          <text:p text:style-name="P55"><text:span text:style-name="T15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353cm" svg:height="0.763cm" svg:x="22.147cm" svg:y="6.798cm">
          <draw:text-box>
            <text:p><text:span text:style-name="T6">H=2</text:span></text:p>
          </draw:text-box>
        </draw:frame>
        <draw:connector draw:style-name="gr28" draw:text-style-name="P33" draw:layer="layout" draw:type="line" svg:x1="18.834cm" svg:y1="5.995cm" svg:x2="20.907cm" svg:y2="6.705cm" draw:start-shape="id618" draw:start-glue-point="9" draw:end-shape="id621" draw:end-glue-point="5" svg:d="M18834 5995l2073 710" svg:viewBox="0 0 2074 711">
          <text:p/>
        </draw:connector>
        <draw:connector draw:style-name="gr51" draw:text-style-name="P33" draw:layer="layout" draw:type="line" svg:x1="17.844cm" svg:y1="5.995cm" svg:x2="15.795cm" svg:y2="6.705cm" draw:start-shape="id618" draw:start-glue-point="7" draw:end-shape="id622" draw:end-glue-point="11" svg:d="M17844 5995l-2049 710" svg:viewBox="0 0 2050 711">
          <text:p/>
        </draw:connector>
        <draw:custom-shape draw:style-name="gr7" draw:text-style-name="P9" xml:id="id623" draw:id="id623" draw:layer="layout" svg:width="1.4cm" svg:height="1.4cm" svg:x="19.2cm" svg:y="8.3cm">
          <text:p text:style-name="P8"><text:span text:style-name="T3">U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20.907cm" svg:y1="7.695cm" svg:x2="20.395cm" svg:y2="8.505cm" draw:start-shape="id621" draw:start-glue-point="7" draw:end-shape="id623" draw:end-glue-point="11" svg:d="M20907 7695l-512 810" svg:viewBox="0 0 513 811">
          <text:p/>
        </draw:connector>
        <draw:frame draw:style-name="gr10" draw:text-style-name="P14" draw:layer="layout" svg:width="1.353cm" svg:height="0.763cm" svg:x="20.601cm" svg:y="8.638cm">
          <draw:text-box>
            <text:p><text:span text:style-name="T6">H=1</text:span></text:p>
          </draw:text-box>
        </draw:frame>
        <draw:custom-shape draw:style-name="gr7" draw:text-style-name="P54" xml:id="id624" draw:id="id624" draw:layer="layout" svg:width="1.4cm" svg:height="1.4cm" svg:x="10.001cm" svg:y="6.502cm">
          <text:p text:style-name="P38"><text:span text:style-name="T3">D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9.735cm" svg:y1="5.996cm" svg:x2="10.206cm" svg:y2="6.707cm" draw:start-shape="id619" draw:start-glue-point="9" draw:end-shape="id624" draw:end-glue-point="5" svg:d="M9735 5996l471 711" svg:viewBox="0 0 472 712">
          <text:p/>
        </draw:connector>
        <draw:frame draw:style-name="gr10" draw:text-style-name="P14" draw:layer="layout" svg:width="1.353cm" svg:height="0.763cm" svg:x="8.701cm" svg:y="6.838cm">
          <draw:text-box>
            <text:p><text:span text:style-name="T6">H=1</text:span></text:p>
          </draw:text-box>
        </draw:frame>
        <draw:custom-shape draw:style-name="gr7" draw:text-style-name="P32" draw:layer="layout" svg:width="1.4cm" svg:height="1.4cm" svg:x="20.702cm" svg:y="6.5cm">
          <text:p text:style-name="P31"><text:span text:style-name="T14">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7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4:00:41.893227904</meta:creation-date>
    <dc:date>2021-10-29T17:34:59.879492077</dc:date>
    <meta:editing-duration>PT1H7M39S</meta:editing-duration>
    <meta:editing-cycles>11</meta:editing-cycles>
    <meta:generator>LibreOffice/6.4.7.2$Linux_X86_64 LibreOffice_project/40$Build-2</meta:generator>
    <meta:document-statistic meta:object-count="3101"/>
  </office:meta>
</office:document-meta>
</file>